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elle5" style:family="table">
      <style:table-properties style:width="17cm" table:align="margins"/>
    </style:style>
    <style:style style:name="Tabelle5.A" style:family="table-column">
      <style:table-column-properties style:column-width="5.666cm" style:rel-column-width="21840*"/>
    </style:style>
    <style:style style:name="Tabelle5.B" style:family="table-column">
      <style:table-column-properties style:column-width="3.932cm" style:rel-column-width="15156*"/>
    </style:style>
    <style:style style:name="Tabelle5.C" style:family="table-column">
      <style:table-column-properties style:column-width="7.403cm" style:rel-column-width="28539*"/>
    </style:style>
    <style:style style:name="Tabelle5.A1" style:family="table-cell">
      <style:table-cell-properties fo:padding="0.097cm" fo:border-left="0.5pt solid #000000" fo:border-right="none" fo:border-top="0.5pt solid #000000" fo:border-bottom="0.5pt solid #000000"/>
    </style:style>
    <style:style style:name="Tabelle5.C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0.5pt solid #000000" fo:border-top="none" fo:border-bottom="0.5pt solid #000000"/>
    </style:style>
    <style:style style:name="Tabelle1" style:family="table">
      <style:table-properties style:width="17cm" table:align="margins"/>
    </style:style>
    <style:style style:name="Tabelle1.A" style:family="table-column">
      <style:table-column-properties style:column-width="4.498cm" style:rel-column-width="17339*"/>
    </style:style>
    <style:style style:name="Tabelle1.B" style:family="table-column">
      <style:table-column-properties style:column-width="4.209cm" style:rel-column-width="16223*"/>
    </style:style>
    <style:style style:name="Tabelle1.C" style:family="table-column">
      <style:table-column-properties style:column-width="8.294cm" style:rel-column-width="31973*"/>
    </style:style>
    <style:style style:name="Tabelle1.A1" style:family="table-cell">
      <style:table-cell-properties fo:padding="0.097cm" fo:border-left="0.5pt solid #000000" fo:border-right="none" fo:border-top="0.5pt solid #000000" fo:border-bottom="none"/>
    </style:style>
    <style:style style:name="Tabelle1.C1" style:family="table-cell">
      <style:table-cell-properties fo:padding="0.097cm" fo:border-left="0.5pt solid #000000" fo:border-right="0.5pt solid #000000" fo:border-top="0.5pt solid #000000" fo:border-bottom="none"/>
    </style:style>
    <style:style style:name="Tabelle1.A2" style:family="table-cell">
      <style:table-cell-properties fo:padding="0.097cm" fo:border-left="0.5pt solid #000000" fo:border-right="none" fo:border-top="none" fo:border-bottom="none"/>
    </style:style>
    <style:style style:name="Tabelle1.C2" style:family="table-cell">
      <style:table-cell-properties fo:padding="0.097cm" fo:border-left="0.5pt solid #000000" fo:border-right="0.5pt solid #000000" fo:border-top="none" fo:border-bottom="none"/>
    </style:style>
    <style:style style:name="Tabelle1.A6" style:family="table-cell">
      <style:table-cell-properties fo:padding="0.097cm" fo:border-left="0.5pt solid #000000" fo:border-right="none" fo:border-top="none" fo:border-bottom="0.5pt solid #000000"/>
    </style:style>
    <style:style style:name="Tabelle1.C6" style:family="table-cell">
      <style:table-cell-properties fo:padding="0.097cm" fo:border-left="0.5pt solid #000000" fo:border-right="0.5pt solid #000000" fo:border-top="none" fo:border-bottom="0.5pt solid #000000"/>
    </style:style>
    <style:style style:name="Tabelle2" style:family="table">
      <style:table-properties style:width="20.156cm" fo:margin-left="-1.543cm" table:align="left"/>
    </style:style>
    <style:style style:name="Tabelle2.A" style:family="table-column">
      <style:table-column-properties style:column-width="3.247cm"/>
    </style:style>
    <style:style style:name="Tabelle2.B" style:family="table-column">
      <style:table-column-properties style:column-width="1.997cm"/>
    </style:style>
    <style:style style:name="Tabelle2.C" style:family="table-column">
      <style:table-column-properties style:column-width="3.415cm"/>
    </style:style>
    <style:style style:name="Tabelle2.D" style:family="table-column">
      <style:table-column-properties style:column-width="1.492cm"/>
    </style:style>
    <style:style style:name="Tabelle2.E" style:family="table-column">
      <style:table-column-properties style:column-width="1.49cm"/>
    </style:style>
    <style:style style:name="Tabelle2.F" style:family="table-column">
      <style:table-column-properties style:column-width="0.914cm"/>
    </style:style>
    <style:style style:name="Tabelle2.G" style:family="table-column">
      <style:table-column-properties style:column-width="3.487cm"/>
    </style:style>
    <style:style style:name="Tabelle2.H" style:family="table-column">
      <style:table-column-properties style:column-width="4.113cm"/>
    </style:style>
    <style:style style:name="Tabelle2.A1" style:family="table-cell">
      <style:table-cell-properties style:vertical-align="middle" fo:padding="0.049cm" fo:border="none"/>
    </style:style>
    <style:style style:name="Tabelle3" style:family="table">
      <style:table-properties style:width="17.378cm" table:align="left"/>
    </style:style>
    <style:style style:name="Tabelle3.A" style:family="table-column">
      <style:table-column-properties style:column-width="6.939cm"/>
    </style:style>
    <style:style style:name="Tabelle3.B" style:family="table-column">
      <style:table-column-properties style:column-width="6.449cm"/>
    </style:style>
    <style:style style:name="Tabelle3.C" style:family="table-column">
      <style:table-column-properties style:column-width="3.99cm"/>
    </style:style>
    <style:style style:name="Tabelle3.A1" style:family="table-cell">
      <style:table-cell-properties style:vertical-align="middle" fo:padding="0.049cm" fo:border="none"/>
    </style:style>
    <style:style style:name="P1" style:family="paragraph" style:parent-style-name="Title" style:master-page-name="MP0">
      <style:paragraph-properties style:page-number="auto" fo:break-before="page"/>
    </style:style>
    <style:style style:name="P2" style:family="paragraph" style:parent-style-name="Text_20_body">
      <style:text-properties officeooo:rsid="00414a3a"/>
    </style:style>
    <style:style style:name="P3" style:family="paragraph" style:parent-style-name="Text_20_body" style:list-style-name="L1">
      <style:paragraph-properties fo:margin-top="0cm" fo:margin-bottom="0cm" style:contextual-spacing="false"/>
      <style:text-properties officeooo:paragraph-rsid="004d11d8"/>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text-properties officeooo:paragraph-rsid="0051e083"/>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text-properties officeooo:paragraph-rsid="004d11d8"/>
    </style:style>
    <style:style style:name="P8" style:family="paragraph" style:parent-style-name="Text_20_body" style:list-style-name="L2">
      <style:paragraph-properties fo:margin-top="0cm" fo:margin-bottom="0cm" style:contextual-spacing="false"/>
      <style:text-properties officeooo:paragraph-rsid="0051e083"/>
    </style:style>
    <style:style style:name="P9" style:family="paragraph" style:parent-style-name="Text_20_body" style:list-style-name="L2"/>
    <style:style style:name="P10" style:family="paragraph" style:parent-style-name="Heading_20_3" style:list-style-name=""/>
    <style:style style:name="P11" style:family="paragraph" style:parent-style-name="Text_20_body">
      <style:text-properties officeooo:paragraph-rsid="0044c781"/>
    </style:style>
    <style:style style:name="P12" style:family="paragraph" style:parent-style-name="Text_20_body" style:list-style-name="L2">
      <style:paragraph-properties fo:margin-top="0cm" fo:margin-bottom="0cm" style:contextual-spacing="false"/>
      <style:text-properties officeooo:paragraph-rsid="0044c781"/>
    </style:style>
    <style:style style:name="P13" style:family="paragraph" style:parent-style-name="Text_20_body" style:list-style-name="L2">
      <style:text-properties officeooo:paragraph-rsid="0044c781"/>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4"/>
    <style:style style:name="P18" style:family="paragraph" style:parent-style-name="Horizontal_20_Line">
      <style:text-properties officeooo:rsid="00414a3a"/>
    </style:style>
    <style:style style:name="P19" style:family="paragraph" style:parent-style-name="Heading_20_1">
      <style:paragraph-properties fo:break-before="page"/>
    </style:style>
    <style:style style:name="P20" style:family="paragraph" style:parent-style-name="Text_20_body">
      <style:text-properties officeooo:paragraph-rsid="0051e083"/>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5">
      <style:text-properties officeooo:paragraph-rsid="0051e083"/>
    </style:style>
    <style:style style:name="P23" style:family="paragraph" style:parent-style-name="Heading_20_2">
      <style:text-properties officeooo:paragraph-rsid="00411068"/>
    </style:style>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6">
      <style:paragraph-properties fo:margin-top="0cm" fo:margin-bottom="0cm" style:contextual-spacing="false"/>
      <style:text-properties officeooo:paragraph-rsid="004d11d8"/>
    </style:style>
    <style:style style:name="P26" style:family="paragraph" style:parent-style-name="Text_20_body" style:list-style-name="L6"/>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7">
      <style:text-properties officeooo:paragraph-rsid="004d11d8"/>
    </style:style>
    <style:style style:name="P29" style:family="paragraph" style:parent-style-name="Heading_20_2">
      <style:text-properties officeooo:paragraph-rsid="0051e083"/>
    </style:style>
    <style:style style:name="P30" style:family="paragraph" style:parent-style-name="Text_20_body" style:list-style-name="L8">
      <style:paragraph-properties fo:margin-top="0cm" fo:margin-bottom="0cm" style:contextual-spacing="false"/>
    </style:style>
    <style:style style:name="P31" style:family="paragraph" style:parent-style-name="Text_20_body" style:list-style-name="L8">
      <style:paragraph-properties fo:margin-top="0cm" fo:margin-bottom="0cm" style:contextual-spacing="false"/>
      <style:text-properties officeooo:paragraph-rsid="0051e083"/>
    </style:style>
    <style:style style:name="P32" style:family="paragraph" style:parent-style-name="Text_20_body" style:list-style-name="L8"/>
    <style:style style:name="P33" style:family="paragraph" style:parent-style-name="Heading_20_2">
      <style:paragraph-properties fo:text-align="justify" style:justify-single-word="false"/>
      <style:text-properties officeooo:paragraph-rsid="0051e083"/>
    </style:style>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9"/>
    <style:style style:name="P36" style:family="paragraph" style:parent-style-name="Text_20_body">
      <style:text-properties officeooo:rsid="00411068" officeooo:paragraph-rsid="0051e083"/>
    </style:style>
    <style:style style:name="P37" style:family="paragraph" style:parent-style-name="Heading_20_1">
      <style:paragraph-properties fo:break-before="page"/>
      <style:text-properties officeooo:paragraph-rsid="0053d069"/>
    </style:style>
    <style:style style:name="P38" style:family="paragraph" style:parent-style-name="Text_20_body">
      <style:text-properties officeooo:paragraph-rsid="0053d069"/>
    </style:style>
    <style:style style:name="P39" style:family="paragraph" style:parent-style-name="Heading_20_2">
      <style:text-properties officeooo:paragraph-rsid="0053d069"/>
    </style:style>
    <style:style style:name="P40" style:family="paragraph" style:parent-style-name="Heading_20_3">
      <style:text-properties officeooo:paragraph-rsid="0053d069"/>
    </style:style>
    <style:style style:name="P41" style:family="paragraph" style:parent-style-name="Text_20_body" style:list-style-name="L10">
      <style:text-properties officeooo:paragraph-rsid="004f964f"/>
    </style:style>
    <style:style style:name="P42" style:family="paragraph" style:parent-style-name="Heading_20_4">
      <style:text-properties officeooo:paragraph-rsid="004f964f"/>
    </style:style>
    <style:style style:name="P43" style:family="paragraph" style:parent-style-name="Heading_20_3">
      <style:text-properties officeooo:paragraph-rsid="004e2525"/>
    </style:style>
    <style:style style:name="P44" style:family="paragraph" style:parent-style-name="Text_20_body" style:list-style-name="L11">
      <style:paragraph-properties fo:margin-top="0cm" fo:margin-bottom="0cm" style:contextual-spacing="false"/>
      <style:text-properties officeooo:paragraph-rsid="0053d069"/>
    </style:style>
    <style:style style:name="P45" style:family="paragraph" style:parent-style-name="Text_20_body" style:list-style-name="L12">
      <style:paragraph-properties fo:margin-top="0cm" fo:margin-bottom="0cm" style:contextual-spacing="false"/>
      <style:text-properties officeooo:paragraph-rsid="0053d069"/>
    </style:style>
    <style:style style:name="P46" style:family="paragraph" style:parent-style-name="Heading_20_2">
      <style:paragraph-properties fo:break-before="page"/>
      <style:text-properties officeooo:rsid="004f964f" officeooo:paragraph-rsid="004f964f"/>
    </style:style>
    <style:style style:name="P47" style:family="paragraph" style:parent-style-name="Text_20_body" style:list-style-name="L13">
      <style:paragraph-properties fo:margin-top="0cm" fo:margin-bottom="0cm" style:contextual-spacing="false"/>
    </style:style>
    <style:style style:name="P48" style:family="paragraph" style:parent-style-name="Text_20_body" style:list-style-name="L13">
      <style:paragraph-properties fo:margin-top="0cm" fo:margin-bottom="0cm" style:contextual-spacing="false"/>
      <style:text-properties officeooo:paragraph-rsid="004f964f"/>
    </style:style>
    <style:style style:name="P49" style:family="paragraph" style:parent-style-name="Text_20_body" style:list-style-name="L13"/>
    <style:style style:name="P50" style:family="paragraph" style:parent-style-name="Text_20_body" style:list-style-name="L14">
      <style:paragraph-properties fo:margin-top="0cm" fo:margin-bottom="0cm" style:contextual-spacing="false"/>
    </style:style>
    <style:style style:name="P51" style:family="paragraph" style:parent-style-name="Text_20_body" style:list-style-name="L14">
      <style:paragraph-properties fo:margin-top="0cm" fo:margin-bottom="0cm" style:contextual-spacing="false"/>
      <style:text-properties officeooo:paragraph-rsid="004f964f"/>
    </style:style>
    <style:style style:name="P52" style:family="paragraph" style:parent-style-name="Text_20_body" style:list-style-name="L14"/>
    <style:style style:name="P53" style:family="paragraph" style:parent-style-name="Text_20_body" style:list-style-name="L15">
      <style:paragraph-properties fo:margin-top="0cm" fo:margin-bottom="0cm" style:contextual-spacing="false"/>
    </style:style>
    <style:style style:name="P54" style:family="paragraph" style:parent-style-name="Text_20_body" style:list-style-name="L15">
      <style:paragraph-properties fo:margin-top="0cm" fo:margin-bottom="0cm" style:contextual-spacing="false"/>
      <style:text-properties officeooo:paragraph-rsid="004f964f"/>
    </style:style>
    <style:style style:name="P55" style:family="paragraph" style:parent-style-name="Text_20_body" style:list-style-name="L15"/>
    <style:style style:name="P56" style:family="paragraph" style:parent-style-name="Text_20_body" style:list-style-name="L16">
      <style:paragraph-properties fo:margin-top="0cm" fo:margin-bottom="0cm" style:contextual-spacing="false"/>
    </style:style>
    <style:style style:name="P57" style:family="paragraph" style:parent-style-name="Text_20_body" style:list-style-name="L16">
      <style:paragraph-properties fo:margin-top="0cm" fo:margin-bottom="0cm" style:contextual-spacing="false"/>
      <style:text-properties officeooo:paragraph-rsid="004f964f"/>
    </style:style>
    <style:style style:name="P58" style:family="paragraph" style:parent-style-name="Text_20_body" style:list-style-name="L16"/>
    <style:style style:name="P59" style:family="paragraph" style:parent-style-name="Text_20_body" style:list-style-name="L17">
      <style:paragraph-properties fo:margin-top="0cm" fo:margin-bottom="0cm" style:contextual-spacing="false"/>
    </style:style>
    <style:style style:name="P60" style:family="paragraph" style:parent-style-name="Text_20_body" style:list-style-name="L17">
      <style:paragraph-properties fo:margin-top="0cm" fo:margin-bottom="0cm" style:contextual-spacing="false"/>
      <style:text-properties officeooo:paragraph-rsid="004f964f"/>
    </style:style>
    <style:style style:name="P61" style:family="paragraph" style:parent-style-name="Text_20_body" style:list-style-name="L17"/>
    <style:style style:name="P62" style:family="paragraph" style:parent-style-name="Text_20_body" style:list-style-name="L18">
      <style:paragraph-properties fo:margin-top="0cm" fo:margin-bottom="0cm" style:contextual-spacing="false"/>
    </style:style>
    <style:style style:name="P63" style:family="paragraph" style:parent-style-name="Text_20_body" style:list-style-name="L18">
      <style:paragraph-properties fo:margin-top="0cm" fo:margin-bottom="0cm" style:contextual-spacing="false"/>
      <style:text-properties officeooo:paragraph-rsid="004f964f"/>
    </style:style>
    <style:style style:name="P64" style:family="paragraph" style:parent-style-name="Text_20_body" style:list-style-name="L18">
      <style:text-properties officeooo:paragraph-rsid="004d11d8"/>
    </style:style>
    <style:style style:name="P65" style:family="paragraph" style:parent-style-name="Text_20_body" style:list-style-name="L19">
      <style:paragraph-properties fo:margin-top="0cm" fo:margin-bottom="0cm" style:contextual-spacing="false"/>
    </style:style>
    <style:style style:name="P66" style:family="paragraph" style:parent-style-name="Text_20_body" style:list-style-name="L19">
      <style:paragraph-properties fo:margin-top="0cm" fo:margin-bottom="0cm" style:contextual-spacing="false"/>
      <style:text-properties officeooo:paragraph-rsid="004f964f"/>
    </style:style>
    <style:style style:name="P67" style:family="paragraph" style:parent-style-name="Text_20_body" style:list-style-name="L19"/>
    <style:style style:name="P68" style:family="paragraph" style:parent-style-name="Text_20_body" style:list-style-name="L20">
      <style:paragraph-properties fo:margin-top="0cm" fo:margin-bottom="0cm" style:contextual-spacing="false"/>
    </style:style>
    <style:style style:name="P69" style:family="paragraph" style:parent-style-name="Text_20_body" style:list-style-name="L20">
      <style:paragraph-properties fo:margin-top="0cm" fo:margin-bottom="0cm" style:contextual-spacing="false"/>
      <style:text-properties officeooo:paragraph-rsid="004f964f"/>
    </style:style>
    <style:style style:name="P70" style:family="paragraph" style:parent-style-name="Text_20_body" style:list-style-name="L20">
      <style:text-properties officeooo:paragraph-rsid="001b3d47"/>
    </style:style>
    <style:style style:name="P71" style:family="paragraph" style:parent-style-name="Heading_20_4">
      <style:paragraph-properties fo:keep-with-next="always"/>
    </style:style>
    <style:style style:name="P72" style:family="paragraph" style:parent-style-name="Text_20_body" style:list-style-name="L21">
      <style:paragraph-properties fo:margin-top="0cm" fo:margin-bottom="0cm" style:contextual-spacing="false"/>
      <style:text-properties officeooo:paragraph-rsid="00248cc9"/>
    </style:style>
    <style:style style:name="P73" style:family="paragraph" style:parent-style-name="Text_20_body" style:list-style-name="L21">
      <style:paragraph-properties fo:margin-top="0cm" fo:margin-bottom="0cm" style:contextual-spacing="false"/>
      <style:text-properties officeooo:paragraph-rsid="004f964f"/>
    </style:style>
    <style:style style:name="P74" style:family="paragraph" style:parent-style-name="Heading_20_3">
      <style:text-properties officeooo:paragraph-rsid="001a992c"/>
    </style:style>
    <style:style style:name="P75" style:family="paragraph" style:parent-style-name="Text_20_body" style:list-style-name="L22">
      <style:paragraph-properties fo:margin-top="0cm" fo:margin-bottom="0cm" style:contextual-spacing="false"/>
      <style:text-properties officeooo:paragraph-rsid="001a992c"/>
    </style:style>
    <style:style style:name="P76" style:family="paragraph" style:parent-style-name="Text_20_body" style:list-style-name="L22">
      <style:paragraph-properties fo:margin-top="0cm" fo:margin-bottom="0cm" style:contextual-spacing="false"/>
      <style:text-properties officeooo:paragraph-rsid="004f964f"/>
    </style:style>
    <style:style style:name="P77" style:family="paragraph" style:parent-style-name="Text_20_body" style:list-style-name="L22">
      <style:text-properties officeooo:paragraph-rsid="001a992c"/>
    </style:style>
    <style:style style:name="P78" style:family="paragraph" style:parent-style-name="Text_20_body" style:list-style-name="L23">
      <style:paragraph-properties fo:margin-top="0cm" fo:margin-bottom="0cm" style:contextual-spacing="false"/>
      <style:text-properties officeooo:paragraph-rsid="001a992c"/>
    </style:style>
    <style:style style:name="P79" style:family="paragraph" style:parent-style-name="Text_20_body" style:list-style-name="L23">
      <style:paragraph-properties fo:margin-top="0cm" fo:margin-bottom="0cm" style:contextual-spacing="false"/>
      <style:text-properties officeooo:paragraph-rsid="004f964f"/>
    </style:style>
    <style:style style:name="P80" style:family="paragraph" style:parent-style-name="Text_20_body" style:list-style-name="L23">
      <style:text-properties officeooo:paragraph-rsid="001a992c"/>
    </style:style>
    <style:style style:name="P81" style:family="paragraph" style:parent-style-name="Heading_20_4">
      <style:paragraph-properties fo:keep-with-next="always"/>
      <style:text-properties style:font-name="Consolas" fo:font-size="14pt" style:font-size-asian="14pt" style:font-name-complex="Lucida Sans" style:font-size-complex="14pt"/>
    </style:style>
    <style:style style:name="P82" style:family="paragraph" style:parent-style-name="Text_20_body" style:list-style-name="L24">
      <style:paragraph-properties fo:margin-top="0cm" fo:margin-bottom="0cm" style:contextual-spacing="false"/>
      <style:text-properties officeooo:paragraph-rsid="001b3d47"/>
    </style:style>
    <style:style style:name="P83" style:family="paragraph" style:parent-style-name="Text_20_body" style:list-style-name="L24">
      <style:paragraph-properties fo:margin-top="0cm" fo:margin-bottom="0cm" style:contextual-spacing="false"/>
      <style:text-properties officeooo:paragraph-rsid="004f964f"/>
    </style:style>
    <style:style style:name="P84" style:family="paragraph" style:parent-style-name="Text_20_body">
      <style:text-properties officeooo:paragraph-rsid="001b3d47"/>
    </style:style>
    <style:style style:name="P85" style:family="paragraph" style:parent-style-name="Heading_20_2">
      <style:text-properties officeooo:paragraph-rsid="004f964f"/>
    </style:style>
    <style:style style:name="P86" style:family="paragraph" style:parent-style-name="Heading_20_3">
      <style:text-properties officeooo:paragraph-rsid="0026706b"/>
    </style:style>
    <style:style style:name="P87" style:family="paragraph" style:parent-style-name="Text_20_body" style:list-style-name="L25">
      <style:paragraph-properties fo:margin-top="0cm" fo:margin-bottom="0cm" style:contextual-spacing="false"/>
    </style:style>
    <style:style style:name="P88" style:family="paragraph" style:parent-style-name="Text_20_body" style:list-style-name="L25"/>
    <style:style style:name="P89" style:family="paragraph" style:parent-style-name="Text_20_body" style:list-style-name="L26">
      <style:paragraph-properties fo:margin-top="0cm" fo:margin-bottom="0cm" style:contextual-spacing="false"/>
    </style:style>
    <style:style style:name="P90" style:family="paragraph" style:parent-style-name="Text_20_body" style:list-style-name="L26"/>
    <style:style style:name="P91" style:family="paragraph" style:parent-style-name="Text_20_body" style:list-style-name="L27">
      <style:paragraph-properties fo:margin-top="0cm" fo:margin-bottom="0cm" style:contextual-spacing="false"/>
    </style:style>
    <style:style style:name="P92" style:family="paragraph" style:parent-style-name="Text_20_body" style:list-style-name="L27"/>
    <style:style style:name="P93" style:family="paragraph" style:parent-style-name="Text_20_body" style:list-style-name="L28">
      <style:paragraph-properties fo:margin-top="0cm" fo:margin-bottom="0cm" style:contextual-spacing="false"/>
    </style:style>
    <style:style style:name="P94" style:family="paragraph" style:parent-style-name="Text_20_body" style:list-style-name="L28"/>
    <style:style style:name="P95" style:family="paragraph" style:parent-style-name="Text_20_body" style:list-style-name="L29">
      <style:paragraph-properties fo:margin-top="0cm" fo:margin-bottom="0cm" style:contextual-spacing="false"/>
    </style:style>
    <style:style style:name="P96" style:family="paragraph" style:parent-style-name="Text_20_body" style:list-style-name="L29"/>
    <style:style style:name="P97" style:family="paragraph" style:parent-style-name="Heading_20_1" style:list-style-name="">
      <style:paragraph-properties fo:hyphenation-ladder-count="no-limit" fo:hyphenation-keep="auto" loext:hyphenation-keep-type="column" fo:break-before="page"/>
      <style:text-properties officeooo:paragraph-rsid="0029d89f" fo:hyphenate="false" loext:hyphenation-no-caps="false" loext:hyphenation-no-last-word="false" loext:hyphenation-word-char-count="no-limit" loext:hyphenation-zone="no-limit"/>
    </style:style>
    <style:style style:name="P98" style:family="paragraph" style:parent-style-name="Text_20_body" style:list-style-name="L30">
      <style:text-properties officeooo:paragraph-rsid="004d11d8"/>
    </style:style>
    <style:style style:name="P99" style:family="paragraph" style:parent-style-name="Text_20_body" style:list-style-name="L30"/>
    <style:style style:name="P100" style:family="paragraph" style:parent-style-name="Text_20_body" style:list-style-name="L30">
      <style:paragraph-properties fo:margin-top="0cm" fo:margin-bottom="0cm" style:contextual-spacing="false"/>
    </style:style>
    <style:style style:name="P101" style:family="paragraph" style:parent-style-name="Text_20_body" style:list-style-name="L31">
      <style:paragraph-properties fo:margin-top="0cm" fo:margin-bottom="0cm" style:contextual-spacing="false"/>
      <style:text-properties officeooo:paragraph-rsid="004d11d8"/>
    </style:style>
    <style:style style:name="P102" style:family="paragraph" style:parent-style-name="Text_20_body" style:list-style-name="L32">
      <style:paragraph-properties fo:margin-top="0cm" fo:margin-bottom="0cm" style:contextual-spacing="false"/>
      <style:text-properties officeooo:paragraph-rsid="004d11d8"/>
    </style:style>
    <style:style style:name="P103" style:family="paragraph" style:parent-style-name="Heading_20_3">
      <style:paragraph-properties fo:margin-top="0.212cm" fo:margin-bottom="0.499cm" style:contextual-spacing="false"/>
    </style:style>
    <style:style style:name="P104" style:family="paragraph" style:parent-style-name="Text_20_body" style:list-style-name="L33">
      <style:paragraph-properties fo:margin-top="0cm" fo:margin-bottom="0cm" style:contextual-spacing="false"/>
    </style:style>
    <style:style style:name="P105" style:family="paragraph" style:parent-style-name="Text_20_body" style:list-style-name="L33">
      <style:text-properties officeooo:paragraph-rsid="0053d069"/>
    </style:style>
    <style:style style:name="P106" style:family="paragraph" style:parent-style-name="Text_20_body" style:list-style-name="L34">
      <style:paragraph-properties fo:margin-top="0cm" fo:margin-bottom="0cm" style:contextual-spacing="false"/>
    </style:style>
    <style:style style:name="P107" style:family="paragraph" style:parent-style-name="Text_20_body" style:list-style-name="L34"/>
    <style:style style:name="P108" style:family="paragraph" style:parent-style-name="Heading_20_3">
      <style:paragraph-properties fo:margin-top="0.212cm" fo:margin-bottom="0.499cm" style:contextual-spacing="false"/>
      <style:text-properties officeooo:paragraph-rsid="0053d069"/>
    </style:style>
    <style:style style:name="P109" style:family="paragraph" style:parent-style-name="Text_20_body" style:list-style-name="L35">
      <style:paragraph-properties fo:margin-top="0cm" fo:margin-bottom="0cm" style:contextual-spacing="false"/>
      <style:text-properties officeooo:paragraph-rsid="0053d069"/>
    </style:style>
    <style:style style:name="P110" style:family="paragraph" style:parent-style-name="Text_20_body" style:list-style-name="L35">
      <style:text-properties officeooo:paragraph-rsid="0053d069"/>
    </style:style>
    <style:style style:name="P111" style:family="paragraph" style:parent-style-name="Text_20_body" style:list-style-name="L36">
      <style:paragraph-properties fo:margin-top="0cm" fo:margin-bottom="0cm" style:contextual-spacing="false"/>
      <style:text-properties officeooo:paragraph-rsid="0053d069"/>
    </style:style>
    <style:style style:name="P112" style:family="paragraph" style:parent-style-name="Text_20_body" style:list-style-name="L37">
      <style:paragraph-properties fo:margin-top="0cm" fo:margin-bottom="0cm" style:contextual-spacing="false"/>
      <style:text-properties officeooo:paragraph-rsid="0053d069"/>
    </style:style>
    <style:style style:name="P113" style:family="paragraph" style:parent-style-name="Text_20_body" style:list-style-name="L37"/>
    <style:style style:name="P114" style:family="paragraph" style:parent-style-name="Heading_20_4">
      <style:text-properties officeooo:paragraph-rsid="0030d514"/>
    </style:style>
    <style:style style:name="P115" style:family="paragraph" style:parent-style-name="Text_20_body" style:list-style-name="L38">
      <style:paragraph-properties fo:margin-top="0cm" fo:margin-bottom="0cm" style:contextual-spacing="false"/>
    </style:style>
    <style:style style:name="P116" style:family="paragraph" style:parent-style-name="Text_20_body" style:list-style-name="L39">
      <style:paragraph-properties fo:margin-top="0cm" fo:margin-bottom="0cm" style:contextual-spacing="false"/>
    </style:style>
    <style:style style:name="P117" style:family="paragraph" style:parent-style-name="Text_20_body" style:list-style-name="L39">
      <style:paragraph-properties fo:margin-top="0cm" fo:margin-bottom="0cm" style:contextual-spacing="false"/>
      <style:text-properties officeooo:paragraph-rsid="004d11d8"/>
    </style:style>
    <style:style style:name="P118" style:family="paragraph" style:parent-style-name="Text_20_body" style:list-style-name="L40">
      <style:paragraph-properties fo:margin-top="0cm" fo:margin-bottom="0cm" style:contextual-spacing="false"/>
    </style:style>
    <style:style style:name="P119" style:family="paragraph" style:parent-style-name="Text_20_body" style:list-style-name="L40">
      <style:paragraph-properties fo:margin-top="0cm" fo:margin-bottom="0cm" style:contextual-spacing="false"/>
      <style:text-properties officeooo:paragraph-rsid="0030d514"/>
    </style:style>
    <style:style style:name="P120" style:family="paragraph" style:parent-style-name="Text_20_body" style:list-style-name="L41">
      <style:paragraph-properties fo:margin-top="0cm" fo:margin-bottom="0cm" style:contextual-spacing="false"/>
    </style:style>
    <style:style style:name="P121" style:family="paragraph" style:parent-style-name="Text_20_body" style:list-style-name="L42">
      <style:paragraph-properties fo:margin-top="0cm" fo:margin-bottom="0cm" style:contextual-spacing="false"/>
    </style:style>
    <style:style style:name="P122" style:family="paragraph" style:parent-style-name="Text_20_body" style:list-style-name="L42"/>
    <style:style style:name="P123" style:family="paragraph" style:parent-style-name="Text_20_body" style:list-style-name="L43">
      <style:paragraph-properties fo:margin-top="0cm" fo:margin-bottom="0cm" style:contextual-spacing="false"/>
    </style:style>
    <style:style style:name="P124" style:family="paragraph" style:parent-style-name="Text_20_body" style:list-style-name="L44">
      <style:paragraph-properties fo:margin-top="0cm" fo:margin-bottom="0cm" style:contextual-spacing="false"/>
      <style:text-properties officeooo:paragraph-rsid="004d11d8"/>
    </style:style>
    <style:style style:name="P125" style:family="paragraph" style:parent-style-name="Text_20_body" style:list-style-name="L44"/>
    <style:style style:name="P126" style:family="paragraph" style:parent-style-name="Heading_20_2">
      <style:paragraph-properties fo:break-before="page"/>
    </style:style>
    <style:style style:name="P127" style:family="paragraph" style:parent-style-name="Text_20_body">
      <style:text-properties officeooo:paragraph-rsid="00337f6d"/>
    </style:style>
    <style:style style:name="P128" style:family="paragraph" style:parent-style-name="Table_20_Contents">
      <style:text-properties fo:font-weight="bold" officeooo:rsid="003205fc" officeooo:paragraph-rsid="003205fc" style:font-weight-asian="bold" style:font-weight-complex="bold"/>
    </style:style>
    <style:style style:name="P129" style:family="paragraph" style:parent-style-name="Table_20_Contents">
      <style:text-properties officeooo:rsid="003205fc" officeooo:paragraph-rsid="003205fc"/>
    </style:style>
    <style:style style:name="P130" style:family="paragraph" style:parent-style-name="Table_20_Contents">
      <style:text-properties fo:font-weight="normal" officeooo:rsid="003205fc" officeooo:paragraph-rsid="003205fc" style:font-weight-asian="normal" style:font-weight-complex="normal"/>
    </style:style>
    <style:style style:name="P131" style:family="paragraph" style:parent-style-name="Text_20_body">
      <style:paragraph-properties fo:margin-top="0.212cm" fo:margin-bottom="0.499cm" style:contextual-spacing="false"/>
      <style:text-properties officeooo:paragraph-rsid="003205fc"/>
    </style:style>
    <style:style style:name="P132" style:family="paragraph" style:parent-style-name="Text_20_body">
      <style:paragraph-properties fo:margin-top="0.212cm" fo:margin-bottom="0.499cm" style:contextual-spacing="false"/>
      <style:text-properties officeooo:paragraph-rsid="00337f6d"/>
    </style:style>
    <style:style style:name="P133" style:family="paragraph" style:parent-style-name="Text_20_body" style:list-style-name="L45">
      <style:paragraph-properties fo:margin-top="0cm" fo:margin-bottom="0cm" style:contextual-spacing="false"/>
    </style:style>
    <style:style style:name="P134" style:family="paragraph" style:parent-style-name="Text_20_body" style:list-style-name="L45"/>
    <style:style style:name="P135" style:family="paragraph" style:parent-style-name="Heading_20_1">
      <style:paragraph-properties fo:break-before="page"/>
      <style:text-properties officeooo:paragraph-rsid="0010063f"/>
    </style:style>
    <style:style style:name="P136" style:family="paragraph" style:parent-style-name="Text_20_body" style:list-style-name="L46"/>
    <style:style style:name="P137" style:family="paragraph" style:parent-style-name="Text_20_body" style:list-style-name="L46">
      <style:paragraph-properties fo:margin-top="0cm" fo:margin-bottom="0cm" style:contextual-spacing="false"/>
    </style:style>
    <style:style style:name="P138" style:family="paragraph" style:parent-style-name="Text_20_body" style:list-style-name="L46">
      <style:text-properties officeooo:paragraph-rsid="0037769f"/>
    </style:style>
    <style:style style:name="P139" style:family="paragraph" style:parent-style-name="Text_20_body" style:list-style-name="L46">
      <style:paragraph-properties fo:margin-top="0cm" fo:margin-bottom="0cm" style:contextual-spacing="false"/>
      <style:text-properties officeooo:paragraph-rsid="0037769f"/>
    </style:style>
    <style:style style:name="P140" style:family="paragraph" style:parent-style-name="Text_20_body" style:list-style-name="L47">
      <style:paragraph-properties fo:margin-top="0cm" fo:margin-bottom="0cm" style:contextual-spacing="false"/>
    </style:style>
    <style:style style:name="P141" style:family="paragraph" style:parent-style-name="Text_20_body" style:list-style-name="L47"/>
    <style:style style:name="P142" style:family="paragraph" style:parent-style-name="Text_20_body" style:list-style-name="L48">
      <style:paragraph-properties fo:margin-top="0cm" fo:margin-bottom="0cm" style:contextual-spacing="false"/>
    </style:style>
    <style:style style:name="P143" style:family="paragraph" style:parent-style-name="Text_20_body" style:list-style-name="L48"/>
    <style:style style:name="P144" style:family="paragraph" style:parent-style-name="Text_20_body" style:list-style-name="L49">
      <style:paragraph-properties fo:margin-top="0cm" fo:margin-bottom="0cm" style:contextual-spacing="false"/>
    </style:style>
    <style:style style:name="P145" style:family="paragraph" style:parent-style-name="Text_20_body" style:list-style-name="L49"/>
    <style:style style:name="P146" style:family="paragraph" style:parent-style-name="Text_20_body" style:list-style-name="L50">
      <style:paragraph-properties fo:margin-top="0cm" fo:margin-bottom="0cm" style:contextual-spacing="false"/>
    </style:style>
    <style:style style:name="P147" style:family="paragraph" style:parent-style-name="Text_20_body" style:list-style-name="L50">
      <style:text-properties officeooo:paragraph-rsid="0026706b"/>
    </style:style>
    <style:style style:name="P148" style:family="paragraph" style:parent-style-name="Text_20_body" style:list-style-name="L51">
      <style:paragraph-properties fo:margin-top="0cm" fo:margin-bottom="0cm" style:contextual-spacing="false"/>
    </style:style>
    <style:style style:name="P149" style:family="paragraph" style:parent-style-name="Text_20_body" style:list-style-name="L51">
      <style:text-properties officeooo:paragraph-rsid="0053d069"/>
    </style:style>
    <style:style style:name="P150" style:family="paragraph" style:parent-style-name="Text_20_body">
      <style:text-properties officeooo:rsid="0029d89f" officeooo:paragraph-rsid="0029d89f"/>
    </style:style>
    <style:style style:name="P151" style:family="paragraph" style:parent-style-name="Text_20_body" style:list-style-name="L52">
      <style:paragraph-properties fo:margin-top="0cm" fo:margin-bottom="0cm" style:contextual-spacing="false"/>
    </style:style>
    <style:style style:name="P152" style:family="paragraph" style:parent-style-name="Text_20_body" style:list-style-name="L52"/>
    <style:style style:name="P153" style:family="paragraph" style:parent-style-name="Text_20_body" style:list-style-name="L53">
      <style:text-properties officeooo:rsid="0029d89f" officeooo:paragraph-rsid="0029d89f"/>
    </style:style>
    <style:style style:name="P154" style:family="paragraph" style:parent-style-name="Text_20_body" style:list-style-name="L53">
      <style:text-properties fo:font-weight="bold" officeooo:rsid="0029d89f" officeooo:paragraph-rsid="0029d89f" style:font-weight-asian="bold" style:font-weight-complex="bold"/>
    </style:style>
    <style:style style:name="P155" style:family="paragraph" style:parent-style-name="Text_20_body" style:list-style-name="L54"/>
    <style:style style:name="P156" style:family="paragraph" style:parent-style-name="Text_20_body" style:list-style-name="L54">
      <style:paragraph-properties fo:margin-top="0cm" fo:margin-bottom="0cm" style:contextual-spacing="false"/>
    </style:style>
    <style:style style:name="P157" style:family="paragraph" style:parent-style-name="Text_20_body" style:list-style-name="L55">
      <style:paragraph-properties fo:margin-top="0cm" fo:margin-bottom="0cm" style:contextual-spacing="false"/>
      <style:text-properties officeooo:paragraph-rsid="000e5dff"/>
    </style:style>
    <style:style style:name="P158" style:family="paragraph" style:parent-style-name="Text_20_body" style:list-style-name="L56">
      <style:paragraph-properties fo:margin-top="0cm" fo:margin-bottom="0cm" style:contextual-spacing="false"/>
    </style:style>
    <style:style style:name="P159" style:family="paragraph" style:parent-style-name="Text_20_body" style:list-style-name="L56">
      <style:paragraph-properties fo:margin-top="0cm" fo:margin-bottom="0cm" style:contextual-spacing="false"/>
      <style:text-properties officeooo:paragraph-rsid="000fa6da"/>
    </style:style>
    <style:style style:name="P160" style:family="paragraph" style:parent-style-name="Text_20_body" style:list-style-name="L56">
      <style:paragraph-properties fo:margin-top="0cm" fo:margin-bottom="0cm" style:contextual-spacing="false"/>
      <style:text-properties officeooo:paragraph-rsid="000ccab6"/>
    </style:style>
    <style:style style:name="P161" style:family="paragraph" style:parent-style-name="Text_20_body" style:list-style-name="L57">
      <style:paragraph-properties fo:margin-top="0cm" fo:margin-bottom="0cm" style:contextual-spacing="false"/>
      <style:text-properties officeooo:paragraph-rsid="000ccab6"/>
    </style:style>
    <style:style style:name="P162" style:family="paragraph" style:parent-style-name="Text_20_body" style:list-style-name="L58">
      <style:paragraph-properties fo:margin-top="0cm" fo:margin-bottom="0cm" style:contextual-spacing="false"/>
    </style:style>
    <style:style style:name="P163" style:family="paragraph" style:parent-style-name="Text_20_body" style:list-style-name="L58"/>
    <style:style style:name="P164" style:family="paragraph" style:parent-style-name="Text_20_body" style:list-style-name="L59"/>
    <style:style style:name="P165" style:family="paragraph" style:parent-style-name="Text_20_body" style:list-style-name="L59">
      <style:paragraph-properties fo:margin-top="0cm" fo:margin-bottom="0cm" style:contextual-spacing="false"/>
    </style:style>
    <style:style style:name="P166" style:family="paragraph" style:parent-style-name="Text_20_body" style:list-style-name="L59">
      <style:text-properties officeooo:paragraph-rsid="001302f5"/>
    </style:style>
    <style:style style:name="P167" style:family="paragraph" style:parent-style-name="Text_20_body" style:list-style-name="L59">
      <style:paragraph-properties fo:margin-top="0cm" fo:margin-bottom="0cm" style:contextual-spacing="false"/>
      <style:text-properties officeooo:paragraph-rsid="001302f5"/>
    </style:style>
    <style:style style:name="P168" style:family="paragraph" style:parent-style-name="Text_20_body">
      <style:text-properties officeooo:paragraph-rsid="0014bb7f"/>
    </style:style>
    <style:style style:name="P169" style:family="paragraph" style:parent-style-name="Text_20_body">
      <style:text-properties officeooo:paragraph-rsid="0034540a"/>
    </style:style>
    <style:style style:name="P170" style:family="paragraph" style:parent-style-name="Horizontal_20_Line">
      <style:text-properties officeooo:paragraph-rsid="0034540a"/>
    </style:style>
    <style:style style:name="P171" style:family="paragraph" style:parent-style-name="Heading_20_2">
      <style:paragraph-properties fo:margin-top="0.247cm" fo:margin-bottom="0.499cm" style:contextual-spacing="false"/>
      <style:text-properties officeooo:paragraph-rsid="0034540a"/>
    </style:style>
    <style:style style:name="P172" style:family="paragraph" style:parent-style-name="Text_20_body" style:list-style-name="L60">
      <style:paragraph-properties fo:margin-top="0cm" fo:margin-bottom="0cm" style:contextual-spacing="false"/>
      <style:text-properties officeooo:paragraph-rsid="0034540a"/>
    </style:style>
    <style:style style:name="P173" style:family="paragraph" style:parent-style-name="Text_20_body" style:list-style-name="L60">
      <style:text-properties officeooo:paragraph-rsid="0034540a"/>
    </style:style>
    <style:style style:name="P174" style:family="paragraph" style:parent-style-name="Text_20_body" style:list-style-name="L61">
      <style:paragraph-properties fo:margin-top="0cm" fo:margin-bottom="0cm" style:contextual-spacing="false"/>
      <style:text-properties officeooo:paragraph-rsid="0034540a"/>
    </style:style>
    <style:style style:name="P175" style:family="paragraph" style:parent-style-name="Text_20_body" style:list-style-name="L61">
      <style:text-properties officeooo:paragraph-rsid="0034540a"/>
    </style:style>
    <style:style style:name="P176" style:family="paragraph" style:parent-style-name="Text_20_body" style:list-style-name="L62">
      <style:paragraph-properties fo:margin-top="0cm" fo:margin-bottom="0cm" style:contextual-spacing="false"/>
      <style:text-properties officeooo:paragraph-rsid="0034540a"/>
    </style:style>
    <style:style style:name="P177" style:family="paragraph" style:parent-style-name="Text_20_body" style:list-style-name="L62">
      <style:text-properties officeooo:paragraph-rsid="0034540a"/>
    </style:style>
    <style:style style:name="P178" style:family="paragraph" style:parent-style-name="Text_20_body" style:list-style-name="L63">
      <style:paragraph-properties fo:margin-top="0cm" fo:margin-bottom="0cm" style:contextual-spacing="false"/>
      <style:text-properties officeooo:paragraph-rsid="0034540a"/>
    </style:style>
    <style:style style:name="P179" style:family="paragraph" style:parent-style-name="Text_20_body" style:list-style-name="L63">
      <style:text-properties officeooo:paragraph-rsid="0034540a"/>
    </style:style>
    <style:style style:name="P180" style:family="paragraph" style:parent-style-name="Text_20_body" style:list-style-name="L64">
      <style:paragraph-properties fo:margin-top="0cm" fo:margin-bottom="0cm" style:contextual-spacing="false"/>
      <style:text-properties officeooo:paragraph-rsid="0034540a"/>
    </style:style>
    <style:style style:name="P181" style:family="paragraph" style:parent-style-name="Text_20_body" style:list-style-name="L64">
      <style:text-properties officeooo:paragraph-rsid="0034540a"/>
    </style:style>
    <style:style style:name="P182" style:family="paragraph" style:parent-style-name="Text_20_body" style:list-style-name="L65">
      <style:paragraph-properties fo:margin-top="0cm" fo:margin-bottom="0cm" style:contextual-spacing="false"/>
      <style:text-properties officeooo:paragraph-rsid="0034540a"/>
    </style:style>
    <style:style style:name="P183" style:family="paragraph" style:parent-style-name="Text_20_body" style:list-style-name="L65">
      <style:text-properties officeooo:paragraph-rsid="0034540a"/>
    </style:style>
    <style:style style:name="P184" style:family="paragraph" style:parent-style-name="Heading_20_3" style:list-style-name="">
      <style:text-properties officeooo:paragraph-rsid="0034540a"/>
    </style:style>
    <style:style style:name="P185" style:family="paragraph" style:parent-style-name="Table_20_Heading">
      <style:text-properties officeooo:paragraph-rsid="0034540a"/>
    </style:style>
    <style:style style:name="P186" style:family="paragraph" style:parent-style-name="Table_20_Heading">
      <style:paragraph-properties fo:text-align="center" style:justify-single-word="false"/>
    </style:style>
    <style:style style:name="P187" style:family="paragraph" style:parent-style-name="Table_20_Contents">
      <style:paragraph-properties fo:text-align="center" style:justify-single-word="false"/>
    </style:style>
    <style:style style:name="P188" style:family="paragraph" style:parent-style-name="Table_20_Contents">
      <style:text-properties officeooo:paragraph-rsid="0034540a"/>
    </style:style>
    <style:style style:name="P189" style:family="paragraph" style:parent-style-name="Heading_20_1" style:list-style-name="">
      <style:paragraph-properties fo:hyphenation-ladder-count="no-limit" fo:hyphenation-keep="auto" loext:hyphenation-keep-type="column" fo:break-before="page"/>
      <style:text-properties officeooo:rsid="003c4137" officeooo:paragraph-rsid="0051e083" fo:hyphenate="false" loext:hyphenation-no-caps="false" loext:hyphenation-no-last-word="false" loext:hyphenation-word-char-count="no-limit" loext:hyphenation-zone="no-limit"/>
    </style:style>
    <style:style style:name="P190" style:family="paragraph" style:parent-style-name="Table_20_Heading">
      <style:text-properties officeooo:paragraph-rsid="0051e083"/>
    </style:style>
    <style:style style:name="P191" style:family="paragraph" style:parent-style-name="Table_20_Contents">
      <style:paragraph-properties fo:hyphenation-ladder-count="no-limit" fo:hyphenation-keep="auto" loext:hyphenation-keep-type="column"/>
      <style:text-properties style:font-name="Consolas" officeooo:rsid="00411068" officeooo:paragraph-rsid="00411068" style:font-name-asian="Consolas" style:font-name-complex="Consolas" fo:hyphenate="false" loext:hyphenation-no-caps="false" loext:hyphenation-no-last-word="false" loext:hyphenation-word-char-count="no-limit" loext:hyphenation-zone="no-limit"/>
    </style:style>
    <style:style style:name="P192" style:family="paragraph" style:parent-style-name="Table_20_Contents">
      <style:text-properties officeooo:paragraph-rsid="003c4137"/>
    </style:style>
    <style:style style:name="P193" style:family="paragraph" style:parent-style-name="Table_20_Contents">
      <style:text-properties fo:font-weight="bold" officeooo:rsid="00411068" officeooo:paragraph-rsid="00411068" style:font-weight-asian="bold" style:font-weight-complex="bold"/>
    </style:style>
    <style:style style:name="P194" style:family="paragraph" style:parent-style-name="Heading_20_4" style:list-style-name="">
      <style:text-properties officeooo:rsid="0027e95c" officeooo:paragraph-rsid="0027e95c"/>
    </style:style>
    <style:style style:name="P195" style:family="paragraph" style:parent-style-name="Text_20_body">
      <style:paragraph-properties fo:text-align="justify" style:justify-single-word="false"/>
      <style:text-properties officeooo:rsid="000b8ac7" officeooo:paragraph-rsid="004d11d8"/>
    </style:style>
    <style:style style:name="P196" style:family="paragraph" style:parent-style-name="Text_20_body">
      <style:text-properties officeooo:rsid="0027e95c" officeooo:paragraph-rsid="0027e95c"/>
    </style:style>
    <style:style style:name="P197" style:family="paragraph" style:parent-style-name="Text_20_body">
      <style:text-properties officeooo:rsid="005784e2" officeooo:paragraph-rsid="005784e2"/>
    </style:style>
    <style:style style:name="P198" style:family="paragraph" style:parent-style-name="Heading_20_3">
      <style:text-properties officeooo:rsid="003834c6" officeooo:paragraph-rsid="0051e083"/>
    </style:style>
    <style:style style:name="P199" style:family="paragraph" style:parent-style-name="Text_20_body" style:list-style-name="L66">
      <style:paragraph-properties fo:margin-top="0cm" fo:margin-bottom="0cm" style:contextual-spacing="false"/>
      <style:text-properties officeooo:paragraph-rsid="0051e083"/>
    </style:style>
    <style:style style:name="P200" style:family="paragraph" style:parent-style-name="Text_20_body" style:list-style-name="L66">
      <style:paragraph-properties fo:margin-top="0cm" fo:margin-bottom="0cm" style:contextual-spacing="false"/>
    </style:style>
    <style:style style:name="P201" style:family="paragraph" style:parent-style-name="Text_20_body" style:list-style-name="L66"/>
    <style:style style:name="P202" style:family="paragraph" style:parent-style-name="Text_20_body">
      <style:text-properties officeooo:rsid="003834c6" officeooo:paragraph-rsid="003834c6"/>
    </style:style>
    <style:style style:name="P203" style:family="paragraph" style:parent-style-name="Heading_20_3">
      <style:text-properties officeooo:rsid="003834c6" officeooo:paragraph-rsid="0053d069"/>
    </style:style>
    <style:style style:name="P204" style:family="paragraph" style:parent-style-name="Text_20_body" style:list-style-name="L67">
      <style:text-properties fo:font-weight="bold" officeooo:rsid="005159bb" officeooo:paragraph-rsid="0053d069" style:font-weight-asian="bold" style:font-weight-complex="bold"/>
    </style:style>
    <style:style style:name="P205" style:family="paragraph" style:parent-style-name="Text_20_body" style:list-style-name="L67">
      <style:text-properties fo:font-weight="bold" officeooo:rsid="005159bb" officeooo:paragraph-rsid="0054754b" style:font-weight-asian="bold" style:font-weight-complex="bold"/>
    </style:style>
    <style:style style:name="P206" style:family="paragraph" style:parent-style-name="Text_20_body" style:list-style-name="L67">
      <style:paragraph-properties fo:margin-top="0cm" fo:margin-bottom="0cm" style:contextual-spacing="false"/>
      <style:text-properties officeooo:paragraph-rsid="0054754b"/>
    </style:style>
    <style:style style:name="P207" style:family="paragraph" style:parent-style-name="Text_20_body" style:list-style-name="L68">
      <style:paragraph-properties fo:margin-top="0cm" fo:margin-bottom="0cm" style:contextual-spacing="false"/>
    </style:style>
    <style:style style:name="P208" style:family="paragraph" style:parent-style-name="Text_20_body" style:list-style-name="L68">
      <style:text-properties officeooo:paragraph-rsid="0054754b"/>
    </style:style>
    <style:style style:name="P209" style:family="paragraph" style:parent-style-name="Text_20_body">
      <style:text-properties officeooo:rsid="000b8ac7" officeooo:paragraph-rsid="003834c6"/>
    </style:style>
    <style:style style:name="T1" style:family="text">
      <style:text-properties officeooo:rsid="004d11d8"/>
    </style:style>
    <style:style style:name="T2" style:family="text">
      <style:text-properties fo:font-weight="normal" style:font-weight-asian="normal" style:font-weight-complex="normal"/>
    </style:style>
    <style:style style:name="T3" style:family="text">
      <style:text-properties fo:font-weight="normal" officeooo:rsid="0051e083" style:font-weight-asian="normal" style:font-weight-complex="normal"/>
    </style:style>
    <style:style style:name="T4" style:family="text">
      <style:text-properties officeooo:rsid="0044c781"/>
    </style:style>
    <style:style style:name="T5" style:family="text">
      <style:text-properties fo:font-weight="bold" officeooo:rsid="0051e083" style:font-weight-asian="bold" style:font-weight-complex="bold"/>
    </style:style>
    <style:style style:name="T6" style:family="text">
      <style:text-properties fo:font-weight="normal" officeooo:rsid="0044c781" style:font-weight-asian="normal" style:font-weight-complex="normal"/>
    </style:style>
    <style:style style:name="T7" style:family="text">
      <style:text-properties fo:font-weight="normal" officeooo:rsid="004c9e9f" style:font-weight-asian="normal" style:font-weight-complex="normal"/>
    </style:style>
    <style:style style:name="T8" style:family="text">
      <style:text-properties officeooo:rsid="00499147"/>
    </style:style>
    <style:style style:name="T9" style:family="text">
      <style:text-properties officeooo:rsid="00465128"/>
    </style:style>
    <style:style style:name="T10" style:family="text">
      <style:text-properties officeooo:rsid="004989de"/>
    </style:style>
    <style:style style:name="T11" style:family="text">
      <style:text-properties officeooo:rsid="004b58e2"/>
    </style:style>
    <style:style style:name="T12" style:family="text">
      <style:text-properties fo:font-weight="bold" officeooo:rsid="00465128" style:font-weight-asian="bold" style:font-weight-complex="bold"/>
    </style:style>
    <style:style style:name="T13" style:family="text">
      <style:text-properties officeooo:rsid="0051e083"/>
    </style:style>
    <style:style style:name="T14" style:family="text">
      <style:text-properties officeooo:rsid="0053d069"/>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bold" officeooo:rsid="00411068" style:font-weight-asian="bold" style:font-weight-complex="bold"/>
    </style:style>
    <style:style style:name="T17" style:family="text">
      <style:text-properties fo:font-weight="bold" style:font-weight-asian="bold" style:font-weight-complex="bold"/>
    </style:style>
    <style:style style:name="T18" style:family="text">
      <style:text-properties officeooo:rsid="00411068"/>
    </style:style>
    <style:style style:name="T19" style:family="text">
      <style:text-properties fo:font-weight="bold" officeooo:rsid="0053d069" style:font-weight-asian="bold" style:font-weight-complex="bold"/>
    </style:style>
    <style:style style:name="T20" style:family="text">
      <style:text-properties fo:font-weight="normal" officeooo:rsid="0053d069" style:font-weight-asian="normal" style:font-weight-complex="normal"/>
    </style:style>
    <style:style style:name="T21" style:family="text">
      <style:text-properties fo:font-weight="normal" officeooo:rsid="004e2525" style:font-weight-asian="normal" style:font-weight-complex="normal"/>
    </style:style>
    <style:style style:name="T22" style:family="text">
      <style:text-properties fo:font-weight="normal" officeooo:rsid="004f964f" style:font-weight-asian="normal" style:font-weight-complex="normal"/>
    </style:style>
    <style:style style:name="T23" style:family="text">
      <style:text-properties fo:font-weight="bold" officeooo:rsid="004f964f" style:font-weight-asian="bold" style:font-weight-complex="bold"/>
    </style:style>
    <style:style style:name="T24" style:family="text">
      <style:text-properties officeooo:rsid="004f964f"/>
    </style:style>
    <style:style style:name="T25" style:family="text">
      <style:text-properties officeooo:rsid="004e2525"/>
    </style:style>
    <style:style style:name="T26" style:family="text">
      <style:text-properties fo:font-weight="bold" officeooo:rsid="004e2525" style:font-weight-asian="bold" style:font-weight-complex="bold"/>
    </style:style>
    <style:style style:name="T27" style:family="text">
      <style:text-properties fo:font-weight="normal" officeooo:rsid="0016dd9b" style:font-weight-asian="normal" style:font-weight-complex="normal"/>
    </style:style>
    <style:style style:name="T28" style:family="text">
      <style:text-properties officeooo:rsid="0016dd9b"/>
    </style:style>
    <style:style style:name="T29" style:family="text">
      <style:text-properties officeooo:rsid="0018ce2c"/>
    </style:style>
    <style:style style:name="T30" style:family="text">
      <style:text-properties officeooo:rsid="0019a76b"/>
    </style:style>
    <style:style style:name="T31" style:family="text">
      <style:text-properties officeooo:rsid="0037769f"/>
    </style:style>
    <style:style style:name="T32" style:family="text">
      <style:text-properties officeooo:rsid="001b3d47"/>
    </style:style>
    <style:style style:name="T33" style:family="text">
      <style:text-properties fo:font-weight="normal" officeooo:rsid="001b3d47" style:font-weight-asian="normal" style:font-weight-complex="normal"/>
    </style:style>
    <style:style style:name="T34" style:family="text">
      <style:text-properties style:font-name="Consolas" fo:font-size="14pt" style:font-size-asian="14pt" style:font-name-complex="Lucida Sans" style:font-size-complex="14pt"/>
    </style:style>
    <style:style style:name="T35" style:family="text">
      <style:text-properties officeooo:rsid="00248cc9"/>
    </style:style>
    <style:style style:name="T36" style:family="text">
      <style:text-properties officeooo:rsid="001d271c"/>
    </style:style>
    <style:style style:name="T37" style:family="text">
      <style:text-properties fo:font-weight="normal" officeooo:rsid="001d271c" style:font-weight-asian="normal" style:font-weight-complex="normal"/>
    </style:style>
    <style:style style:name="T38" style:family="text">
      <style:text-properties fo:font-weight="normal" officeooo:rsid="00248cc9" style:font-weight-asian="normal" style:font-weight-complex="normal"/>
    </style:style>
    <style:style style:name="T39" style:family="text">
      <style:text-properties style:font-name="Consolas" officeooo:rsid="004f964f" style:font-name-asian="Consolas" style:font-name-complex="Consolas"/>
    </style:style>
    <style:style style:name="T40" style:family="text">
      <style:text-properties style:font-name="Consolas" fo:font-weight="normal" style:font-name-asian="Consolas" style:font-weight-asian="normal" style:font-name-complex="Consolas" style:font-weight-complex="normal"/>
    </style:style>
    <style:style style:name="T41" style:family="text">
      <style:text-properties style:font-name="Consolas" fo:font-weight="normal" officeooo:rsid="0019a76b" style:font-name-asian="Consolas" style:font-weight-asian="normal" style:font-name-complex="Consolas" style:font-weight-complex="normal"/>
    </style:style>
    <style:style style:name="T42" style:family="text">
      <style:text-properties style:font-name="Consolas" fo:font-weight="normal" officeooo:rsid="004f964f" style:font-name-asian="Consolas" style:font-weight-asian="normal" style:font-name-complex="Consolas" style:font-weight-complex="normal"/>
    </style:style>
    <style:style style:name="T43" style:family="text">
      <style:text-properties style:font-name="Consolas" style:font-name-asian="Consolas" style:font-name-complex="Consolas"/>
    </style:style>
    <style:style style:name="T44" style:family="text">
      <style:text-properties style:font-name="Consolas" fo:font-weight="normal" officeooo:rsid="001b3d47" style:font-name-asian="Consolas" style:font-weight-asian="normal" style:font-name-complex="Consolas" style:font-weight-complex="normal"/>
    </style:style>
    <style:style style:name="T45" style:family="text">
      <style:text-properties style:font-name="Consolas" officeooo:rsid="001b3d47" style:font-name-asian="Consolas" style:font-name-complex="Consolas"/>
    </style:style>
    <style:style style:name="T46" style:family="text">
      <style:text-properties officeooo:rsid="0026706b"/>
    </style:style>
    <style:style style:name="T47" style:family="text">
      <style:text-properties officeooo:rsid="0029d89f"/>
    </style:style>
    <style:style style:name="T48" style:family="text">
      <style:text-properties officeooo:rsid="002bed8e"/>
    </style:style>
    <style:style style:name="T49" style:family="text">
      <style:text-properties fo:font-weight="normal" officeooo:rsid="00337f6d" style:font-weight-asian="normal" style:font-weight-complex="normal"/>
    </style:style>
    <style:style style:name="T50" style:family="text">
      <style:text-properties style:text-position="super 58%" fo:font-weight="bold" style:font-weight-asian="bold" style:font-weight-complex="bold"/>
    </style:style>
    <style:style style:name="T51" style:family="text">
      <style:text-properties style:text-position="super 58%"/>
    </style:style>
    <style:style style:name="T52" style:family="text">
      <style:text-properties fo:font-weight="normal" officeooo:rsid="003205fc" style:font-weight-asian="normal" style:font-weight-complex="normal"/>
    </style:style>
    <style:style style:name="T53" style:family="text">
      <style:text-properties style:text-position="super 58%" officeooo:rsid="003205fc"/>
    </style:style>
    <style:style style:name="T54" style:family="text">
      <style:text-properties style:text-position="0% 100%" officeooo:rsid="003205fc"/>
    </style:style>
    <style:style style:name="T55" style:family="text">
      <style:text-properties style:text-position="0% 100%" fo:font-weight="normal" officeooo:rsid="003205fc" style:font-weight-asian="normal" style:font-weight-complex="normal"/>
    </style:style>
    <style:style style:name="T56" style:family="text">
      <style:text-properties style:text-position="0% 100%" fo:font-weight="normal" officeooo:rsid="0033ef66" style:font-weight-asian="normal" style:font-weight-complex="normal"/>
    </style:style>
    <style:style style:name="T57" style:family="text">
      <style:text-properties style:text-position="0% 100%" fo:font-weight="normal" officeooo:rsid="004d11d8" style:font-weight-asian="normal" style:font-weight-complex="normal"/>
    </style:style>
    <style:style style:name="T58" style:family="text">
      <style:text-properties style:text-position="0% 100%" fo:font-weight="normal" officeooo:rsid="00337f6d" style:font-weight-asian="normal" style:font-weight-complex="normal"/>
    </style:style>
    <style:style style:name="T59" style:family="text">
      <style:text-properties officeooo:rsid="0010063f"/>
    </style:style>
    <style:style style:name="T60" style:family="text">
      <style:text-properties officeooo:rsid="0014efe2"/>
    </style:style>
    <style:style style:name="T61" style:family="text">
      <style:text-properties fo:font-weight="bold" officeooo:rsid="0029d89f" style:font-weight-asian="bold" style:font-weight-complex="bold"/>
    </style:style>
    <style:style style:name="T62" style:family="text">
      <style:text-properties fo:font-weight="bold" officeooo:rsid="0026706b" style:font-weight-asian="bold" style:font-weight-complex="bold"/>
    </style:style>
    <style:style style:name="T63" style:family="text">
      <style:text-properties officeooo:rsid="00117fea"/>
    </style:style>
    <style:style style:name="T64" style:family="text">
      <style:text-properties officeooo:rsid="000e5dff"/>
    </style:style>
    <style:style style:name="T65" style:family="text">
      <style:text-properties fo:font-weight="bold" officeooo:rsid="000e5dff" style:font-weight-asian="bold" style:font-weight-complex="bold"/>
    </style:style>
    <style:style style:name="T66" style:family="text">
      <style:text-properties officeooo:rsid="000fa6da"/>
    </style:style>
    <style:style style:name="T67" style:family="text">
      <style:text-properties officeooo:rsid="000ccab6"/>
    </style:style>
    <style:style style:name="T68" style:family="text">
      <style:text-properties fo:font-weight="bold" officeooo:rsid="001302f5" style:font-weight-asian="bold" style:font-weight-complex="bold"/>
    </style:style>
    <style:style style:name="T69" style:family="text">
      <style:text-properties officeooo:rsid="001302f5"/>
    </style:style>
    <style:style style:name="T70" style:family="text">
      <style:text-properties officeooo:rsid="0034540a"/>
    </style:style>
    <style:style style:name="T71" style:family="text">
      <style:text-properties officeooo:rsid="003c4137"/>
    </style:style>
    <style:style style:name="T72" style:family="text">
      <style:text-properties officeooo:rsid="0027e95c"/>
    </style:style>
    <style:style style:name="T73" style:family="text">
      <style:text-properties fo:font-weight="bold" officeooo:rsid="003834c6" style:font-weight-asian="bold" style:font-weight-complex="bold"/>
    </style:style>
    <style:style style:name="T74" style:family="text">
      <style:text-properties fo:font-weight="bold" officeooo:rsid="004d11d8" style:font-weight-asian="bold" style:font-weight-complex="bold"/>
    </style:style>
    <style:style style:name="T75" style:family="text">
      <style:text-properties officeooo:rsid="00585ccc"/>
    </style:style>
    <style:style style:name="T76" style:family="text">
      <style:text-properties officeooo:rsid="003834c6"/>
    </style:style>
    <style:style style:name="T77" style:family="text">
      <style:text-properties fo:font-weight="bold" officeooo:rsid="0054754b" style:font-weight-asian="bold" style:font-weight-complex="bold"/>
    </style:style>
    <style:style style:name="T78" style:family="text">
      <style:text-properties fo:font-weight="normal" officeooo:rsid="0054754b" style:font-weight-asian="normal" style:font-weight-complex="normal"/>
    </style:style>
    <style:style style:name="T79" style:family="text">
      <style:text-properties officeooo:rsid="0054754b"/>
    </style:style>
    <style:style style:name="T80" style:family="text">
      <style:text-properties fo:font-weight="normal" officeooo:rsid="00562eea"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8">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Regelwerk</text:span></text:p>
      <text:h text:style-name="Heading_20_1" text:outline-level="1"><text:span text:style-name="Strong_20_Emphasis">Kernwerte</text:span></text:h>
      <text:p text:style-name="P2">Die Kernwerte beschreiben den allgemeinen Zustand eines Charakters und bilden die Grundlage für seine Fähigkeiten und Handlungen. Jeder Charakter startet mit einem Grundwert von <text:span text:style-name="Strong_20_Emphasis">25</text:span> in jedem der sieben Kernwerte. Diese Werte können durch Spezialisierungen, Erfahrung oder andere Mechaniken angepasst werden. Die Kernwerte sind:</text:p>
      <text:list text:style-name="L1">
        <text:list-item>
          <text:p text:style-name="P3"><text:span text:style-name="Strong_20_Emphasis"><text:span text:style-name="T1">Stärke</text:span></text:span><text:span text:style-name="Strong_20_Emphasis">: </text:span><text:span text:style-name="Strong_20_Emphasis"><text:span text:style-name="T2">Bestimmt die körperliche Stärke, z. B. Heben, Tragen, Schlagen.</text:span></text:span></text:p>
        </text:list-item>
        <text:list-item>
          <text:p text:style-name="P3"><text:span text:style-name="Strong_20_Emphasis">Geschicklichkeit</text:span>: Umfasst körperliche Geschicklichkeit, z. B. Rennen, Springen, Ausweichen.</text:p>
        </text:list-item>
        <text:list-item>
          <text:p text:style-name="P4"><text:span text:style-name="Strong_20_Emphasis">Ausdauer</text:span>: Steht für die Fähigkeit, Erschöpfung zu widerstehen, z. B. Marathonlaufen, körperliche Belastungen.</text:p>
        </text:list-item>
        <text:list-item>
          <text:p text:style-name="P4"><text:span text:style-name="Strong_20_Emphasis">Sinne</text:span>: Beschreibt die Wahrnehmungsfähigkeiten, z. B. Hören, Sehen, Schmecken.</text:p>
        </text:list-item>
        <text:list-item>
          <text:p text:style-name="P4"><text:span text:style-name="Strong_20_Emphasis">Intelligenz</text:span>: Repräsentiert die Fähigkeit, Wissen und Logik anzuwenden, z. B. Umweltanalyse, Faktenwissen.</text:p>
        </text:list-item>
        <text:list-item>
          <text:p text:style-name="P4"><text:span text:style-name="Strong_20_Emphasis">Willenskraft</text:span>: Verkörpert mentale Stärke, z. B. das Überwinden von Schmerzen oder Angst.</text:p>
        </text:list-item>
        <text:list-item>
          <text:p text:style-name="P5"><text:span text:style-name="Strong_20_Emphasis">Charisma</text:span>: Reflektiert die soziale <text:span text:style-name="Strong_20_Emphasis"><text:span text:style-name="T3">Fähigkeit</text:span></text:span>, z. B. Verhandeln, Bedrohen, Überzeugen.</text:p>
        </text:list-item>
      </text:list>
      <text:p text:style-name="Horizontal_20_Line"/>
      <text:h text:style-name="Heading_20_2" text:outline-level="2">Zusatzeffekte</text:h>
      <text:p text:style-name="Text_20_body"><text:span text:style-name="T4">Die</text:span> Kernwerte haben direkte Auswirkungen auf andere Aspekte des Spiels. Diese Effekte sind:</text:p>
      <text:list text:style-name="L2">
        <text:list-item>
          <text:p text:style-name="P6"><text:span text:style-name="Strong_20_Emphasis"><text:span text:style-name="T1">Stärke</text:span></text:span>: Für je <text:span text:style-name="Strong_20_Emphasis">10 Punkte über dem Basiswert</text:span> erhält der Charakter <text:span text:style-name="Strong_20_Emphasis">+1 Schaden</text:span> mit Nahkampfwaffen (max. +5).</text:p>
        </text:list-item>
        <text:list-item>
          <text:p text:style-name="P7"><text:span text:style-name="Strong_20_Emphasis">Geschicklichkeit</text:span>: Wird 1 <text:span text:style-name="T4">zu </text:span>1 auf die <text:span text:style-name="Strong_20_Emphasis">Initiative</text:span> angerechnet.</text:p>
        </text:list-item>
        <text:list-item>
          <text:p text:style-name="P6"><text:span text:style-name="Strong_20_Emphasis">Ausdauer</text:span>: Entspricht der prozentualen Chance, im Kampf <text:span text:style-name="Strong_20_Emphasis">Erschöpfung abzubauen</text:span>.</text:p>
        </text:list-item>
        <text:list-item>
          <text:p text:style-name="P6"><text:span text:style-name="Strong_20_Emphasis">Sinne</text:span>: <text:span text:style-name="T4">Pro</text:span> <text:span text:style-name="Strong_20_Emphasis">20 Punkte</text:span> erhält der Charakter <text:span text:style-name="Strong_20_Emphasis">+1 Schicksalspunkt</text:span>.</text:p>
        </text:list-item>
        <text:list-item>
          <text:p text:style-name="P8"><text:span text:style-name="Strong_20_Emphasis">Intelligenz</text:span>: Für je <text:span text:style-name="Strong_20_Emphasis">10 Punkte über dem Basiswert</text:span> kann der Charakter <text:span text:style-name="Strong_20_Emphasis">5 zusätzliche </text:span><text:span text:style-name="Strong_20_Emphasis"><text:span text:style-name="T5">Fähigkeits</text:span></text:span><text:span text:style-name="Strong_20_Emphasis">punkte</text:span> verteilen.</text:p>
        </text:list-item>
        <text:list-item>
          <text:p text:style-name="P6"><text:span text:style-name="Strong_20_Emphasis">Willenskraft</text:span>: Für je <text:span text:style-name="Strong_20_Emphasis">2 Punkte über dem Basiswert</text:span> erhält der Charakter <text:span text:style-name="Strong_20_Emphasis">+1 Lebenspunkt</text:span>.</text:p>
        </text:list-item>
        <text:list-item>
          <text:p text:style-name="P9"><text:span text:style-name="Strong_20_Emphasis">Charisma</text:span>: Für je <text:span text:style-name="Strong_20_Emphasis">15 Punkte über dem Basiswert</text:span> erhält der Charakter <text:span text:style-name="Strong_20_Emphasis">+1 Ermutigen</text:span></text:p>
        </text:list-item>
      </text:list>
      <text:h text:style-name="P10" text:outline-level="3"><text:soft-page-break/><text:span text:style-name="Strong_20_Emphasis"><text:span text:style-name="T4">Verstärkte Zusatze</text:span></text:span><text:span text:style-name="Strong_20_Emphasis">ffekte</text:span></text:h>
      <text:p text:style-name="P11"><text:span text:style-name="Strong_20_Emphasis"><text:span text:style-name="T6">Wurde ein Kernwert als Hauptwert gewählt, sind die Effekte </text:span></text:span><text:span text:style-name="Strong_20_Emphasis"><text:span text:style-name="T7">des Hauptwertes </text:span></text:span><text:span text:style-name="Strong_20_Emphasis"><text:span text:style-name="T6">verstärkt.</text:span></text:span></text:p>
      <text:list text:continue-numbering="true" text:style-name="L2">
        <text:list-item>
          <text:p text:style-name="P12"><text:span text:style-name="Strong_20_Emphasis"><text:span text:style-name="T1">Stärke</text:span></text:span>: Für je <text:span text:style-name="Strong_20_Emphasis">1</text:span><text:span text:style-name="Strong_20_Emphasis"><text:span text:style-name="T8">5</text:span></text:span><text:span text:style-name="Strong_20_Emphasis"> Punkte über dem Basiswert</text:span> erhält der Charakter <text:span text:style-name="Strong_20_Emphasis">+</text:span><text:span text:style-name="Strong_20_Emphasis"><text:span text:style-name="T8">2</text:span></text:span><text:span text:style-name="Strong_20_Emphasis"> Schaden</text:span> mit Nahkampfwaffen <text:span text:style-name="T9">(ohne Limit)</text:span></text:p>
        </text:list-item>
        <text:list-item>
          <text:p text:style-name="P7"><text:span text:style-name="Strong_20_Emphasis">Geschicklichkeit</text:span>: Wird <text:span text:style-name="T4">doppelt</text:span> auf die <text:span text:style-name="Strong_20_Emphasis">Initiative</text:span> angerechnet.</text:p>
        </text:list-item>
        <text:list-item>
          <text:p text:style-name="P12"><text:span text:style-name="Strong_20_Emphasis">Ausdauer</text:span>: Entspricht der prozentualen Chance, im Kampf <text:span text:style-name="Strong_20_Emphasis">Erschöpfung abzubauen</text:span>. <text:span text:style-name="T10">Bei </text:span><text:span text:style-name="T11">E</text:span><text:span text:style-name="T10">rfolg werden 2 Erschöpfung regeneriert</text:span></text:p>
        </text:list-item>
        <text:list-item>
          <text:p text:style-name="P12"><text:span text:style-name="Strong_20_Emphasis">Sinne</text:span>: <text:span text:style-name="T4">Pro</text:span> <text:span text:style-name="Strong_20_Emphasis">2</text:span><text:span text:style-name="Strong_20_Emphasis"><text:span text:style-name="T11">5</text:span></text:span><text:span text:style-name="Strong_20_Emphasis"> Punkte</text:span> erhält der Charakter <text:span text:style-name="Strong_20_Emphasis">+</text:span><text:span text:style-name="Strong_20_Emphasis"><text:span text:style-name="T9">2</text:span></text:span><text:span text:style-name="Strong_20_Emphasis"> Schicksalspunkt</text:span>.</text:p>
        </text:list-item>
        <text:list-item>
          <text:p text:style-name="P8"><text:span text:style-name="Strong_20_Emphasis">Intelligenz</text:span>: Für je <text:span text:style-name="Strong_20_Emphasis">10 Punkte über dem Basiswert</text:span> kann der Charakter <text:span text:style-name="T12">8</text:span><text:span text:style-name="Strong_20_Emphasis"> zusätzliche </text:span><text:span text:style-name="Strong_20_Emphasis"><text:span text:style-name="T5">Fähigkeits</text:span></text:span><text:span text:style-name="Strong_20_Emphasis">punkte</text:span> verteilen.</text:p>
        </text:list-item>
        <text:list-item>
          <text:p text:style-name="P12"><text:span text:style-name="Strong_20_Emphasis">Willenskraft</text:span>: Für je <text:span text:style-name="Strong_20_Emphasis"><text:span text:style-name="T4">3</text:span></text:span><text:span text:style-name="Strong_20_Emphasis"> Punkte über dem Basiswert</text:span> erhält der Charakter <text:span text:style-name="Strong_20_Emphasis">+</text:span><text:span text:style-name="Strong_20_Emphasis"><text:span text:style-name="T4">2</text:span></text:span><text:span text:style-name="Strong_20_Emphasis"> Lebenspunkt</text:span>.</text:p>
        </text:list-item>
        <text:list-item>
          <text:p text:style-name="P13"><text:span text:style-name="Strong_20_Emphasis">Charisma: Für je 15 Punkte über dem Basiswert </text:span><text:span text:style-name="Strong_20_Emphasis"><text:span text:style-name="T2">erhält der Charakter</text:span></text:span><text:span text:style-name="Strong_20_Emphasis"> +</text:span><text:span text:style-name="Strong_20_Emphasis"><text:span text:style-name="T4">2</text:span></text:span><text:span text:style-name="Strong_20_Emphasis"> Ermutigen</text:span></text:p>
        </text:list-item>
      </text:list>
      <text:p text:style-name="Horizontal_20_Line"/>
      <text:h text:style-name="Heading_20_2" text:outline-level="2">Spezialisierung</text:h>
      <text:p text:style-name="Text_20_body">Während der Charaktererstellung kann der Spieler wählen, wie sein Charakter spezialisiert ist. Es gibt zwei Optionen:</text:p>
      <text:h text:style-name="P10" text:outline-level="3">Option 1: Hauptwert und Nebenwert</text:h>
      <text:list text:style-name="L3">
        <text:list-item>
          <text:p text:style-name="P14">Der <text:span text:style-name="Strong_20_Emphasis">Hauptwert</text:span> erhält einen <text:span text:style-name="Strong_20_Emphasis">Bonus von +25 Punkten</text:span>.</text:p>
        </text:list-item>
        <text:list-item>
          <text:p text:style-name="P14">Der <text:span text:style-name="Strong_20_Emphasis">Nebenwert</text:span> erhält einen <text:span text:style-name="Strong_20_Emphasis">Bonus von +15 Punkten</text:span>.</text:p>
        </text:list-item>
        <text:list-item>
          <text:p text:style-name="P15">Zusatzeffekte des Hauptwertes werden <text:span text:style-name="Strong_20_Emphasis"><text:span text:style-name="T4">verstärkt</text:span></text:span>, was diesen Bereich besonders effektiv macht.</text:p>
        </text:list-item>
      </text:list>
      <text:h text:style-name="Heading_20_3" text:outline-level="3" text:is-list-header="true">Option 2: Drei Nebenwerte</text:h>
      <text:list text:style-name="L4">
        <text:list-item>
          <text:p text:style-name="P16">Es werden <text:span text:style-name="Strong_20_Emphasis">drei Nebenwerte</text:span> ausgewählt, die jeweils einen <text:span text:style-name="Strong_20_Emphasis">Bonus von +15 Punkten</text:span> erhalten.</text:p>
        </text:list-item>
        <text:list-item>
          <text:p text:style-name="P17">Diese Option erlaubt eine breitere Spezialisierung, ohne jedoch die Vorteile der Zusatzeffektverdopplung zu nutzen.</text:p>
        </text:list-item>
      </text:list>
      <text:p text:style-name="P18"/>
      <text:h text:style-name="P19" text:outline-level="1"><text:span text:style-name="Strong_20_Emphasis"><text:span text:style-name="T13">Fähigkeit</text:span></text:span><text:span text:style-name="Strong_20_Emphasis">en</text:span></text:h>
      <text:p text:style-name="P20"><text:span text:style-name="Strong_20_Emphasis"><text:span text:style-name="T3">Fähigkeit</text:span></text:span>en beschreiben sowohl das theoretische Wissen als auch die praktische Anwendung eines Charakters in einem bestimmten Bereich. Sie umfassen alle Kenntnisse und Fähigkeiten, die ein Charakter im Laufe seines Lebens erworben hat und die ihm in spezifischen Situationen zur Verfügung stehen. Ein <text:span text:style-name="Strong_20_Emphasis"><text:span text:style-name="T3">Fähigkeits</text:span></text:span>wert vereint dabei das Wissen um bestimmte Themen und die Fähigkeit, dieses Wissen in der Praxis anzuwenden.</text:p>
      <text:p text:style-name="P20"><text:span text:style-name="Strong_20_Emphasis"><text:span text:style-name="T3">Fähigkeit</text:span></text:span>en werden durch einen numerischen Wert ausgedrückt, der d<text:span text:style-name="T14">as</text:span> <text:span text:style-name="T14">Können</text:span> des Charakters in diesem Bereich repräsentiert. Zusätzlich sind <text:span text:style-name="Strong_20_Emphasis"><text:span text:style-name="T3">Fähigkeit</text:span></text:span>en immer mit einem <text:span text:style-name="Strong_20_Emphasis">Hauptwert</text:span> und einem <text:span text:style-name="Strong_20_Emphasis">Nebenwert</text:span> verknüpft, die bestimmen, auf welchen Kernwerten die <text:span text:style-name="Strong_20_Emphasis"><text:span text:style-name="T3">Fähigkeit</text:span></text:span> basiert.</text:p>
      <text:list text:style-name="L5">
        <text:list-item>
          <text:p text:style-name="P21">Der <text:span text:style-name="Strong_20_Emphasis">Hauptwert</text:span> wird zu 100% gewertet.</text:p>
        </text:list-item>
        <text:list-item>
          <text:p text:style-name="P21">Der <text:span text:style-name="Strong_20_Emphasis">Nebenwert</text:span> wird zu 50% gewertet.</text:p>
        </text:list-item>
        <text:list-item>
          <text:p text:style-name="P22">Für die Berechnung des Basiswertes einer <text:span text:style-name="Strong_20_Emphasis"><text:span text:style-name="T3">Fähigkeit</text:span></text:span> wird der höhere der beiden Werte (Hauptwert <text:span text:style-name="T15">oder</text:span> 50% <text:span text:style-name="T1">vom </text:span>Nebenwert) verwendet.</text:p>
        </text:list-item>
      </text:list>
      <text:h text:style-name="P23" text:outline-level="2"><text:span text:style-name="Strong_20_Emphasis">Beispiel</text:span></text:h>
      <text:p text:style-name="P20">Ein Charakter möchte <text:span text:style-name="Strong_20_Emphasis">Klettern</text:span> anwenden. Diese <text:span text:style-name="Strong_20_Emphasis"><text:span text:style-name="T3">Fähigkeit</text:span></text:span> basiert auf <text:span text:style-name="T16">Ausdauer</text:span><text:span text:style-name="Strong_20_Emphasis"> (Hauptwert)</text:span> und <text:span text:style-name="T17">Geschicklichkeit</text:span><text:span text:style-name="Strong_20_Emphasis"> (Nebenwert)</text:span>.</text:p>
      <text:list text:style-name="L6">
        <text:list-item>
          <text:p text:style-name="P24"><text:span text:style-name="T18">Ausdauer</text:span>: 40</text:p>
        </text:list-item>
        <text:list-item>
          <text:p text:style-name="P25">Geschicklichkeit: 60</text:p>
        </text:list-item>
        <text:list-item>
          <text:p text:style-name="P26">Klettern: 25</text:p>
        </text:list-item>
      </text:list>
      <text:p text:style-name="Text_20_body">Die Berechnung des Basiswertes:</text:p>
      <text:list text:style-name="L7">
        <text:list-item>
          <text:p text:style-name="P27">Hauptwert (<text:span text:style-name="T18">Ausdauer</text:span>): 40</text:p>
        </text:list-item>
        <text:list-item>
          <text:p text:style-name="P28">50% von Nebenwert (Geschicklichkeit): 30</text:p>
        </text:list-item>
      </text:list>
      <text:p text:style-name="Text_20_body">Da der Hauptwert (40) größer ist, wird er verwendet. Der Basiswert beträgt:<text:line-break/>40 (Hauptwert) + 25 (Klettern) = <text:span text:style-name="Strong_20_Emphasis">65</text:span></text:p>
      <text:h text:style-name="P29" text:outline-level="2"><text:span text:style-name="Strong_20_Emphasis">Anwendung von </text:span><text:span text:style-name="Strong_20_Emphasis"><text:span text:style-name="T5">Fähigkeit</text:span></text:span><text:span text:style-name="Strong_20_Emphasis">en</text:span></text:h>
      <text:p text:style-name="P20">Wenn ein Charakter eine Handlung ausführen möchte, die von einer <text:span text:style-name="Strong_20_Emphasis"><text:span text:style-name="T3">Fähigkeit</text:span></text:span> abhängig ist, führt er eine sogenannte <text:span text:style-name="Strong_20_Emphasis"><text:span text:style-name="T3">Fähigkeits</text:span></text:span>probe durch:</text:p>
      <text:list text:style-name="L8">
        <text:list-item>
          <text:p text:style-name="P30"><text:span text:style-name="Strong_20_Emphasis">Würfeln</text:span>: Der Spieler würfelt mit einem W100.</text:p>
        </text:list-item>
        <text:list-item>
          <text:p text:style-name="P31"><text:span text:style-name="Strong_20_Emphasis">Berechnung des Zielwerts</text:span>: Der Zielwert ist der oben berechnete Basiswert der <text:span text:style-name="Strong_20_Emphasis"><text:span text:style-name="T3">Fähigkeit</text:span></text:span>.</text:p>
        </text:list-item>
        <text:list-item>
          <text:p text:style-name="P30"><text:span text:style-name="Strong_20_Emphasis">Vergleichen</text:span>: Der Würfelwurf wird mit dem Zielwert verglichen. Ist der Würfelwurf kleiner oder gleich dem Zielwert, gilt die Probe als erfolgreich.</text:p>
        </text:list-item>
        <text:list-item>
          <text:p text:style-name="P32"><text:soft-page-break/><text:span text:style-name="Strong_20_Emphasis">Erfolgsgrad</text:span>: Der Erfolgsgrad wird durch die Differenz zwischen dem Würfelwurf und dem Zielwert berechnet. Ein höherer Erfolgsgrad zeigt an, wie gut der Charakter die Handlung ausgeführt hat.</text:p>
        </text:list-item>
      </text:list>
      <text:h text:style-name="P33" text:outline-level="2"><text:span text:style-name="Strong_20_Emphasis">Beispiele für </text:span><text:span text:style-name="Strong_20_Emphasis"><text:span text:style-name="T5">Fähigkeit</text:span></text:span><text:span text:style-name="Strong_20_Emphasis">en</text:span></text:h>
      <text:list text:style-name="L9">
        <text:list-item>
          <text:p text:style-name="P34"><text:span text:style-name="Strong_20_Emphasis">Pflanzenkunde</text:span>: Beinhaltet sowohl das Wissen über Pflanzen und ihre Heilwirkungen als auch die Fähigkeit, diese zu erkennen und zu sammeln.</text:p>
        </text:list-item>
        <text:list-item>
          <text:p text:style-name="P34"><text:span text:style-name="Strong_20_Emphasis">Schlösserknacken</text:span>: Verbindet das technische Verständnis von Schlössern mit der praktischen Fähigkeit, sie zu öffnen.</text:p>
        </text:list-item>
        <text:list-item>
          <text:p text:style-name="P35"><text:span text:style-name="Strong_20_Emphasis">Handel</text:span>: Kombiniert die Fähigkeit, den Wert von Gegenständen einzuschätzen, mit dem Geschick, vorteilhafte Geschäfte auszuhandeln.</text:p>
        </text:list-item>
      </text:list>
      <text:p text:style-name="P36">Eine nicht vollständige <text:span text:style-name="Strong_20_Emphasis"><text:span text:style-name="T3">Fähigkeits</text:span></text:span>liste ist weiter unten zu finden.</text:p>
      <text:h text:style-name="P29" text:outline-level="2"><text:span text:style-name="Strong_20_Emphasis">Verbesserung von </text:span><text:span text:style-name="Strong_20_Emphasis"><text:span text:style-name="T5">Fähigkeit</text:span></text:span><text:span text:style-name="Strong_20_Emphasis">en</text:span></text:h>
      <text:p text:style-name="P20"><text:span text:style-name="Strong_20_Emphasis"><text:span text:style-name="T3">Fähigkeit</text:span></text:span>en können im Laufe des Spiels verbessert werden, um die wachsende Erfahrung und das Lernen des Charakters widerzuspiegeln. Dies kann durch Belohnungen, Training oder Erfahrungspunkte erfolgen, die der Spielleiter nach einem Abenteuer vergibt. <text:span text:style-name="T13">Eine </text:span><text:span text:style-name="Strong_20_Emphasis"><text:span text:style-name="T3">Fähigkeit kann niemals über 100 verbessert werden.</text:span></text:span></text:p>
      <text:p text:style-name="Text_20_body"/>
      <text:p text:style-name="Text_20_body"><text:span text:style-name="Strong_20_Emphasis"/></text:p>
      <text:h text:style-name="P37" text:outline-level="1"><text:span text:style-name="Strong_20_Emphasis"><text:span text:style-name="T19">Spezialaktionen</text:span></text:span></text:h>
      <text:p text:style-name="P38"><text:span text:style-name="Strong_20_Emphasis"><text:span text:style-name="T20">Spezialaktion</text:span></text:span><text:span text:style-name="Strong_20_Emphasis"><text:span text:style-name="T21"> sind </text:span></text:span><text:span text:style-name="Strong_20_Emphasis"><text:span text:style-name="T20">Aktionen</text:span></text:span><text:span text:style-name="Strong_20_Emphasis"><text:span text:style-name="T21">, die vor allem in Kampfsituationen oder zur Eröffnung eines Kampfes eingesetzt werden. Sie bieten große taktische Vorteile, sind jedoch mit einem gewissen Risiko verbunden, da ihr Einsatz Erschöpfung verursacht. Diese Erschöpfung erhöht die Schwierigkeit weitere</text:span></text:span><text:span text:style-name="Strong_20_Emphasis"><text:span text:style-name="T22">r Proben</text:span></text:span><text:span text:style-name="Strong_20_Emphasis"><text:span text:style-name="T21"> und zwingt Spieler dazu, ihren Einsatz strategisch zu planen.</text:span></text:span></text:p>
      <text:h text:style-name="P39" text:outline-level="2"><text:span text:style-name="Strong_20_Emphasis">Eigenschaften von </text:span><text:span text:style-name="Strong_20_Emphasis"><text:span text:style-name="T19">Spezialaktion</text:span></text:span></text:h>
      <text:h text:style-name="P40" text:outline-level="3"><text:span text:style-name="Strong_20_Emphasis">Typ der </text:span><text:span text:style-name="Strong_20_Emphasis"><text:span text:style-name="T19">Spezialaktion</text:span></text:span></text:h>
      <text:p text:style-name="P38"><text:span text:style-name="Strong_20_Emphasis"><text:span text:style-name="T22">Jede </text:span></text:span><text:span text:style-name="Strong_20_Emphasis"><text:span text:style-name="T20">Spezialaktion</text:span></text:span><text:span text:style-name="Strong_20_Emphasis"><text:span text:style-name="T22"> kann einem der folgenden Typen zugewiesen werden und unterscheiden sich in der jeweiligen Anwendung.</text:span></text:span></text:p>
      <text:list text:style-name="L10">
        <text:list-item>
          <text:p text:style-name="P41"><text:span text:style-name="Strong_20_Emphasis"><text:span text:style-name="T23">Angriff</text:span></text:span></text:p>
        </text:list-item>
        <text:list-item>
          <text:p text:style-name="P41"><text:span text:style-name="Strong_20_Emphasis"><text:span text:style-name="T23">Bonus</text:span></text:span></text:p>
        </text:list-item>
      </text:list>
      <text:h text:style-name="P40" text:outline-level="3"><text:span text:style-name="Strong_20_Emphasis"><text:span text:style-name="T24">Erfolg einer </text:span></text:span><text:span text:style-name="Strong_20_Emphasis"><text:span text:style-name="T19">Spezialaktion</text:span></text:span></text:h>
      <text:p text:style-name="P38"><text:span text:style-name="Strong_20_Emphasis"><text:span text:style-name="T22">Je nach Typ der </text:span></text:span><text:span text:style-name="Strong_20_Emphasis"><text:span text:style-name="T20">Spezialaktion</text:span></text:span><text:span text:style-name="Strong_20_Emphasis"><text:span text:style-name="T22"> gibt es besondere Bedingungen für den erfolgreichen Einsatz.</text:span></text:span></text:p>
      <text:h text:style-name="P42" text:outline-level="4"><text:span text:style-name="Strong_20_Emphasis"><text:span text:style-name="T24">Angriff</text:span></text:span></text:h>
      <text:p text:style-name="P38"><text:span text:style-name="Strong_20_Emphasis"><text:span text:style-name="T22">Jede Angriff-</text:span></text:span><text:span text:style-name="Strong_20_Emphasis"><text:span text:style-name="T20">Spezialaktion</text:span></text:span><text:span text:style-name="Strong_20_Emphasis"><text:span text:style-name="T22"> hat eine Grundschwierigkeit, die überwunden werden muss, um sie erfolgreich einzusetzen. Die Schwierigkeit wird durch d</text:span></text:span><text:span text:style-name="Strong_20_Emphasis"><text:span text:style-name="T21">as</text:span></text:span><text:span text:style-name="Strong_20_Emphasis"><text:span text:style-name="T22"> </text:span></text:span><text:span text:style-name="Emphasis"><text:span text:style-name="T22">Probenerschwernis</text:span></text:span><text:span text:style-name="Strong_20_Emphasis"><text:span text:style-name="T22"> dargestellt.</text:span></text:span></text:p>
      <text:h text:style-name="P42" text:outline-level="4"><text:span text:style-name="Strong_20_Emphasis"><text:span text:style-name="T24">Bonus</text:span></text:span></text:h>
      <text:p text:style-name="P38"><text:span text:style-name="Strong_20_Emphasis"><text:span text:style-name="T22">Jede Bonus-</text:span></text:span><text:span text:style-name="Strong_20_Emphasis"><text:span text:style-name="T20">Spezialaktion</text:span></text:span><text:span text:style-name="Strong_20_Emphasis"><text:span text:style-name="T22"> kostet beim Einsatz lediglich Erschöpfung und ist, sofern nicht anders angegeben, immer erfolgreich.</text:span></text:span></text:p>
      <text:h text:style-name="P43" text:outline-level="3"><text:span text:style-name="Strong_20_Emphasis">Erschöpfung durch Nutzung:</text:span></text:h>
      <text:p text:style-name="P38">Jede <text:span text:style-name="Strong_20_Emphasis"><text:span text:style-name="T20">Spezialaktion</text:span></text:span>, die eingesetzt wird, erhöht den Erschöpfungswert des Charakters.</text:p>
      <text:list text:style-name="L11">
        <text:list-item>
          <text:list>
            <text:list-item>
              <text:p text:style-name="P44"><text:span text:style-name="Strong_20_Emphasis">Erschöpfungseffekt:</text:span> <text:span text:style-name="T25">Mehr Details im Abschnitt </text:span><text:span text:style-name="T26">Erschöpfung und Erholung.</text:span></text:p>
            </text:list-item>
          </text:list>
        </text:list-item>
      </text:list>
      <text:list text:style-name="L12">
        <text:list-item>
          <text:list>
            <text:list-item>
              <text:p text:style-name="P45"><text:span text:style-name="Strong_20_Emphasis">Management:</text:span> Spieler müssen abwägen, wie oft und in welcher Situation <text:span text:style-name="Strong_20_Emphasis"><text:span text:style-name="T20">Spezialaktion</text:span></text:span>en sinnvoll eingesetzt werden.</text:p>
            </text:list-item>
          </text:list>
        </text:list-item>
      </text:list>
      <text:h text:style-name="P46" text:outline-level="2">Typ: Angriff</text:h>
      <text:h text:style-name="Heading_20_3" text:outline-level="3">Nahkampf</text:h>
      <text:h text:style-name="Heading_20_4" text:outline-level="4"><text:span text:style-name="Strong_20_Emphasis"><text:span text:style-name="T27"><text:s/></text:span></text:span><text:span text:style-name="Strong_20_Emphasis"><text:span text:style-name="T28">Entwaffnen</text:span></text:span></text:h>
      <text:list text:style-name="L13">
        <text:list-item>
          <text:p text:style-name="P47"><text:span text:style-name="Strong_20_Emphasis">Kosten</text:span>: Erschöpfung <text:span text:style-name="T29">2</text:span></text:p>
        </text:list-item>
        <text:list-item>
          <text:p text:style-name="P47"><text:span text:style-name="Strong_20_Emphasis">Probe</text:span>: Angriffswurf</text:p>
        </text:list-item>
        <text:list-item>
          <text:p text:style-name="P48"><text:span text:style-name="Strong_20_Emphasis"><text:span text:style-name="T24">Schwierigkeit</text:span></text:span>: <text:span text:style-name="T30">10</text:span></text:p>
        </text:list-item>
        <text:list-item>
          <text:p text:style-name="P47"><text:span text:style-name="Strong_20_Emphasis">Effekt bei Erfolg:</text:span></text:p>
          <text:list>
            <text:list-item>
              <text:p text:style-name="P49">Der Gegner verliert seine Waffe</text:p>
            </text:list-item>
          </text:list>
        </text:list-item>
      </text:list>
      <text:h text:style-name="Heading_20_4" text:outline-level="4"><text:s/><text:span text:style-name="Strong_20_Emphasis">Betäuben</text:span></text:h>
      <text:list text:style-name="L14">
        <text:list-item>
          <text:p text:style-name="P50"><text:span text:style-name="Strong_20_Emphasis">Kosten</text:span>: Erschöpfung 3</text:p>
        </text:list-item>
        <text:list-item>
          <text:p text:style-name="P51"><text:span text:style-name="Strong_20_Emphasis">Probe</text:span>: Angriffswurf</text:p>
        </text:list-item>
        <text:list-item>
          <text:p text:style-name="P51"><text:span text:style-name="Strong_20_Emphasis"><text:span text:style-name="T24">Schwierigkeit</text:span></text:span>: <text:span text:style-name="T24">20</text:span></text:p>
        </text:list-item>
        <text:list-item>
          <text:p text:style-name="P50"><text:span text:style-name="Strong_20_Emphasis">Effekt bei Erfolg:</text:span></text:p>
          <text:list>
            <text:list-item>
              <text:p text:style-name="P52">Der Gegner wird betäubt und kann in seiner nächsten Runde keine Aktionen ausführen.</text:p>
            </text:list-item>
          </text:list>
        </text:list-item>
      </text:list>
      <text:h text:style-name="Heading_20_4" text:outline-level="4"><text:s/><text:span text:style-name="Strong_20_Emphasis">Blutung verursachen</text:span></text:h>
      <text:list text:style-name="L15">
        <text:list-item>
          <text:p text:style-name="P53"><text:span text:style-name="Strong_20_Emphasis">Kosten</text:span>: Erschöpfung 3</text:p>
        </text:list-item>
        <text:list-item>
          <text:p text:style-name="P54"><text:span text:style-name="Strong_20_Emphasis">Probe</text:span>: Angriffswurf</text:p>
        </text:list-item>
        <text:list-item>
          <text:p text:style-name="P54"><text:span text:style-name="Strong_20_Emphasis"><text:span text:style-name="T24">Schwierigkeit</text:span></text:span>: <text:span text:style-name="T24">30</text:span></text:p>
        </text:list-item>
        <text:list-item>
          <text:p text:style-name="P53"><text:span text:style-name="Strong_20_Emphasis">Effekt bei Erfolg:</text:span></text:p>
          <text:list>
            <text:list-item>
              <text:p text:style-name="P55">Der Gegner erleidet den Statuseffekt <text:span text:style-name="Strong_20_Emphasis">Blutung</text:span> und verliert 1W<text:span text:style-name="T31">10</text:span> Lebenspunkte pro Runde, bis er medizinisch behandelt wird.</text:p>
            </text:list-item>
          </text:list>
        </text:list-item>
      </text:list>
      <text:h text:style-name="Heading_20_4" text:outline-level="4"><text:s/><text:span text:style-name="Strong_20_Emphasis">Schwerer Treffer</text:span></text:h>
      <text:list text:style-name="L16">
        <text:list-item>
          <text:p text:style-name="P56"><text:span text:style-name="Strong_20_Emphasis">Kosten</text:span>: Erschöpfung <text:span text:style-name="T32">2</text:span></text:p>
        </text:list-item>
        <text:list-item>
          <text:p text:style-name="P57"><text:span text:style-name="Strong_20_Emphasis">Probe</text:span>: Angriffswurf</text:p>
        </text:list-item>
        <text:list-item>
          <text:p text:style-name="P57"><text:span text:style-name="Strong_20_Emphasis"><text:span text:style-name="T24">Schwierigkeit</text:span></text:span>: <text:span text:style-name="T24">20</text:span></text:p>
        </text:list-item>
        <text:list-item>
          <text:p text:style-name="P56"><text:span text:style-name="Strong_20_Emphasis">Effekt bei Erfolg:</text:span></text:p>
          <text:list>
            <text:list-item>
              <text:p text:style-name="P58">Dein nächster Angriff verursacht zusätzlich +1W10 Schaden.</text:p>
            </text:list-item>
          </text:list>
        </text:list-item>
      </text:list>
      <text:h text:style-name="Heading_20_4" text:outline-level="4"><text:s/><text:span text:style-name="Strong_20_Emphasis">Gezielter Schlag</text:span></text:h>
      <text:list text:style-name="L17">
        <text:list-item>
          <text:p text:style-name="P59"><text:span text:style-name="Strong_20_Emphasis">Kosten</text:span>: Erschöpfung <text:span text:style-name="T32">2</text:span></text:p>
        </text:list-item>
        <text:list-item>
          <text:p text:style-name="P60"><text:span text:style-name="Strong_20_Emphasis">Probe</text:span>: Angriffswurf</text:p>
        </text:list-item>
        <text:list-item>
          <text:p text:style-name="P60"><text:span text:style-name="Strong_20_Emphasis"><text:span text:style-name="T24">Schwierigkeit</text:span></text:span>: <text:span text:style-name="T30">10</text:span></text:p>
        </text:list-item>
        <text:list-item>
          <text:p text:style-name="P59"><text:span text:style-name="Strong_20_Emphasis">Effekt bei Erfolg:</text:span></text:p>
          <text:list>
            <text:list-item>
              <text:p text:style-name="P61">Du kannst gezielt eine ungeschützte Stelle des Gegners angreifen und verursachst erhöhten Schaden (+5).</text:p>
            </text:list-item>
          </text:list>
        </text:list-item>
      </text:list>
      <text:h text:style-name="Heading_20_4" text:outline-level="4"><text:s/><text:span text:style-name="Strong_20_Emphasis">Wuchtiger Schlag</text:span></text:h>
      <text:list text:style-name="L18">
        <text:list-item>
          <text:p text:style-name="P62"><text:span text:style-name="Strong_20_Emphasis">Kosten</text:span>: Erschöpfung 3</text:p>
        </text:list-item>
        <text:list-item>
          <text:p text:style-name="P63"><text:span text:style-name="Strong_20_Emphasis">Probe</text:span>: Angriffswurf</text:p>
        </text:list-item>
        <text:list-item>
          <text:p text:style-name="P63"><text:span text:style-name="Strong_20_Emphasis"><text:span text:style-name="T24">Schwierigkeit</text:span></text:span>: <text:span text:style-name="T30">10</text:span></text:p>
        </text:list-item>
        <text:list-item>
          <text:p text:style-name="P62"><text:span text:style-name="Strong_20_Emphasis">Effekt bei Erfolg:</text:span></text:p>
          <text:list>
            <text:list-item>
              <text:p text:style-name="P64"><text:soft-page-break/>Der Gegner muss sofort eine Geschicklichkeitsprobe ablegen. Bei einem Misserfolg stürzt er zu Boden und verliert seine nächste Aktion.</text:p>
            </text:list-item>
          </text:list>
        </text:list-item>
      </text:list>
      <text:h text:style-name="Heading_20_4" text:outline-level="4"><text:s/><text:span text:style-name="Strong_20_Emphasis">Blenden</text:span></text:h>
      <text:list text:style-name="L19">
        <text:list-item>
          <text:p text:style-name="P65"><text:span text:style-name="Strong_20_Emphasis">Kosten</text:span>: Erschöpfung 2</text:p>
        </text:list-item>
        <text:list-item>
          <text:p text:style-name="P66"><text:span text:style-name="Strong_20_Emphasis">Probe</text:span>: Angriffswurf</text:p>
        </text:list-item>
        <text:list-item>
          <text:p text:style-name="P66"><text:span text:style-name="Strong_20_Emphasis"><text:span text:style-name="T24">Schwierigkeit</text:span></text:span>: <text:span text:style-name="T24">20</text:span></text:p>
        </text:list-item>
        <text:list-item>
          <text:p text:style-name="P65"><text:span text:style-name="Strong_20_Emphasis">Effekt bei Erfolg:</text:span></text:p>
          <text:list>
            <text:list-item>
              <text:p text:style-name="P67">Der Gegner wird geblendet und kann sich in der nächsten Runde nicht verteidigen</text:p>
            </text:list-item>
          </text:list>
        </text:list-item>
      </text:list>
      <text:h text:style-name="Heading_20_4" text:outline-level="4"><text:s/><text:span text:style-name="Strong_20_Emphasis">Verkrüppeln</text:span></text:h>
      <text:list text:style-name="L20">
        <text:list-item>
          <text:p text:style-name="P68"><text:span text:style-name="Strong_20_Emphasis">Kosten</text:span>: Erschöpfung 3</text:p>
        </text:list-item>
        <text:list-item>
          <text:p text:style-name="P69"><text:span text:style-name="Strong_20_Emphasis">Probe</text:span>: Angriffswurf</text:p>
        </text:list-item>
        <text:list-item>
          <text:p text:style-name="P69"><text:span text:style-name="Strong_20_Emphasis"><text:span text:style-name="T24">Schwierigkeit</text:span></text:span>: <text:span text:style-name="T30">10</text:span></text:p>
        </text:list-item>
        <text:list-item>
          <text:p text:style-name="P68"><text:span text:style-name="Strong_20_Emphasis">Effekt bei Erfolg:</text:span></text:p>
          <text:list>
            <text:list-item>
              <text:p text:style-name="P70">Der Angriff verursacht verminderten Schaden -5 <text:span text:style-name="T32">und</text:span> der Gegner erleidet <text:span text:style-name="Strong_20_Emphasis"><text:span text:style-name="T33">für 2 Runden ‚</text:span></text:span><text:span text:style-name="Strong_20_Emphasis">Verkrüppel</text:span><text:span text:style-name="Strong_20_Emphasis"><text:span text:style-name="T32">t‘</text:span></text:span></text:p>
            </text:list-item>
          </text:list>
        </text:list-item>
      </text:list>
      <text:h text:style-name="P71" text:outline-level="4"><text:span text:style-name="Strong_20_Emphasis"><text:span text:style-name="T34"><text:s/>Finte</text:span></text:span></text:h>
      <text:list text:style-name="L21">
        <text:list-item>
          <text:p text:style-name="P72"><text:span text:style-name="Strong_20_Emphasis"><text:span text:style-name="T35">Kosten</text:span></text:span>: Erschöpfung <text:span text:style-name="T35">1</text:span></text:p>
        </text:list-item>
        <text:list-item>
          <text:p text:style-name="P73"><text:span text:style-name="Strong_20_Emphasis">Probe</text:span>: Angriffswurf</text:p>
        </text:list-item>
        <text:list-item>
          <text:p text:style-name="P73"><text:span text:style-name="Strong_20_Emphasis"><text:span text:style-name="T24">Schwierigkeit</text:span></text:span>: <text:span text:style-name="T30">10</text:span></text:p>
        </text:list-item>
        <text:list-item>
          <text:p text:style-name="P72"><text:span text:style-name="Strong_20_Emphasis"><text:span text:style-name="T36">Effekt </text:span></text:span><text:span text:style-name="Strong_20_Emphasis"><text:span text:style-name="T35">bei Erfolg</text:span></text:span><text:span text:style-name="Strong_20_Emphasis"><text:span text:style-name="T36">:</text:span></text:span><text:span text:style-name="Strong_20_Emphasis"><text:span text:style-name="T37"> </text:span></text:span><text:span text:style-name="Strong_20_Emphasis"><text:span text:style-name="T38">Verursacht 50% Schaden (aufgerundet). Dieser Angriff kann nicht abgewehrt werden.</text:span></text:span><text:span text:style-name="Strong_20_Emphasis"><text:line-break/></text:span></text:p>
        </text:list-item>
      </text:list>
      <text:h text:style-name="P74" text:outline-level="3"><text:span text:style-name="Strong_20_Emphasis">Fernkampf</text:span></text:h>
      <text:p text:style-name="Text_20_body"><text:span text:style-name="Strong_20_Emphasis"/></text:p>
      <text:h text:style-name="Heading_20_4" text:outline-level="4"><text:span text:style-name="Strong_20_Emphasis"><text:s/>Schnellschuss</text:span></text:h>
      <text:list text:style-name="L22">
        <text:list-item>
          <text:p text:style-name="P75"><text:span text:style-name="Strong_20_Emphasis">Kosten: </text:span><text:span text:style-name="Strong_20_Emphasis"><text:span text:style-name="T2">1 Erschöpfung</text:span></text:span></text:p>
        </text:list-item>
        <text:list-item>
          <text:p text:style-name="P76"><text:span text:style-name="Strong_20_Emphasis">Probe</text:span>: Angriffswurf</text:p>
        </text:list-item>
        <text:list-item>
          <text:p text:style-name="P76"><text:span text:style-name="Strong_20_Emphasis"><text:span text:style-name="T39">Schwierigkeit</text:span></text:span><text:span text:style-name="Strong_20_Emphasis"><text:span text:style-name="T40">: </text:span></text:span><text:span text:style-name="Strong_20_Emphasis"><text:span text:style-name="T41">1</text:span></text:span><text:span text:style-name="Strong_20_Emphasis"><text:span text:style-name="T42">5</text:span></text:span></text:p>
        </text:list-item>
        <text:list-item>
          <text:p text:style-name="P77"><text:span text:style-name="Strong_20_Emphasis">Effekt bei Erfolg:</text:span> Der Charakter feuert zwei Angriffe in einer Runde ab.</text:p>
        </text:list-item>
      </text:list>
      <text:h text:style-name="Heading_20_4" text:outline-level="4"><text:span text:style-name="Strong_20_Emphasis"><text:s/>Gezielter Schuss</text:span></text:h>
      <text:list text:style-name="L23">
        <text:list-item>
          <text:p text:style-name="P78"><text:span text:style-name="Strong_20_Emphasis">Kosten: </text:span><text:span text:style-name="Strong_20_Emphasis"><text:span text:style-name="T2">1 Erschöpfung</text:span></text:span></text:p>
        </text:list-item>
        <text:list-item>
          <text:p text:style-name="P79"><text:span text:style-name="Strong_20_Emphasis">Probe</text:span>: Angriffswurf</text:p>
        </text:list-item>
        <text:list-item>
          <text:p text:style-name="P79"><text:span text:style-name="Strong_20_Emphasis"><text:span text:style-name="T24">Schwierigkeit</text:span></text:span><text:span text:style-name="Strong_20_Emphasis"><text:span text:style-name="T2">: </text:span></text:span><text:span text:style-name="Strong_20_Emphasis"><text:span text:style-name="T22">20</text:span></text:span></text:p>
        </text:list-item>
        <text:list-item>
          <text:p text:style-name="P80"><text:span text:style-name="Strong_20_Emphasis">Effekt bei Erfolg:</text:span> Erhöht den Schaden des Angriffs um +1W10.</text:p>
        </text:list-item>
      </text:list>
      <text:h text:style-name="P81" text:outline-level="4"><text:s/><text:span text:style-name="T32">Verkrüppelnder Schuss</text:span></text:h>
      <text:list text:style-name="L24">
        <text:list-item>
          <text:p text:style-name="P82"><text:span text:style-name="Strong_20_Emphasis">Kosten: </text:span><text:span text:style-name="Strong_20_Emphasis"><text:span text:style-name="T40">1 Erschöpfung</text:span></text:span></text:p>
        </text:list-item>
        <text:list-item>
          <text:p text:style-name="P83"><text:span text:style-name="Strong_20_Emphasis">Probe</text:span>: Angriffswurf</text:p>
        </text:list-item>
        <text:list-item>
          <text:p text:style-name="P83"><text:soft-page-break/><text:span text:style-name="Strong_20_Emphasis"><text:span text:style-name="T24">Schwierigkeit</text:span></text:span><text:span text:style-name="Strong_20_Emphasis"><text:span text:style-name="T2">: </text:span></text:span><text:span text:style-name="Strong_20_Emphasis"><text:span text:style-name="T22">20</text:span></text:span></text:p>
        </text:list-item>
        <text:list-item>
          <text:p text:style-name="P82"><text:span text:style-name="Strong_20_Emphasis"><text:span text:style-name="T43">Effekt bei Erfolg: </text:span></text:span><text:span text:style-name="Strong_20_Emphasis"><text:span text:style-name="T44">Der Angriff verursacht -5 Schaden und der Gegner erleidet für 2 Runden ‚</text:span></text:span><text:span text:style-name="Strong_20_Emphasis"><text:span text:style-name="T45">Verkrüppelt‘</text:span></text:span></text:p>
        </text:list-item>
      </text:list>
      <text:p text:style-name="P84"><text:span text:style-name="Strong_20_Emphasis"/></text:p>
      <text:h text:style-name="P85" text:outline-level="2"><text:span text:style-name="Strong_20_Emphasis"><text:span text:style-name="T24">Typ: Bonus</text:span></text:span></text:h>
      <text:h text:style-name="P86" text:outline-level="3"><text:span text:style-name="Strong_20_Emphasis"><text:span text:style-name="T46">Andere</text:span></text:span></text:h>
      <text:h text:style-name="Heading_20_4" text:outline-level="4"><text:bookmark-start text:name="__RefHeading___Toc1696_1564316488"/><text:s/><text:span text:style-name="Strong_20_Emphasis">Einschüchtern</text:span><text:bookmark-end text:name="__RefHeading___Toc1696_1564316488"/></text:h>
      <text:list text:style-name="L25">
        <text:list-item>
          <text:p text:style-name="P87"><text:span text:style-name="Strong_20_Emphasis">Kosten</text:span>: Erschöpfung 2</text:p>
        </text:list-item>
        <text:list-item>
          <text:p text:style-name="P87"><text:span text:style-name="Strong_20_Emphasis">Effekt:</text:span></text:p>
          <text:list>
            <text:list-item>
              <text:p text:style-name="P88">Der Gegner erleidet -10 auf alle Proben bis zum Ende der nächsten Runde.</text:p>
            </text:list-item>
          </text:list>
        </text:list-item>
      </text:list>
      <text:h text:style-name="Heading_20_4" text:outline-level="4"><text:span text:style-name="Strong_20_Emphasis"><text:span text:style-name="T27"><text:s/></text:span></text:span><text:span text:style-name="Strong_20_Emphasis"><text:span text:style-name="T28">Gegenangriff</text:span></text:span></text:h>
      <text:list text:style-name="L26">
        <text:list-item>
          <text:p text:style-name="P89"><text:span text:style-name="Strong_20_Emphasis">Kosten</text:span>: Erschöpfung 3</text:p>
        </text:list-item>
        <text:list-item>
          <text:p text:style-name="P89"><text:span text:style-name="Strong_20_Emphasis">Effekt</text:span>:</text:p>
          <text:list>
            <text:list-item>
              <text:p text:style-name="P89"><text:span text:style-name="Strong_20_Emphasis">Verteidigungsbonus</text:span>: +10 auf Verteidigungswürfe <text:span text:style-name="T30">für 2 Runden</text:span></text:p>
            </text:list-item>
            <text:list-item>
              <text:p text:style-name="P90"><text:span text:style-name="Strong_20_Emphasis">Gegenangriffsschaden</text:span>: Wenn du erfolgreich verteidigst, fügst <text:span text:style-name="T30">D</text:span>u dem Angreifer <text:span text:style-name="T30">1W10</text:span> Schaden zu</text:p>
            </text:list-item>
          </text:list>
        </text:list-item>
      </text:list>
      <text:h text:style-name="Heading_20_4" text:outline-level="4"><text:span text:style-name="Strong_20_Emphasis"><text:span text:style-name="T27"><text:s/></text:span></text:span><text:span text:style-name="Strong_20_Emphasis"><text:span text:style-name="T28">Raserei</text:span></text:span></text:h>
      <text:list text:style-name="L27">
        <text:list-item>
          <text:p text:style-name="P91"><text:span text:style-name="Strong_20_Emphasis">Kosten</text:span>: Erschöpfung 4</text:p>
        </text:list-item>
        <text:list-item>
          <text:p text:style-name="P91"><text:span text:style-name="Strong_20_Emphasis">Effekt:</text:span></text:p>
          <text:list>
            <text:list-item>
              <text:p text:style-name="P91">Du erhältst +10 auf Angriffswürfe und verursachst +5 <text:span text:style-name="T46">Nahkampfs</text:span>chaden für die nächsten <text:span text:style-name="T46">3</text:span> <text:span text:style-name="T46">Angriffe</text:span>.</text:p>
            </text:list-item>
            <text:list-item>
              <text:p text:style-name="P92">Nach Ablauf der Wirkung erleidest du -10 auf deine nächsten zwei Proben (Erschöpfungseffekt).</text:p>
            </text:list-item>
          </text:list>
        </text:list-item>
      </text:list>
      <text:h text:style-name="Heading_20_4" text:outline-level="4"><text:span text:style-name="Strong_20_Emphasis"><text:span text:style-name="T27"><text:s/></text:span></text:span><text:span text:style-name="Strong_20_Emphasis"><text:span text:style-name="T28">Vorbereitung</text:span></text:span></text:h>
      <text:list text:style-name="L28">
        <text:list-item>
          <text:p text:style-name="P93"><text:span text:style-name="Strong_20_Emphasis">Kosten</text:span>: Erschöpfung 2</text:p>
        </text:list-item>
        <text:list-item>
          <text:p text:style-name="P93"><text:span text:style-name="Strong_20_Emphasis">Effekt:</text:span></text:p>
          <text:list>
            <text:list-item>
              <text:p text:style-name="P93">Dein nächster Angriff verursacht zusätzlich 1W10 Schaden.</text:p>
            </text:list-item>
            <text:list-item>
              <text:p text:style-name="P94"><text:span text:style-name="Strong_20_Emphasis">Einschränkung:</text:span> Muss innerhalb der nächsten Runde verwendet werden, ansonsten verfällt der Effekt.</text:p>
            </text:list-item>
          </text:list>
        </text:list-item>
      </text:list>
      <text:h text:style-name="Heading_20_4" text:outline-level="4"><text:s/><text:span text:style-name="Strong_20_Emphasis">Markieren</text:span></text:h>
      <text:list text:style-name="L29">
        <text:list-item>
          <text:p text:style-name="P95"><text:span text:style-name="Strong_20_Emphasis">Kosten</text:span>: Erschöpfung 2</text:p>
        </text:list-item>
        <text:list-item>
          <text:p text:style-name="P95"><text:span text:style-name="Strong_20_Emphasis">Effekt:</text:span></text:p>
          <text:list>
            <text:list-item>
              <text:p text:style-name="P96">Das Ziel wird markiert und ist bis zum Ende der nächsten Runde leichter angreifbar. Jeder Angriff auf das Ziel erhält +10.</text:p>
            </text:list-item>
          </text:list>
        </text:list-item>
      </text:list>
      <text:p text:style-name="Horizontal_20_Line"/>
      <text:h text:style-name="P97" text:outline-level="1"><text:span text:style-name="Strong_20_Emphasis"><text:span text:style-name="T47">Kampf</text:span></text:span></text:h>
      <text:h text:style-name="Heading_20_2" text:outline-level="2"><text:span text:style-name="Strong_20_Emphasis">Initiative</text:span></text:h>
      <text:p text:style-name="Text_20_body">Die Initiative bestimmt die Reihenfolge, in der die Charaktere während eines Kampfes handeln. Sie wird zu Beginn eines Kampfes festgelegt und bleibt für dessen Dauer unverändert, um den Spielfluss nicht zu unterbrechen.</text:p>
      <text:list xml:id="list3282346393" text:style-name="L30">
        <text:list-item>
          <text:p text:style-name="P98"><text:span text:style-name="Strong_20_Emphasis">Ermittlung der Initiative:</text:span><text:line-break/>Jeder Charakter würfelt zu Beginn des Kampfes einen W100. Auf das Würfelergebnis wird der Wert der Kernfähigkeit <text:span text:style-name="Strong_20_Emphasis">Geschicklichkeit</text:span> addiert. Die Summe bestimmt die Initiative des Charakters. Höhere Werte bedeuten, dass der Charakter früher handeln darf.</text:p>
        </text:list-item>
        <text:list-item>
          <text:p text:style-name="P99"><text:span text:style-name="Strong_20_Emphasis">Gleichstände:</text:span></text:p>
          <text:list>
            <text:list-item>
              <text:p text:style-name="P100">Bei einem Gleichstand in der Initiative zwischen Spielercharakteren und NSCs haben die <text:span text:style-name="Strong_20_Emphasis">Spielercharaktere stets Vorrang</text:span>.</text:p>
            </text:list-item>
          </text:list>
        </text:list-item>
      </text:list>
      <text:list text:style-name="L31">
        <text:list-item>
          <text:list>
            <text:list-item>
              <text:p text:style-name="P101">Bei Gleichständen unter den Spielercharakteren entscheidet der Wert der Kernfähigkeit <text:span text:style-name="Strong_20_Emphasis">Geschicklichkeit</text:span>: Der Charakter mit dem höheren Geschicklichkeitswert handelt zuerst.</text:p>
            </text:list-item>
          </text:list>
        </text:list-item>
      </text:list>
      <text:list text:style-name="L32">
        <text:list-item>
          <text:list>
            <text:list-item>
              <text:p text:style-name="P102">Sollten Geschicklichkeitswerte ebenfalls gleich sein, einigen sich die betroffenen Spieler untereinander auf eine Reihenfolge.</text:p>
            </text:list-item>
          </text:list>
        </text:list-item>
      </text:list>
      <text:list text:continue-list="list3282346393" text:style-name="L30">
        <text:list-item>
          <text:p text:style-name="P99"><text:span text:style-name="Strong_20_Emphasis">Einfluss von Zuständen:</text:span><text:line-break/>Falls ein Charakter von einem Zustand betroffen ist, der die Initiative beeinflusst, wird dies <text:span text:style-name="Strong_20_Emphasis">nur beim initialen Wurf berücksichtigt</text:span>. Während des Kampfes bleibt die Initiative unverändert, unabhängig von eintretenden Zuständen oder Effekten. Dies gewährleistet eine gleichbleibende Reihenfolge und vermeidet Unterbrechungen des Spielflusses.</text:p>
        </text:list-item>
      </text:list>
      <text:h text:style-name="Heading_20_2" text:outline-level="2"><text:span text:style-name="Strong_20_Emphasis">Kampfaktionen</text:span></text:h>
      <text:p text:style-name="Text_20_body">Während eines Kampfes hat jeder Charakter pro Runde eine Aktion, die er ausführen kann. Diese Aktion kann eine der folgenden Standardmöglichkeiten sein:</text:p>
      <text:h text:style-name="P103" text:outline-level="3">Bewegung</text:h>
      <text:p text:style-name="Text_20_body">Ein Charakter kann sich bis zu einer bestimmten Reichweite bewegen.</text:p>
      <text:list text:style-name="L33">
        <text:list-item>
          <text:p text:style-name="P104"><text:span text:style-name="Strong_20_Emphasis">Bewegung und Angriff</text:span>: Ist der Charakter nach der Bewegung in Reichweite eines Gegners, kann er unmittelbar angreifen. Dies zählt jedoch als eine zusammenhängende Aktion.</text:p>
        </text:list-item>
        <text:list-item>
          <text:p text:style-name="P105"><text:soft-page-break/><text:span text:style-name="Strong_20_Emphasis">Bewegung und </text:span><text:span text:style-name="Strong_20_Emphasis"><text:span text:style-name="T19">Spezialaktion</text:span></text:span>: Ein Angriff mit einer <text:span text:style-name="Strong_20_Emphasis"><text:span text:style-name="T20">Spezialaktion</text:span></text:span> nach der Bewegung ist möglich, sofern die <text:span text:style-name="Strong_20_Emphasis"><text:span text:style-name="T20">Spezialaktion</text:span></text:span> keine zusätzlichen Einschränkungen definiert.</text:p>
        </text:list-item>
      </text:list>
      <text:h text:style-name="P103" text:outline-level="3" text:is-list-header="true">2. Angriff</text:h>
      <text:p text:style-name="Text_20_body">Ein Charakter kann einen Angriff mit einer Waffe, seinen Händen oder anderen Hilfsmitteln ausführen.</text:p>
      <text:list text:style-name="L34">
        <text:list-item>
          <text:p text:style-name="P106">Angriffe werden durch einen entsprechenden Wurf auf den <text:span text:style-name="T48">passenden</text:span> Angriffswert des Charakters abgewickelt.</text:p>
        </text:list-item>
        <text:list-item>
          <text:p text:style-name="P107">Je nach Waffe oder Hilfsmittel können Reichweite, Schaden und Effekte variieren.</text:p>
        </text:list-item>
      </text:list>
      <text:h text:style-name="P108" text:outline-level="3" text:is-list-header="true">3. <text:span text:style-name="T14">Speziala</text:span><text:span text:style-name="Strong_20_Emphasis"><text:span text:style-name="T19">ktion</text:span></text:span></text:h>
      <text:p text:style-name="P38">Ein Charakter kann eine seiner <text:span text:style-name="T20">Speziala</text:span><text:span text:style-name="Strong_20_Emphasis"><text:span text:style-name="T20">ktion</text:span></text:span>en einsetzen.</text:p>
      <text:list text:style-name="L35">
        <text:list-item>
          <text:p text:style-name="P109">Der Einsatz einer <text:span text:style-name="T20">Speziala</text:span><text:span text:style-name="Strong_20_Emphasis"><text:span text:style-name="T20">ktion</text:span></text:span> erfordert meist einen Wurf und möglicherweise zusätzliche Ressourcen (z. B. Erschöpfung).</text:p>
        </text:list-item>
        <text:list-item>
          <text:p text:style-name="P110"><text:span text:style-name="T20">Speziala</text:span><text:span text:style-name="Strong_20_Emphasis"><text:span text:style-name="T20">ktion</text:span></text:span>en sind detailliert im <text:span text:style-name="T20">Speziala</text:span><text:span text:style-name="Strong_20_Emphasis"><text:span text:style-name="T20">ktionen</text:span></text:span>sabschnitt beschrieben.</text:p>
        </text:list-item>
      </text:list>
      <text:h text:style-name="P103" text:outline-level="3" text:is-list-header="true">4. Interagieren</text:h>
      <text:p text:style-name="Text_20_body">Interaktionen umfassen alle Handlungen, die mit der Umgebung oder Gegenständen zu tun haben, z. B. das Öffnen einer Tür, das Aufheben eines Gegenstandes oder das Aktivieren eines Mechanismus.</text:p>
      <text:list text:style-name="L36">
        <text:list-item>
          <text:p text:style-name="P111"><text:span text:style-name="Strong_20_Emphasis">Einschränkungen</text:span>: Nach einer Interaktion ist ein Angriff oder eine <text:span text:style-name="T20">Speziala</text:span><text:span text:style-name="Strong_20_Emphasis"><text:span text:style-name="T20">ktions</text:span></text:span>snutzung in derselben Runde nicht mehr möglich. <text:span text:style-name="T48">Je nach Art der Interaktion kann eine </text:span>Bewegung weiterhin erlaubt <text:span text:style-name="T48">sein</text:span>, sofern noch keine Bewegung stattgefunden hat.</text:p>
        </text:list-item>
      </text:list>
      <text:h text:style-name="P103" text:outline-level="3" text:is-list-header="true">Kreative Handlungen</text:h>
      <text:p text:style-name="Text_20_body">Spieler dürfen jederzeit Handlungen vorschlagen, die nicht in den Standardmöglichkeiten enthalten sind. Der Spielleiter entscheidet, ob und wie diese Aktionen möglich sind und welche Auswirkungen sie haben.</text:p>
      <text:h text:style-name="Heading_20_3" text:outline-level="3" text:is-list-header="true">Wichtig</text:h>
      <text:list text:style-name="L37">
        <text:list-item>
          <text:p text:style-name="P112"><text:span text:style-name="Strong_20_Emphasis">Keine Mehrfachaktionen</text:span>: Ein Charakter kann in einer Runde immer nur eine der genannten Aktionen ausführen, außer durch spezielle Regeln oder <text:span text:style-name="T20">Speziala</text:span><text:span text:style-name="Strong_20_Emphasis"><text:span text:style-name="T20">ktion</text:span></text:span>en.</text:p>
        </text:list-item>
        <text:list-item>
          <text:p text:style-name="P113"><text:span text:style-name="Strong_20_Emphasis">Situative Entscheidungen</text:span>: Der Spielleiter kann in besonderen Situationen Ausnahmen machen, beispielsweise bei sehr schnellen Aktionen wie dem Werfen eines Gegenstandes während einer Bewegung. <text:span text:style-name="T48">Unter Umständen werden solche Aktionen aber erschwert.</text:span></text:p>
        </text:list-item>
      </text:list>
      <text:h text:style-name="Heading_20_2" text:outline-level="2"><text:soft-page-break/>Angriff und Verteidigung</text:h>
      <text:h text:style-name="P10" text:outline-level="3">Angriff</text:h>
      <text:p text:style-name="Text_20_body">Im Kampf ist der Angriff der entscheidende Moment, in dem ein Charakter versucht, seinem Gegner Schaden zuzufügen. Der Erfolg eines Angriffs hängt von der Angriffsprobe ab, bei der die Fähigkeiten des Angreifers im Umgang mit seiner Waffe oder Technik getestet werden.</text:p>
      <text:h text:style-name="P114" text:outline-level="4"><text:span text:style-name="Strong_20_Emphasis">Angriffsprobe</text:span></text:h>
      <text:list text:style-name="L38">
        <text:list-item>
          <text:p text:style-name="P115">Der Angreifer würfelt einen <text:span text:style-name="Strong_20_Emphasis">W100</text:span>.</text:p>
        </text:list-item>
        <text:list-item>
          <text:p text:style-name="P115">Ziel ist es, <text:span text:style-name="Strong_20_Emphasis">unter den eigenen Waffenwert</text:span> zu würfeln.</text:p>
        </text:list-item>
        <text:list-item>
          <text:p text:style-name="P115">Der <text:span text:style-name="Strong_20_Emphasis">Erfolgsgrad</text:span> wird berechnet, indem der Differenzwert zwischen dem Waffenwert und dem Würfelergebnis ermittelt wird.</text:p>
          <text:list>
            <text:list-item>
              <text:p text:style-name="P115">Beispiel: Angreifer hat einen Waffenwert von 70 und würfelt eine 50 → Erfolgsgrad = 70 - 50 = <text:span text:style-name="Strong_20_Emphasis">20</text:span>.</text:p>
            </text:list-item>
          </text:list>
        </text:list-item>
        <text:list-item>
          <text:p text:style-name="P115">Ist die Angriffsprobe erfolgreich, folgt die Verteidigungsprobe. Andernfalls gilt der Angriff als verfehlt.</text:p>
        </text:list-item>
      </text:list>
      <text:h text:style-name="Heading_20_4" text:outline-level="4"><text:span text:style-name="Strong_20_Emphasis">Verteidigungsprobe</text:span></text:h>
      <text:list text:style-name="L39">
        <text:list-item>
          <text:p text:style-name="P116">Der Verteidiger wählt eine Verteidigungsmethode (z. B. Parieren oder Ausweichen) und würfelt ebenfalls einen <text:span text:style-name="Strong_20_Emphasis">W100</text:span>.</text:p>
        </text:list-item>
        <text:list-item>
          <text:p text:style-name="P117">Ziel ist es, <text:span text:style-name="Strong_20_Emphasis">unter den relevanten Wert</text:span> (Waffenwert oder Geschicklichkeit) zu würfeln.</text:p>
        </text:list-item>
        <text:list-item>
          <text:p text:style-name="P116">Der Erfolgsgrad des Angreifers wird verwendet, um die Verteidigungsprobe zu erschweren:</text:p>
        </text:list-item>
      </text:list>
      <text:list text:style-name="L40">
        <text:list-item>
          <text:list>
            <text:list-item>
              <text:p text:style-name="P118"><text:span text:style-name="Strong_20_Emphasis">Modifizierter Verteidigungswert</text:span> = Basiswert - Angreifer-Erfolgsgrad.</text:p>
            </text:list-item>
            <text:list-item>
              <text:p text:style-name="P119">Beispiel: Verteidiger hat einen Waffenwert von 65, der Erfolgsgrad des Angreifers beträgt 20 <text:line-break/>→ Modifizierter Verteidigungswert = 65 - 20 = <text:span text:style-name="Strong_20_Emphasis">45</text:span>.</text:p>
            </text:list-item>
          </text:list>
        </text:list-item>
      </text:list>
      <text:h text:style-name="Heading_20_4" text:outline-level="4"><text:span text:style-name="Strong_20_Emphasis">Vergleich der Ergebnisse</text:span></text:h>
      <text:list text:style-name="L41">
        <text:list-item>
          <text:p text:style-name="P120">Der Verteidiger vergleicht seinen Wurf mit dem modifizierten Verteidigungswert:</text:p>
          <text:list>
            <text:list-item>
              <text:p text:style-name="P120"><text:span text:style-name="Strong_20_Emphasis">Treffer:</text:span> Wenn der Verteidigungswurf das Ziel überschreitet (oder misslingt), trifft der Angriff.</text:p>
            </text:list-item>
            <text:list-item>
              <text:p text:style-name="P120"><text:span text:style-name="Strong_20_Emphasis">Abwehr:</text:span> Wenn der Verteidiger den modifizierten Verteidigungswert erreicht oder darunter bleibt, wird der Angriff abgewehrt.</text:p>
            </text:list-item>
          </text:list>
        </text:list-item>
      </text:list>
      <text:h text:style-name="Heading_20_4" text:outline-level="4"><text:span text:style-name="Strong_20_Emphasis">Kritische Ergebnisse</text:span></text:h>
      <text:list text:style-name="L42">
        <text:list-item>
          <text:p text:style-name="P121"><text:span text:style-name="Strong_20_Emphasis">Kritischer Treffer:</text:span> Ein <text:span text:style-name="Strong_20_Emphasis">Wurf von 1</text:span> ist immer ein kritischer Treffer, unabhängig vom Erfolgsgrad. Er kann zusätzliche Vorteile gewähren (z. B. erhöhten Schaden, besondere Effekte).</text:p>
        </text:list-item>
        <text:list-item>
          <text:p text:style-name="P121"><text:span text:style-name="Strong_20_Emphasis">Patzer:</text:span> Ein <text:span text:style-name="Strong_20_Emphasis">Wurf von 100</text:span> ist immer ein Patzer, unabhängig vom Erfolgsgrad. Er führt zu schwerwiegenden negativen Konsequenzen (z. B. Fehlschläge, Stolpern oder andere Nachteile).</text:p>
        </text:list-item>
        <text:list-item>
          <text:p text:style-name="P122">Kritische Ergebnisse sind sowohl im Angriff als auch in der Verteidigung möglich und können den Kampf maßgeblich beeinflussen.</text:p>
        </text:list-item>
      </text:list>
      <text:h text:style-name="P10" text:outline-level="3"><text:soft-page-break/>Verteidigung</text:h>
      <text:p text:style-name="Text_20_body">Die Verteidigung im Kampf ist die zentrale Mechanik, um Angriffe zu vermeiden oder abzuschwächen. Spieler können <text:span text:style-name="Strong_20_Emphasis">eine kostenlose Verteidigungsaktion</text:span> pro Runde ausführen. Jede weitere Verteidigung erzeugt <text:span text:style-name="Strong_20_Emphasis">1 Punkt Erschöpfung</text:span>, wodurch ein sorgfältiges Ressourcenmanagement erforderlich ist.</text:p>
      <text:p text:style-name="Text_20_body">Die Verteidigung erfolgt auf zwei Arten:</text:p>
      <text:h text:style-name="Heading_20_4" text:outline-level="4" text:restart-numbering="true" text:start-value="-1"><text:span text:style-name="Strong_20_Emphasis">Parieren/Abwehren:</text:span></text:h>
      <text:list text:style-name="L43">
        <text:list-item>
          <text:p text:style-name="P123">Würfelwurf auf den passenden <text:span text:style-name="Strong_20_Emphasis">Waffenwert</text:span>.</text:p>
        </text:list-item>
        <text:list-item>
          <text:p text:style-name="P123">Ideal für Charaktere, die mit Waffen kämpfen und Angriffe aktiv blockieren möchten.</text:p>
        </text:list-item>
      </text:list>
      <text:h text:style-name="Heading_20_4" text:outline-level="4"><text:span text:style-name="Strong_20_Emphasis">Ausweichen:</text:span></text:h>
      <text:list text:style-name="L44">
        <text:list-item>
          <text:p text:style-name="P124">Würfelwurf auf den Kernwert <text:span text:style-name="Strong_20_Emphasis">Geschicklichkeit</text:span>.</text:p>
        </text:list-item>
        <text:list-item>
          <text:p text:style-name="P125">Diese Option eignet sich besonders für Charaktere ohne geeignete Waffen oder für solche, die auf Wendigkeit setzen.</text:p>
        </text:list-item>
      </text:list>
      <text:p text:style-name="Text_20_body">Die Mechanik der Verteidigungsprobe folgt den gleichen Regeln wie die Angriffsprobe, wobei die Gegenüberstellung der Erfolgsgrade das Ergebnis bestimmt.</text:p>
      <text:p text:style-name="Text_20_body"/>
      <text:h text:style-name="P126" text:outline-level="2"><text:span text:style-name="Strong_20_Emphasis">Schadenswerte</text:span></text:h>
      <text:p text:style-name="P127"><text:span text:style-name="Strong_20_Emphasis"><text:span text:style-name="T49">Die folgenden Wert sind nur ein Leitsatz aber keineswegs ein muss.</text:span></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P128">Kategorie</text:p>
          </table:table-cell>
          <table:table-cell table:style-name="Tabelle5.A1" office:value-type="string">
            <text:p text:style-name="P128">Schadenswürfel</text:p>
          </table:table-cell>
          <table:table-cell table:style-name="Tabelle5.C1" office:value-type="string">
            <text:p text:style-name="P128">Beispiele</text:p>
          </table:table-cell>
        </table:table-row>
        <table:table-row>
          <table:table-cell table:style-name="Tabelle5.A2" office:value-type="string">
            <text:p text:style-name="P129">Improvisierte Waffen <text:span text:style-name="T17">*</text:span><text:span text:style-name="T50">1</text:span></text:p>
          </table:table-cell>
          <table:table-cell table:style-name="Tabelle5.A2" office:value-type="string">
            <text:p text:style-name="P129">1W10</text:p>
          </table:table-cell>
          <table:table-cell table:style-name="Tabelle5.C2" office:value-type="string">
            <text:p text:style-name="P129">Flasche, Stuhlbein, Rohre</text:p>
          </table:table-cell>
        </table:table-row>
        <table:table-row>
          <table:table-cell table:style-name="Tabelle5.A2" office:value-type="string">
            <text:p text:style-name="P129">Faustkampf <text:span text:style-name="T17">*</text:span><text:span text:style-name="T50">1</text:span></text:p>
          </table:table-cell>
          <table:table-cell table:style-name="Tabelle5.A2" office:value-type="string">
            <text:p text:style-name="P129">1W10</text:p>
          </table:table-cell>
          <table:table-cell table:style-name="Tabelle5.C2" office:value-type="string">
            <text:p text:style-name="P129">Mit Kampftechnik mit Bonus</text:p>
          </table:table-cell>
        </table:table-row>
        <table:table-row>
          <table:table-cell table:style-name="Tabelle5.A2" office:value-type="string">
            <text:p text:style-name="P128">Nahkampfwaffen *<text:span text:style-name="T51">1</text:span></text:p>
          </table:table-cell>
          <table:table-cell table:style-name="Tabelle5.A2" office:value-type="string">
            <text:p text:style-name="P129"/>
          </table:table-cell>
          <table:table-cell table:style-name="Tabelle5.C2" office:value-type="string">
            <text:p text:style-name="P129"/>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Dolch, Knüppel, Stöcke</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3W10</text:p>
          </table:table-cell>
          <table:table-cell table:style-name="Tabelle5.C2" office:value-type="string">
            <text:p text:style-name="Table_20_Contents">Schwert, Streitkolb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4W10</text:p>
          </table:table-cell>
          <table:table-cell table:style-name="Tabelle5.C2" office:value-type="string">
            <text:p text:style-name="Table_20_Contents">Zweihänder, Kriegshammer</text:p>
          </table:table-cell>
        </table:table-row>
        <table:table-row>
          <table:table-cell table:style-name="Tabelle5.A2" office:value-type="string">
            <text:p text:style-name="P128">Fernkampfwaffe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Wurfmesser, Schleuder</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4W10</text:p>
          </table:table-cell>
          <table:table-cell table:style-name="Tabelle5.C2" office:value-type="string">
            <text:p text:style-name="Table_20_Contents">Pistolen, leichte Bög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5W10</text:p>
          </table:table-cell>
          <table:table-cell table:style-name="Tabelle5.C2" office:value-type="string">
            <text:p text:style-name="Table_20_Contents">Sturmgewehre, Armbrüste</text:p>
          </table:table-cell>
        </table:table-row>
        <table:table-row>
          <table:table-cell table:style-name="Tabelle5.A2" office:value-type="string">
            <text:p text:style-name="Table_20_Contents"><text:span text:style-name="Strong_20_Emphasis"><text:span text:style-name="T2">Schwere</text:span></text:span><text:span text:style-name="Strong_20_Emphasis"><text:span text:style-name="T52">ste</text:span></text:span><text:span text:style-name="Strong_20_Emphasis"><text:span text:style-name="T2"> </text:span></text:span><text:span text:style-name="Strong_20_Emphasis"><text:span text:style-name="T52">W</text:span></text:span><text:span text:style-name="Strong_20_Emphasis"><text:span text:style-name="T2">affen</text:span></text:span></text:p>
          </table:table-cell>
          <table:table-cell table:style-name="Tabelle5.A2" office:value-type="string">
            <text:p text:style-name="Table_20_Contents">6W10</text:p>
          </table:table-cell>
          <table:table-cell table:style-name="Tabelle5.C2" office:value-type="string">
            <text:p text:style-name="Table_20_Contents">Scharfschützengewehre</text:p>
          </table:table-cell>
        </table:table-row>
        <table:table-row>
          <table:table-cell table:style-name="Tabelle5.A2" office:value-type="string">
            <text:p text:style-name="Table_20_Contents"><text:span text:style-name="Strong_20_Emphasis"><text:span text:style-name="T17">Explosivwaffen</text:span></text:spa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P129">‚Mittlere’ Waffen</text:p>
          </table:table-cell>
          <table:table-cell table:style-name="Tabelle5.A2" office:value-type="string">
            <text:p text:style-name="P129">6W10+</text:p>
          </table:table-cell>
          <table:table-cell table:style-name="Tabelle5.C2" office:value-type="string">
            <text:p text:style-name="P129">Granaten</text:p>
          </table:table-cell>
        </table:table-row>
        <table:table-row>
          <table:table-cell table:style-name="Tabelle5.A2" office:value-type="string">
            <text:p text:style-name="P129">‚Schwere‘ Waffen</text:p>
          </table:table-cell>
          <table:table-cell table:style-name="Tabelle5.A2" office:value-type="string">
            <text:p text:style-name="P129">8W10+</text:p>
          </table:table-cell>
          <table:table-cell table:style-name="Tabelle5.C2" office:value-type="string">
            <text:p text:style-name="P129">Raketenwerfer</text:p>
          </table:table-cell>
        </table:table-row>
        <table:table-row>
          <table:table-cell table:style-name="Tabelle5.A2" office:value-type="string">
            <text:p text:style-name="P128">Modifikation</text:p>
          </table:table-cell>
          <table:table-cell table:style-name="Tabelle5.A2" office:value-type="string">
            <text:p text:style-name="P129"/>
          </table:table-cell>
          <table:table-cell table:style-name="Tabelle5.C2" office:value-type="string">
            <text:p text:style-name="P129"/>
          </table:table-cell>
        </table:table-row>
        <table:table-row>
          <table:table-cell table:style-name="Tabelle5.A2" office:value-type="string">
            <text:p text:style-name="P130">Brennend</text:p>
          </table:table-cell>
          <table:table-cell table:style-name="Tabelle5.C2" table:number-columns-spanned="2" office:value-type="string">
            <text:p text:style-name="P129">+ 1W10 auf Basis</text:p>
          </table:table-cell>
          <table:covered-table-cell/>
        </table:table-row>
        <table:table-row>
          <table:table-cell table:style-name="Tabelle5.A2" office:value-type="string">
            <text:p text:style-name="P130">Energiewaffe</text:p>
          </table:table-cell>
          <table:table-cell table:style-name="Tabelle5.C2" table:number-columns-spanned="2" office:value-type="string">
            <text:p text:style-name="P129">+ 1W10 auf Basis</text:p>
          </table:table-cell>
          <table:covered-table-cell/>
        </table:table-row>
        <table:table-row>
          <table:table-cell table:style-name="Tabelle5.A2" office:value-type="string">
            <text:p text:style-name="P130">Magisch</text:p>
          </table:table-cell>
          <table:table-cell table:style-name="Tabelle5.C2" table:number-columns-spanned="2" office:value-type="string">
            <text:p text:style-name="P129">+ 1W10? auf Basis</text:p>
          </table:table-cell>
          <table:covered-table-cell/>
        </table:table-row>
      </table:table>
      <text:p text:style-name="P131"><text:span text:style-name="Strong_20_Emphasis"><text:span text:style-name="T53">1</text:span></text:span><text:span text:style-name="Strong_20_Emphasis"><text:span text:style-name="T54">:</text:span></text:span><text:span text:style-name="Strong_20_Emphasis"><text:span text:style-name="T55"> Jeglicher Schaden aller Nahkampfwaffen profitieren vom </text:span></text:span><text:span text:style-name="Strong_20_Emphasis"><text:span text:style-name="T56">Kernwert-</text:span></text:span><text:span text:style-name="Strong_20_Emphasis"><text:span text:style-name="T55">Zusatzeffekt ‚</text:span></text:span><text:span text:style-name="Strong_20_Emphasis"><text:span text:style-name="T57">Stärke</text:span></text:span><text:span text:style-name="Strong_20_Emphasis"><text:span text:style-name="T55">‘.</text:span></text:span></text:p>
      <text:h text:style-name="Heading_20_2" text:outline-level="2"><text:span text:style-name="Strong_20_Emphasis">Rüstungswerte</text:span></text:h>
      <text:p text:style-name="P127"><text:span text:style-name="Strong_20_Emphasis"><text:span text:style-name="T49">Die folgenden Wert sind nur ein Leitsatz aber keineswegs ein muss.</text:spa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text:span text:style-name="Strong_20_Emphasis">Rüstungstyp</text:span></text:p>
          </table:table-cell>
          <table:table-cell table:style-name="Tabelle1.A1" office:value-type="string">
            <text:p text:style-name="Table_20_Contents"><text:span text:style-name="Strong_20_Emphasis">Rüstungswert (RW)</text:span></text:p>
          </table:table-cell>
          <table:table-cell table:style-name="Tabelle1.C1" office:value-type="string">
            <text:p text:style-name="Table_20_Contents"><text:span text:style-name="Strong_20_Emphasis">Beispiele</text:span></text:p>
          </table:table-cell>
        </table:table-row>
        <table:table-row>
          <table:table-cell table:style-name="Tabelle1.A2" office:value-type="string">
            <text:p text:style-name="Table_20_Contents">Keine Rüstung</text:p>
          </table:table-cell>
          <table:table-cell table:style-name="Tabelle1.A2" office:value-type="string">
            <text:p text:style-name="Table_20_Contents">0W10</text:p>
          </table:table-cell>
          <table:table-cell table:style-name="Tabelle1.C2" office:value-type="string">
            <text:p text:style-name="Table_20_Contents">Alltagskleidung</text:p>
          </table:table-cell>
        </table:table-row>
        <table:table-row>
          <table:table-cell table:style-name="Tabelle1.A2" office:value-type="string">
            <text:p text:style-name="Table_20_Contents">Leichte Rüstung</text:p>
          </table:table-cell>
          <table:table-cell table:style-name="Tabelle1.A2" office:value-type="string">
            <text:p text:style-name="Table_20_Contents">1W10</text:p>
          </table:table-cell>
          <table:table-cell table:style-name="Tabelle1.C2" office:value-type="string">
            <text:p text:style-name="Table_20_Contents">Lederweste</text:p>
          </table:table-cell>
        </table:table-row>
        <table:table-row>
          <table:table-cell table:style-name="Tabelle1.A2" office:value-type="string">
            <text:p text:style-name="Table_20_Contents">Mittlere Rüstung</text:p>
          </table:table-cell>
          <table:table-cell table:style-name="Tabelle1.A2" office:value-type="string">
            <text:p text:style-name="Table_20_Contents">3W10</text:p>
          </table:table-cell>
          <table:table-cell table:style-name="Tabelle1.C2" office:value-type="string">
            <text:p text:style-name="Table_20_Contents">Kettenhemd, taktische Weste</text:p>
          </table:table-cell>
        </table:table-row>
        <table:table-row>
          <table:table-cell table:style-name="Tabelle1.A2" office:value-type="string">
            <text:p text:style-name="Table_20_Contents">Schwere Rüstung</text:p>
          </table:table-cell>
          <table:table-cell table:style-name="Tabelle1.A2" office:value-type="string">
            <text:p text:style-name="Table_20_Contents">5W10</text:p>
          </table:table-cell>
          <table:table-cell table:style-name="Tabelle1.C2" office:value-type="string">
            <text:p text:style-name="Table_20_Contents">Plattenrüstung, moderne Körperschutzanzüge</text:p>
          </table:table-cell>
        </table:table-row>
        <table:table-row>
          <table:table-cell table:style-name="Tabelle1.A6" office:value-type="string">
            <text:p text:style-name="Table_20_Contents">Spezialrüstung</text:p>
          </table:table-cell>
          <table:table-cell table:style-name="Tabelle1.A6" office:value-type="string">
            <text:p text:style-name="Table_20_Contents">Variabel</text:p>
          </table:table-cell>
          <table:table-cell table:style-name="Tabelle1.C6" office:value-type="string">
            <text:p text:style-name="Table_20_Contents">Energie-Rüstung</text:p>
          </table:table-cell>
        </table:table-row>
      </table:table>
      <text:p text:style-name="P132"><text:span text:style-name="Strong_20_Emphasis"><text:span text:style-name="T58"/></text:span></text:p>
      <text:h text:style-name="P19" text:outline-level="1"><text:span text:style-name="Strong_20_Emphasis">Erschöpfung und Erholung</text:span></text:h>
      <text:p text:style-name="P38"><text:span text:style-name="Strong_20_Emphasis">Erschöpfung</text:span> beschreibt den schrittweisen Anstieg der körperlichen und mentalen Belastung eines Charakters, besonders in intensiven Situationen wie Kämpfen. Dieser Mechanismus erlaubt es den Spielern, taktische Entscheidungen mit Bedacht zu treffen und ihre <text:span text:style-name="T20">Speziala</text:span><text:span text:style-name="Strong_20_Emphasis"><text:span text:style-name="T20">ktion</text:span></text:span>en bewusst einzusetzen.</text:p>
      <text:h text:style-name="Heading_20_2" text:outline-level="2"><text:span text:style-name="Strong_20_Emphasis">Erschöpfungseffekte im Kampf</text:span></text:h>
      <text:p text:style-name="P38">Erschöpfung baut sich vor allem durch den Einsatz von <text:span text:style-name="T19">Speziala</text:span><text:span text:style-name="Strong_20_Emphasis"><text:span text:style-name="T19">ktion</text:span></text:span><text:span text:style-name="Strong_20_Emphasis">en</text:span> auf. Jede dieser <text:span text:style-name="T20">Speziala</text:span><text:span text:style-name="Strong_20_Emphasis"><text:span text:style-name="T20">ktion</text:span></text:span>en erzeugt, abhängig von ihrer Art und Wirkung, eine spezifische Erschöpfung. Die Summe der Erschöpfungspunkte wirkt sich unmittelbar auf den Charakter aus und hat je nach Höhe verschiedene Auswirkungen. Diese Staffelung erlaubt eine schrittweise Verschlechterung der Leistung und erhöht das Risiko, durch Überanstrengung in kritische Situationen zu geraten.</text:p>
      <text:h text:style-name="Heading_20_3" text:outline-level="3"><text:span text:style-name="Strong_20_Emphasis">Erschöpfungsstufen:</text:span></text:h>
      <text:list text:style-name="L45">
        <text:list-item>
          <text:p text:style-name="P133"><text:span text:style-name="Strong_20_Emphasis">0-</text:span><text:span text:style-name="Strong_20_Emphasis"><text:span text:style-name="T46">4</text:span></text:span><text:span text:style-name="Strong_20_Emphasis"> Erschöpfung:</text:span> Keine Auswirkungen.</text:p>
        </text:list-item>
        <text:list-item>
          <text:p text:style-name="P133"><text:span text:style-name="Strong_20_Emphasis"><text:span text:style-name="T46">5</text:span></text:span><text:span text:style-name="Strong_20_Emphasis">-</text:span><text:span text:style-name="Strong_20_Emphasis"><text:span text:style-name="T46">7</text:span></text:span><text:span text:style-name="Strong_20_Emphasis"> Erschöpfung:</text:span> Proben sind um 10 Punkte erschwert.</text:p>
        </text:list-item>
        <text:list-item>
          <text:p text:style-name="P133"><text:span text:style-name="Strong_20_Emphasis"><text:span text:style-name="T46">8</text:span></text:span><text:span text:style-name="Strong_20_Emphasis">-</text:span><text:span text:style-name="Strong_20_Emphasis"><text:span text:style-name="T46">9</text:span></text:span><text:span text:style-name="Strong_20_Emphasis"> Erschöpfung:</text:span> Schaden, den der Charakter verursacht, wird um 2 Punkte reduziert, während Schaden, den der Charakter empfängt, um 2 Punkte erhöht wird.</text:p>
        </text:list-item>
        <text:list-item>
          <text:p text:style-name="P134"><text:span text:style-name="Strong_20_Emphasis">Ab </text:span><text:span text:style-name="Strong_20_Emphasis"><text:span text:style-name="T46">10</text:span></text:span><text:span text:style-name="Strong_20_Emphasis"> Erschöpfung:</text:span> Der Charakter muss einen Wurf auf <text:span text:style-name="Strong_20_Emphasis">Willenskraft</text:span> ablegen. Misslingt dieser Wurf, fällt der Charakter in Ohnmacht und ist für den weiteren Kampf unfähig.</text:p>
        </text:list-item>
      </text:list>
      <text:h text:style-name="Heading_20_2" text:outline-level="2"><text:span text:style-name="Strong_20_Emphasis">Erholung im Kampf</text:span></text:h>
      <text:p text:style-name="P38">Im Kampf kann der Charakter Erschöpfung abbauen, indem er eine Runde auf den Einsatz <text:span text:style-name="T14">von</text:span> <text:span text:style-name="T19">Speziala</text:span><text:span text:style-name="Strong_20_Emphasis"><text:span text:style-name="T19">ktion</text:span></text:span><text:span text:style-name="Strong_20_Emphasis">en</text:span> verzichtet. In dieser Runde darf der Spieler eine Probe auf den Kernwert <text:span text:style-name="Strong_20_Emphasis">Ausdauer</text:span> ablegen. Gelingt die Probe, sinkt der Erschöpfungswert des Charakters um 1 Punkt. Diese Mechanik ermöglicht es den Spielern, Erschöpfung kontrolliert zu reduzieren, falls sie sich bewusst für eine kurze Regenerationsphase im Kampf entscheiden.</text:p>
      <text:h text:style-name="Heading_20_2" text:outline-level="2"><text:span text:style-name="Strong_20_Emphasis">Erholung außerhalb des Kampfes</text:span></text:h>
      <text:p text:style-name="Text_20_body">Außerhalb von Kampf und intensiven Belastungen baut sich Erschöpfung automatisch ab. In ruhigen Umgebungen und bei ausreichend Pausen können die Charaktere ihre Erschöpfung vollständig regenerieren, ohne dass Proben erforderlich sind.</text:p>
      <text:h text:style-name="P135" text:outline-level="1"><text:span text:style-name="Strong_20_Emphasis"><text:span text:style-name="T59">Statuseffekte</text:span></text:span></text:h>
      <text:p text:style-name="Text_20_body"><text:span text:style-name="Strong_20_Emphasis">Statuseffekte</text:span> sind besondere Bedingungen, die durch Angriffe, Umgebungsfaktoren oder spezielle Ereignisse ausgelöst werden können. Sie beeinflussen das Verhalten und die Fähigkeiten von Charakteren, oft mit anhaltenden oder wiederkehrenden Auswirkungen. Statuseffekte bringen zusätzliche taktische Tiefe ins Spiel, da sie sowohl Chancen als auch Herausforderungen schaffen.</text:p>
      <text:h text:style-name="Heading_20_2" text:outline-level="2">Häufige Statuseffekte und ihre Wirkung</text:h>
      <text:list text:style-name="L46">
        <text:list-item>
          <text:p text:style-name="P136"><text:span text:style-name="Strong_20_Emphasis">Betäubung</text:span></text:p>
          <text:list>
            <text:list-item>
              <text:p text:style-name="P137"><text:span text:style-name="Strong_20_Emphasis">Beschreibung</text:span>: Der Charakter ist handlungsunfähig und verliert seine nächste Aktion.</text:p>
            </text:list-item>
            <text:list-item>
              <text:p text:style-name="P137"><text:span text:style-name="Strong_20_Emphasis">Auswirkungen</text:span>: Kann weder angreifen noch sich verteidigen. Angriffe gegen betäubte Charaktere erhalten einen automatischen Vorteil (keine Verteidigung möglich).</text:p>
            </text:list-item>
            <text:list-item>
              <text:p text:style-name="P137"><text:span text:style-name="Strong_20_Emphasis">Dauer</text:span>: Endet nach 1 Runde oder bei erfolgreichem Kernwert-Wurf auf Willenskraft.</text:p>
            </text:list-item>
          </text:list>
        </text:list-item>
        <text:list-item>
          <text:p text:style-name="P136"><text:span text:style-name="Strong_20_Emphasis">Vergiftung</text:span></text:p>
          <text:list>
            <text:list-item>
              <text:p text:style-name="P137"><text:span text:style-name="Strong_20_Emphasis">Beschreibung</text:span>: Der Charakter leidet unter einer schädlichen Substanz in seinem Körper.</text:p>
            </text:list-item>
            <text:list-item>
              <text:p text:style-name="P137"><text:span text:style-name="Strong_20_Emphasis">Auswirkungen</text:span>: Verliert jede Runde X Lebenspunkte (je nach Stärke der Vergiftung). Malus von -10 auf alle Proben.</text:p>
            </text:list-item>
            <text:list-item>
              <text:p text:style-name="P137"><text:span text:style-name="Strong_20_Emphasis">Dauer</text:span>: Bis geheilt durch <text:span text:style-name="T31">Gegengift</text:span>, Medizin oder einen erfolgreichen Kernwert-Wurf auf Ausdauer.</text:p>
            </text:list-item>
          </text:list>
        </text:list-item>
        <text:list-item>
          <text:p text:style-name="P136"><text:span text:style-name="Strong_20_Emphasis">Angst</text:span></text:p>
          <text:list>
            <text:list-item>
              <text:p text:style-name="P137"><text:span text:style-name="Strong_20_Emphasis">Beschreibung</text:span>: Der Charakter ist eingeschüchtert oder überwältigt.</text:p>
            </text:list-item>
            <text:list-item>
              <text:p text:style-name="P137"><text:span text:style-name="Strong_20_Emphasis">Auswirkungen</text:span>: Malus von -10 auf alle Proben, die den Auslöser der Angst betreffen. Kann zu unkontrolliertem Fluchtverhalten führen (im Ermessen des Spielleiters).</text:p>
            </text:list-item>
            <text:list-item>
              <text:p text:style-name="P137"><text:span text:style-name="Strong_20_Emphasis">Dauer</text:span>: Bis der Auslöser entfernt oder ein Kernwert-Wurf auf Willenskraft bestanden wird.</text:p>
            </text:list-item>
          </text:list>
        </text:list-item>
        <text:list-item>
          <text:p text:style-name="P136"><text:span text:style-name="Strong_20_Emphasis">Bluten</text:span></text:p>
          <text:list>
            <text:list-item>
              <text:p text:style-name="P137"><text:span text:style-name="Strong_20_Emphasis">Beschreibung</text:span>: Der Charakter hat eine offene Wunde, die kontinuierlich Lebenspunkte kostet.</text:p>
            </text:list-item>
            <text:list-item>
              <text:p text:style-name="P137"><text:span text:style-name="Strong_20_Emphasis">Auswirkungen</text:span>: Verliert jede Runde <text:span text:style-name="T31">1W10</text:span> Lebenspunkte (abhängig von der Schwere der Wunde).</text:p>
            </text:list-item>
            <text:list-item>
              <text:p text:style-name="P137"><text:span text:style-name="Strong_20_Emphasis">Dauer</text:span>: Bis stabilisiert (durch Erste Hilfe oder Heilung) <text:span text:style-name="T31">oder erfolgreiche Probe auf Ausdauer am Rundenende.</text:span></text:p>
            </text:list-item>
          </text:list>
        </text:list-item>
        <text:list-item>
          <text:p text:style-name="P136"><text:span text:style-name="Strong_20_Emphasis">Brennen</text:span></text:p>
          <text:list>
            <text:list-item>
              <text:p text:style-name="P137"><text:soft-page-break/><text:span text:style-name="Strong_20_Emphasis">Beschreibung</text:span>: Der Charakter steht in Flammen oder hat eine schwere Verbrennung erlitten.</text:p>
            </text:list-item>
            <text:list-item>
              <text:p text:style-name="P137"><text:span text:style-name="Strong_20_Emphasis">Auswirkungen</text:span>: Verliert jede Runde 1W10 Lebenspunkte. Kann durch Umgebung (z. B. Wasser) oder erfolgreiche Aktionen (z. B. Abrollen) gelöscht werden.</text:p>
            </text:list-item>
            <text:list-item>
              <text:p text:style-name="P137"><text:span text:style-name="Strong_20_Emphasis">Dauer</text:span>: Bis gelöscht oder der Charakter nicht mehr brennbare Kleidung trägt.</text:p>
            </text:list-item>
          </text:list>
        </text:list-item>
        <text:list-item>
          <text:p text:style-name="P136"><text:span text:style-name="Strong_20_Emphasis">Geblendet</text:span></text:p>
          <text:list>
            <text:list-item>
              <text:p text:style-name="P137"><text:span text:style-name="Strong_20_Emphasis">Beschreibung</text:span>: Der Charakter kann seine Umgebung nicht klar wahrnehmen.</text:p>
            </text:list-item>
            <text:list-item>
              <text:p text:style-name="P137"><text:span text:style-name="Strong_20_Emphasis">Auswirkungen</text:span>: Alle Angriffs- und Verteidigungsproben erhalten einen Malus von -20.</text:p>
            </text:list-item>
            <text:list-item>
              <text:p text:style-name="P136"><text:span text:style-name="Strong_20_Emphasis">Dauer</text:span>: Endet nach X Runden (abhängig von der Ursache, z. B. Blendgranate oder Sand in den Augen).</text:p>
            </text:list-item>
          </text:list>
        </text:list-item>
        <text:list-item>
          <text:p text:style-name="P138"><text:span text:style-name="Strong_20_Emphasis"><text:span text:style-name="T31">Verkrüppelt</text:span></text:span></text:p>
          <text:list>
            <text:list-item>
              <text:p text:style-name="P139"><text:span text:style-name="Strong_20_Emphasis">Beschreibung</text:span>: <text:span text:style-name="T31">Der Charakter hat sich eine Verletzung zugezogen.</text:span></text:p>
            </text:list-item>
            <text:list-item>
              <text:p text:style-name="P139"><text:span text:style-name="Strong_20_Emphasis">Auswirkungen</text:span>: Alle <text:span text:style-name="T31">P</text:span>roben erhalten einen Malus von -<text:span text:style-name="T31">1</text:span>0.</text:p>
            </text:list-item>
            <text:list-item>
              <text:p text:style-name="P138"><text:span text:style-name="Strong_20_Emphasis">Dauer</text:span>: Endet nach X Runden (abhängig von der Ursache<text:span text:style-name="T31">)</text:span></text:p>
            </text:list-item>
          </text:list>
        </text:list-item>
      </text:list>
      <text:h text:style-name="Heading_20_2" text:outline-level="2" text:is-list-header="true">Dauer und Heilung von Statuseffekten</text:h>
      <text:list text:style-name="L47">
        <text:list-item>
          <text:p text:style-name="P140"><text:span text:style-name="Strong_20_Emphasis">Zeitlich begrenzt</text:span>: Manche Effekte enden nach einer festgelegten Anzahl von Runden (z. B. Blenden).</text:p>
        </text:list-item>
        <text:list-item>
          <text:p text:style-name="P140"><text:span text:style-name="Strong_20_Emphasis">Heilung durch Proben</text:span>: Ein Kernwert-Wurf auf einen passenden Wert (z. B. Willenskraft bei Angst) kann Effekte vorzeitig beenden.</text:p>
        </text:list-item>
        <text:list-item>
          <text:p text:style-name="P141"><text:span text:style-name="Strong_20_Emphasis">Externe Hilfe</text:span>: Heilung durch Verbündete (z. B. Erste Hilfe) oder den Einsatz spezieller Ausrüstung (z. B. Heilmittel gegen Vergiftungen).</text:p>
        </text:list-item>
      </text:list>
      <text:h text:style-name="Heading_20_2" text:outline-level="2" text:is-list-header="true">Auswirkungen auf NSCs</text:h>
      <text:list text:style-name="L48">
        <text:list-item>
          <text:p text:style-name="P142">NSCs können ebenfalls von Statuseffekten betroffen sein, allerdings sollten diese bei schwächeren Gegnern nur narrativ genutzt werden, um den Spielfluss nicht zu verlangsamen.</text:p>
        </text:list-item>
        <text:list-item>
          <text:p text:style-name="P143">Bei wichtigen Gegnern (z. B. Bossen) können Statuseffekte besondere Schwachstellen offenlegen, die die Spieler gezielt ausnutzen können.</text:p>
        </text:list-item>
      </text:list>
      <text:h text:style-name="P19" text:outline-level="1"><text:bookmark-start text:name="__RefHeading___Toc607_765612502"/><text:span text:style-name="Strong_20_Emphasis">Proben (D100 System)</text:span><text:bookmark-end text:name="__RefHeading___Toc607_765612502"/></text:h>
      <text:p text:style-name="P20">Proben im Spiel werden mit einem Prozentsystem durchgeführt, bei dem der Spieler einen Wurf mit einem 100-seitigen Würfel (D100) tätigt. Der Wert, der geworfen werden muss, hängt vom Charakter ab und basiert auf den entsprechenden <text:span text:style-name="Strong_20_Emphasis">Kernwerten</text:span>, <text:span text:style-name="Strong_20_Emphasis"><text:span text:style-name="T5">Fähigkeit</text:span></text:span><text:span text:style-name="Strong_20_Emphasis">en</text:span> oder anderen relevanten Attributen.</text:p>
      <text:p text:style-name="Text_20_body"><text:span text:style-name="Strong_20_Emphasis">Erfolgreiche Probe:</text:span> Ein Wurf ist erfolgreich, wenn der geworfene Wert unter oder gleich dem relevanten Wert des Charakters liegt.</text:p>
      <text:p text:style-name="Text_20_body"/>
      <text:h text:style-name="Heading_20_2" text:outline-level="2">Kritisches Ergebnis (10% Regel)</text:h>
      <text:p text:style-name="P20">Eine Probe kann nicht nur erfolgreich sein oder misslingen, sondern auch kritisch absolviert werden. Dabei wird immer von <text:span text:style-name="Default_20_Paragraph_20_Font"><text:span text:style-name="T17">10%</text:span></text:span> des <text:span text:style-name="T60">relevanten W</text:span>ertes ausgegangen <text:span text:style-name="T60">(Vor Bonus und Malus)</text:span>. Bei einem Probenwert (<text:span text:style-name="Strong_20_Emphasis"><text:span text:style-name="T5">Fähigkeit</text:span></text:span><text:span text:style-name="Default_20_Paragraph_20_Font"><text:span text:style-name="T17">wert</text:span></text:span>) von 67 (Abgerundet 6) wäre ein kritischer Erfolg bei <text:span text:style-name="Default_20_Paragraph_20_Font"><text:span text:style-name="T17">1 – 6</text:span></text:span> und ein kritischer Misserfolg bei <text:span text:style-name="Default_20_Paragraph_20_Font"><text:span text:style-name="T17">96 – 100</text:span></text:span>. <text:span text:style-name="T60">Ein etwaiger Malus oder Bonus würden die Schwelle nicht verändern! </text:span><text:span text:style-name="T47">Zu beachten ist, dass eine </text:span><text:span text:style-name="T61">1 kritisch gelingt</text:span><text:span text:style-name="T47"> und eine </text:span><text:span text:style-name="T61">100 immer kritisch fehlschlägt</text:span><text:span text:style-name="T47">.</text:span></text:p>
      <text:list text:style-name="L49">
        <text:list-item>
          <text:p text:style-name="P144"><text:span text:style-name="Strong_20_Emphasis">Kritischer Erfolg:</text:span> Dies bedeutet, dass der Charakter besonders gut und überdurchschnittlich erfolgreich war.</text:p>
        </text:list-item>
        <text:list-item>
          <text:p text:style-name="P145"><text:span text:style-name="Strong_20_Emphasis">Patzer:</text:span> Führt zu einem besonders negativen Ergebnis oder einem Missgeschick, das den Charakter ernsthaft behindert.</text:p>
        </text:list-item>
      </text:list>
      <text:h text:style-name="P19" text:outline-level="1"><text:span text:style-name="Strong_20_Emphasis">Lebenspunkte</text:span></text:h>
      <text:p text:style-name="Text_20_body">Lebenspunkte (LP) repräsentieren die körperliche Verfassung eines Charakters und dienen als Maßstab für dessen Überlebensfähigkeit. Sie fallen durch Schaden, den ein Charakter erleidet, und können durch längere Ruhephasen wieder regeneriert werden.</text:p>
      <text:h text:style-name="Heading_20_2" text:outline-level="2"><text:span text:style-name="Strong_20_Emphasis">Startlebenspunkte</text:span></text:h>
      <text:list text:style-name="L50">
        <text:list-item>
          <text:p text:style-name="P146">Der Basiswert beträgt <text:span text:style-name="T46">100</text:span> Lebenspunkte.</text:p>
        </text:list-item>
        <text:list-item>
          <text:p text:style-name="P146">Zusätzlich erhalten Charaktere <text:span text:style-name="T17">1 Lebenspunkt für je </text:span><text:span text:style-name="T62">2</text:span><text:span text:style-name="T17"> Punkte</text:span> <text:span text:style-name="T46">über dem </text:span><text:span text:style-name="T62">Basiswert </text:span><text:span text:style-name="Emphasis"><text:span text:style-name="T17">Willenskraft</text:span></text:span>.</text:p>
          <text:list>
            <text:list-item>
              <text:p text:style-name="P147">Beispiel: Ein Charakter mit <text:span text:style-name="T46">31</text:span> Punkten in <text:span text:style-name="Emphasis">Willenskraft</text:span> <text:span text:style-name="T46">(31 - 25 = 6 über dem Basiswert) </text:span>erhält <text:span text:style-name="T46">3</text:span> zusätzliche Lebenspunkte, wodurch er mit 10<text:span text:style-name="T46">3</text:span> Lebenspunkten beginnt.</text:p>
            </text:list-item>
          </text:list>
        </text:list-item>
      </text:list>
      <text:h text:style-name="Heading_20_2" text:outline-level="2"><text:span text:style-name="Strong_20_Emphasis">Verlust und Tod</text:span></text:h>
      <text:list text:style-name="L51">
        <text:list-item>
          <text:p text:style-name="P148"><text:span text:style-name="Strong_20_Emphasis">Tod:</text:span> Der Tod tritt ein, wenn ein Charakter auf 0 oder weniger Lebenspunkte fällt.</text:p>
        </text:list-item>
        <text:list-item>
          <text:p text:style-name="P149"><text:span text:style-name="Strong_20_Emphasis">Ohnmacht:</text:span> Bei einem Stand von 10 Lebenspunkten oder weniger fällt der Charakter in Ohnmacht. Er kann keine Aktionen oder <text:span text:style-name="T20">Speziala</text:span><text:span text:style-name="Strong_20_Emphasis"><text:span text:style-name="T20">ktion</text:span></text:span>en mehr ausführen, bis er wieder regeneriert wurde.</text:p>
        </text:list-item>
      </text:list>
      <text:h text:style-name="Heading_20_2" text:outline-level="2"><text:span text:style-name="Strong_20_Emphasis">Heilung und Regeneration</text:span></text:h>
      <text:p text:style-name="P150">Heilung geschieht im Regelwerk nicht auf magische oder unmittelbare Weise, sondern durch längere Ruhephasen und Erholung. Dies fördert ein bodenständigeres und strategischeres Spielgefühl.</text:p>
      <text:p text:style-name="Text_20_body"/>
      <text:h text:style-name="Heading_20_3" text:outline-level="3"><text:span text:style-name="Strong_20_Emphasis"><text:s/>Erholung durch Ruhephasen</text:span></text:h>
      <text:list text:style-name="L52">
        <text:list-item>
          <text:p text:style-name="P151">Eine Regeneration von Lebenspunkten setzt ausreichend Ruhe und eine sichere Umgebung voraus.</text:p>
        </text:list-item>
        <text:list-item>
          <text:p text:style-name="P151"><text:span text:style-name="Strong_20_Emphasis">Leitsatz:</text:span> Pro Nacht, in der ein Charakter vollständig zur Ruhe kommt, können 25 Lebenspunkte regeneriert werden.</text:p>
        </text:list-item>
        <text:list-item>
          <text:p text:style-name="P152">Der genaue Regenerationswert kann vom Spielleiter an die Situation angepasst werden.</text:p>
        </text:list-item>
      </text:list>
      <text:h text:style-name="Heading_20_3" text:outline-level="3"><text:s/><text:span text:style-name="T47">Erste Hilfe und ähnliches</text:span></text:h>
      <text:list text:style-name="L53">
        <text:list-item>
          <text:p text:style-name="P153">Unmittelbar nach einem Kampf können Wunden versorgt werden um einen Teil des erlittenen Schadens zu regenerieren</text:p>
        </text:list-item>
        <text:list-item>
          <text:p text:style-name="P154">Leitsatz:<text:span text:style-name="T2"> Eine Regeneration von bis zu 10% des Erlittenen Schadens, sollte über normalen Wegen (z.B. Erste Hilfe) möglich sein</text:span></text:p>
        </text:list-item>
      </text:list>
      <text:p text:style-name="Text_20_body"><text:span text:style-name="Strong_20_Emphasis"/></text:p>
      <text:h text:style-name="P19" text:outline-level="1"><text:span text:style-name="Strong_20_Emphasis">Schicksalspunkte, Glückswürfe </text:span><text:span text:style-name="Strong_20_Emphasis"><text:span text:style-name="T63">und Ermutigen</text:span></text:span></text:h>
      <text:h text:style-name="Heading_20_2" text:outline-level="2"><text:bookmark-start text:name="__RefHeading___Toc607_938195361"/>Schicksalspunkte<text:bookmark-end text:name="__RefHeading___Toc607_938195361"/></text:h>
      <text:p text:style-name="Text_20_body">Schicksalspunkte sind eine wertvolle Ressource, die es Spielern erlaubt, das Glück ein wenig zu ihren Gunsten zu wenden. Sie können nach Belieben eingesetzt werden, um Proben erneut zu würfeln. Dabei gelten folgende Regeln:</text:p>
      <text:list text:style-name="L54">
        <text:list-item>
          <text:p text:style-name="P155"><text:span text:style-name="Strong_20_Emphasis">Anzahl der Schicksalspunkte:</text:span><text:line-break/>Die maximale und initiale Anzahl an Schicksalspunkten eines Charakters hängt von dessen Kernwert <text:span text:style-name="Strong_20_Emphasis">Sinne</text:span> ab. Für jeweils <text:span text:style-name="Strong_20_Emphasis">20 Punkte in Sinne</text:span> erhält ein Charakter <text:span text:style-name="Strong_20_Emphasis">1 Schicksalspunkt</text:span>.</text:p>
        </text:list-item>
        <text:list-item>
          <text:p text:style-name="P155"><text:span text:style-name="Strong_20_Emphasis">Regeneration:</text:span><text:line-break/>Schicksalspunkte regenerieren sich vollständig nach jedem Abenteuer oder, falls gewünscht, nach jeder Sitzung.</text:p>
        </text:list-item>
        <text:list-item>
          <text:p text:style-name="P155"><text:span text:style-name="Strong_20_Emphasis">Einsatzbedingungen:</text:span></text:p>
          <text:list>
            <text:list-item>
              <text:p text:style-name="P156">Ein Schicksalspunkt erlaubt es, eine Probe erneut zu würfeln.</text:p>
            </text:list-item>
            <text:list-item>
              <text:p text:style-name="P156">Es können mehrere Schicksalspunkte auf dieselbe Probe angewendet werden, sofern genügend Punkte verfügbar sind.</text:p>
            </text:list-item>
            <text:list-item>
              <text:p text:style-name="P155"><text:span text:style-name="Strong_20_Emphasis">Ausnahme:</text:span> Bei einem kritischen Fehlschlag ist der Einsatz von Schicksalspunkten <text:span text:style-name="Strong_20_Emphasis">nicht möglich</text:span>.</text:p>
            </text:list-item>
          </text:list>
        </text:list-item>
      </text:list>
      <text:p text:style-name="Text_20_body">Schicksalspunkte bieten den Spielern die Möglichkeit, unglückliche Würfelergebnisse zu kompensieren, behalten jedoch das Risiko eines endgültigen Misserfolgs bei.</text:p>
      <text:h text:style-name="Heading_20_2" text:outline-level="2"><text:span text:style-name="Strong_20_Emphasis">Glückswurf</text:span></text:h>
      <text:p text:style-name="Text_20_body">Der Glückswurf ist eine taktische Ressource, die Spielern erlaubt, eine Probe unter besonderen Umständen zu wiederholen oder eine verlorene Chance zu retten. Er bringt jedoch ein gewisses Risiko mit sich und sollte überlegt eingesetzt werden. <text:span text:style-name="T64">Anders wie die Schicksalspunkte, kann der Glückswurf auch einen </text:span><text:span text:style-name="T65">kritischen Fehlschlag korrigieren</text:span><text:span text:style-name="T64">.</text:span></text:p>
      <text:h text:style-name="Heading_20_3" text:outline-level="3"><text:span text:style-name="Strong_20_Emphasis">Regeln für Glückswürfe:</text:span></text:h>
      <text:list text:style-name="L55">
        <text:list-item>
          <text:p text:style-name="P157"><text:span text:style-name="Strong_20_Emphasis">Begrenzung:</text:span> Ein Charakter darf nur <text:span text:style-name="Strong_20_Emphasis">einmal pro Spieltag</text:span> oder <text:span text:style-name="Strong_20_Emphasis">einmal pro Abenteuer</text:span> (je nach gewünschter Schwierigkeit) einen Glückswurf einsetzen.</text:p>
        </text:list-item>
        <text:list-item>
          <text:p text:style-name="P157"><text:span text:style-name="Strong_20_Emphasis">Würfelmechanik:</text:span></text:p>
        </text:list-item>
      </text:list>
      <text:list xml:id="list2198208481" text:style-name="L56">
        <text:list-item>
          <text:list>
            <text:list-item>
              <text:p text:style-name="P158">Der Wurf erfolgt auf den <text:span text:style-name="Strong_20_Emphasis">höchsten Kernwert</text:span> des Charakters.</text:p>
            </text:list-item>
            <text:list-item>
              <text:p text:style-name="P158">Der Wurf wird <text:span text:style-name="Strong_20_Emphasis">ohne Malus oder Bonus</text:span> durchgeführt, unabhängig von äußeren Umständen.</text:p>
            </text:list-item>
          </text:list>
        </text:list-item>
      </text:list>
      <text:h text:style-name="Heading_20_3" text:outline-level="3"><text:soft-page-break/>Ergebnis des Glückswurf:</text:h>
      <text:list text:continue-numbering="true" text:style-name="L56">
        <text:list-item>
          <text:list>
            <text:list-item>
              <text:p text:style-name="P158"><text:span text:style-name="Strong_20_Emphasis">Erfolg:</text:span> Der geworfene Wert liegt unter oder gleich dem Kernwert<text:line-break/>→ Die ursprüngliche Probe gilt als erfolgreich.</text:p>
            </text:list-item>
            <text:list-item>
              <text:p text:style-name="P159"><text:span text:style-name="Strong_20_Emphasis">Fehlschlag:</text:span> Der geworfene Wert liegt über dem Kernwert (aber unter 90)<text:line-break/>→ Die ursprüngliche Probe <text:span text:style-name="T66">zählt als</text:span> <text:span text:style-name="T66">M</text:span>isslungen. <text:span text:style-name="T66">Auch ein <text:s/>kritischer Fehlschlag wird abgewendet.</text:span></text:p>
            </text:list-item>
            <text:list-item>
              <text:p text:style-name="P158"><text:span text:style-name="Strong_20_Emphasis">Kritischer Fehlschlag (90-100):</text:span> Etwas besonders Negatives geschieht, z. B.:</text:p>
              <text:list>
                <text:list-item>
                  <text:p text:style-name="P158">Ein Gegenstand geht verloren.</text:p>
                </text:list-item>
                <text:list-item>
                  <text:p text:style-name="P158">Ein NSC wird feindselig.</text:p>
                </text:list-item>
                <text:list-item>
                  <text:p text:style-name="P160">Der Charakter erleidet Schaden oder <text:span text:style-name="T67">oder oder</text:span></text:p>
                </text:list-item>
              </text:list>
            </text:list-item>
            <text:list-item>
              <text:p text:style-name="P160"><text:span text:style-name="Strong_20_Emphasis">Kritischer Erfolg:</text:span> Bei einem Wurf von 1 könnte der Spielleiter optional einen außergewöhnlich guten Erfolg gewähren, um den Moment besonders zu belohnen.</text:p>
            </text:list-item>
          </text:list>
        </text:list-item>
      </text:list>
      <text:list text:style-name="L57">
        <text:list-header>
          <text:p text:style-name="P161"/>
        </text:list-header>
      </text:list>
      <text:h text:style-name="Heading_20_3" text:outline-level="3"><text:span text:style-name="Strong_20_Emphasis">Beispiele für kritische Fehlschläge:</text:span></text:h>
      <text:list text:style-name="L58">
        <text:list-item>
          <text:p text:style-name="P162">Beim Versuch, eine Tür zu knacken, beschädigt der Charakter das Schloss dauerhaft.</text:p>
        </text:list-item>
        <text:list-item>
          <text:p text:style-name="P162">Beim Überreden wird der NSC nicht nur unkooperativ, sondern aggressiv.</text:p>
        </text:list-item>
        <text:list-item>
          <text:p text:style-name="P163">Beim Klettern reißt das Seil, und der Charakter fällt hinunter.</text:p>
        </text:list-item>
      </text:list>
      <text:p text:style-name="Text_20_body"/>
      <text:h text:style-name="P126" text:outline-level="2"><text:bookmark-start text:name="__RefHeading___Toc2559_4124129238"/>Ermutigen<text:bookmark-end text:name="__RefHeading___Toc2559_4124129238"/></text:h>
      <text:p text:style-name="Text_20_body">Charaktere mit einem hohen <text:span text:style-name="Strong_20_Emphasis">Charisma-Wert</text:span> können andere Spielercharaktere oder NSCs unterstützen, indem sie diese gezielt motivieren und inspirieren. Diese Fähigkeit wird durch <text:span text:style-name="Strong_20_Emphasis">Ermutigen-Punkte</text:span> dargestellt, die pro Abenteuer zur Verfügung stehen.</text:p>
      <text:list text:style-name="L59">
        <text:list-item>
          <text:p text:style-name="P164"><text:span text:style-name="Strong_20_Emphasis">Ermutigen-Punkte erhalten:</text:span><text:line-break/>Für jeweils <text:span text:style-name="Strong_20_Emphasis">15 Punkte Charisma über dem Basiswert (25)</text:span> erhält ein Charakter <text:span text:style-name="Strong_20_Emphasis">+1 Ermutigen-Punkt pro Abenteuer</text:span>.</text:p>
          <text:list>
            <text:list-item>
              <text:p text:style-name="P165">Beispiel: Ein Charakter mit <text:span text:style-name="Strong_20_Emphasis">Charisma 55</text:span> hat <text:span text:style-name="Strong_20_Emphasis">+2 Ermutigen-Punkte</text:span> pro Abenteuer.</text:p>
            </text:list-item>
          </text:list>
        </text:list-item>
        <text:list-item>
          <text:p text:style-name="P166"><text:span text:style-name="Strong_20_Emphasis">Einsatz von Ermutigen-Punkten:</text:span><text:line-break/>Ein Ermutigen-Punkt kann <text:span text:style-name="T68">vor der Probe </text:span><text:span text:style-name="Strong_20_Emphasis"><text:span text:style-name="T69">eines anderen Charakters</text:span></text:span><text:span text:style-name="T69"> </text:span>eingesetzt werden, um <text:span text:style-name="T69">diese</text:span> zu erleichtern. Dabei wird die Probe des unterstützten Charakters um <text:span text:style-name="Strong_20_Emphasis">50 % des Charisma-Werts</text:span> des ermutigenden Charakters erleichtert.</text:p>
          <text:p text:style-name="P164"><text:span text:style-name="Strong_20_Emphasis">Berechnung:</text:span></text:p>
          <text:list>
            <text:list-item>
              <text:p text:style-name="P165">Beispiel: Ein Charakter mit <text:span text:style-name="Strong_20_Emphasis">Charisma 50</text:span> erleichtert die Probe <text:span text:style-name="T69">eines anderen </text:span>Charakters um <text:span text:style-name="Strong_20_Emphasis">25 Punkte</text:span> (50% von 50).</text:p>
            </text:list-item>
          </text:list>
        </text:list-item>
        <text:list-item>
          <text:p text:style-name="P164"><text:span text:style-name="Strong_20_Emphasis">Einschränkungen:</text:span></text:p>
          <text:list>
            <text:list-item>
              <text:p text:style-name="P165"><text:span text:style-name="Strong_20_Emphasis">Nur außerhalb des Kampfes:</text:span> Ermutigen-Punkte können nicht in Kampfsituationen verwendet werden.</text:p>
            </text:list-item>
            <text:list-item>
              <text:p text:style-name="P167"><text:span text:style-name="Strong_20_Emphasis">Ein Punkt pro Probe:</text:span> Ein Charakter kann pro Probe nur <text:span text:style-name="Strong_20_Emphasis">einmal</text:span> ermutigt werden, auch wenn mehrere Charaktere mit einem hohen Charisma-Wert anwesend sind. <text:span text:style-name="T69">Kommt infolge eines Misserfolgs eine erneute Probe zustande (z.B. Schicksalspunkt…) verfällt der Ermutigen Bonus.</text:span></text:p>
            </text:list-item>
            <text:list-item>
              <text:p text:style-name="P166"><text:span text:style-name="Strong_20_Emphasis">Einmaliger Effekt:</text:span> Jeder Ermutigen-Punkt kann nur einmal pro Abenteuer genutzt werden.</text:p>
            </text:list-item>
            <text:list-item>
              <text:p text:style-name="P166"><text:span text:style-name="T68">Eigene Probe:</text:span><text:span text:style-name="T69"> Der unterstützte Charakter muss die Probe selbst durchführen – Ermutigen ersetzt nicht den Würfelwurf.</text:span></text:p>
            </text:list-item>
          </text:list>
        </text:list-item>
      </text:list>
      <text:h text:style-name="Heading_20_3" text:outline-level="3"><text:span text:style-name="Strong_20_Emphasis">Ermutigen im Rollenspiel:</text:span></text:h>
      <text:p text:style-name="P168">Um die Immersion zu fördern, sollten Spieler die Nutzung von <text:span text:style-name="T17">Ermutigen-Punkten</text:span> kreativ beschreiben. Dies könnte in Form von aufmunternden Worten, einem inspirierenden Beispiel oder einer motivierenden Geste geschehen. Rollenspiel-Aspekte können dem Moment zusätzliche Tiefe verleihen, ohne dass es sich rein mechanisch anfühlt. </text:p>
      <text:h text:style-name="P19" text:outline-level="1"><text:span text:style-name="Strong_20_Emphasis">Nicht-Spieler-Charaktere (NSCs)</text:span></text:h>
      <text:p text:style-name="P169">Nicht-Spieler-Charaktere (NSCs) sind zentrale Elemente eines gelungenen Abenteuers. Sie beleben die Welt, bieten Herausforderungen und sorgen für Überraschungen. NSCs können Feinde, Verbündete oder neutrale Figuren sein und reichen von einfachen Statisten bis hin zu epischen Bossen.</text:p>
      <text:p text:style-name="P170"/>
      <text:h text:style-name="Heading_20_2" text:outline-level="2">Kategorien von NSCs</text:h>
      <text:p text:style-name="P169"><text:span text:style-name="Strong_20_Emphasis">1. Statisten</text:span><text:line-break/>Statisten sind einfache Gegner oder Nebenfiguren mit wenig narrativer Tiefe. Sie sind leicht zu verwalten, haben reduzierte Werte und stellen nur in der Masse eine Gefahr dar.</text:p>
      <text:p text:style-name="P169"><text:span text:style-name="Emphasis">Beispiele</text:span>: Straßenräuber, einfache Soldaten, wilde Tiere.</text:p>
      <text:p text:style-name="P169"><text:span text:style-name="Strong_20_Emphasis">2. Normals</text:span><text:line-break/>Normals sind ausgearbeitete NSCs mit soliden Werten und möglichen Besonderheiten. Sie agieren als ernstzunehmende Gegner oder relevante Figuren in der Handlung.</text:p>
      <text:p text:style-name="P169"><text:span text:style-name="Emphasis">Beispiele</text:span>: Hauptmänner, erfahrene Jäger, Schmuggler.</text:p>
      <text:p text:style-name="P169"><text:span text:style-name="Strong_20_Emphasis">3. Bosse</text:span><text:line-break/>Bosse sind die größten Herausforderungen eines Abenteuers. Sie haben hohe Werte, spezielle Fähigkeiten und oft einzigartige Ausrüstung. Ein Kampf gegen einen Boss ist der Höhepunkt eines Szenarios und erfordert Strategie und Teamwork.</text:p>
      <text:p text:style-name="P169"><text:span text:style-name="Emphasis">Beispiele</text:span>: Banditenanführer, korrupte Magier, legendäre Monster.</text:p>
      <text:p text:style-name="P170"/>
      <text:h text:style-name="P171" text:outline-level="2">NSC-Erstellung</text:h>
      <text:p text:style-name="P169"><text:span text:style-name="Strong_20_Emphasis">1. Basiswerte</text:span><text:line-break/>NSCs nutzen die gleichen Kernmechaniken wie Spielercharaktere, können jedoch vereinfacht werden. Die Werte sind abhängig von der Rolle des NSCs:</text:p>
      <text:list text:style-name="L60">
        <text:list-item>
          <text:p text:style-name="P172"><text:span text:style-name="Emphasis">Lebenspunkte</text:span>: Statisten 20–50, Normals 60–120, Bosse 150–200+.</text:p>
        </text:list-item>
        <text:list-item>
          <text:p text:style-name="P173"><text:span text:style-name="Emphasis">Waffenwerte</text:span>: Statisten 40–50, Normals 60–80, Bosse 90–100.</text:p>
        </text:list-item>
      </text:list>
      <text:p text:style-name="P169"><text:span text:style-name="Strong_20_Emphasis">2. Besondere Fähigkeiten</text:span><text:line-break/>NSCs können durch besondere Effekte individualisiert werden:</text:p>
      <text:list text:style-name="L61">
        <text:list-item>
          <text:p text:style-name="P174"><text:span text:style-name="Emphasis">Regeneration</text:span>: Der NSC heilt pro Runde 10 Lebenspunkte.</text:p>
        </text:list-item>
        <text:list-item>
          <text:p text:style-name="P174"><text:span text:style-name="Emphasis">Explosiver Tod</text:span>: Beim Besiegen verursacht der NSC 2W10 Schaden an nahen Zielen.</text:p>
        </text:list-item>
        <text:list-item>
          <text:p text:style-name="P175"><text:soft-page-break/><text:span text:style-name="Emphasis">Druckwelle</text:span>: Der NSC stößt Gegner zurück, hindert sie an der Bewegung.</text:p>
        </text:list-item>
      </text:list>
      <text:p text:style-name="P169"><text:span text:style-name="Strong_20_Emphasis">3. Motivationen und Persönlichkeit</text:span><text:line-break/>Ein NSC wird interessanter, wenn er Ziele, Ängste oder Eigenheiten hat. Dies macht ihn für Spieler erinnerungswürdig.</text:p>
      <text:p text:style-name="P169"><text:span text:style-name="Emphasis">Beispiele</text:span>:</text:p>
      <text:list text:style-name="L62">
        <text:list-item>
          <text:p text:style-name="P176">Ein Bandit, der vor Kämpfen laut prahlt.</text:p>
        </text:list-item>
        <text:list-item>
          <text:p text:style-name="P177">Ein zwielichtiger Händler, der ständig nach seinem Gewinn fragt.</text:p>
        </text:list-item>
      </text:list>
      <text:p text:style-name="P170"/>
      <text:h text:style-name="P171" text:outline-level="2">NSCs im Kampf</text:h>
      <text:p text:style-name="P169"><text:span text:style-name="Strong_20_Emphasis">1. Gruppenaktionen für Statisten</text:span><text:line-break/>Statisten agieren oft in Gruppen, um den Spielfluss zu erleichtern. Diese Schwärme teilen sich Lebenspunkte und greifen als Einheit an.</text:p>
      <text:p text:style-name="P169"><text:span text:style-name="Emphasis">Beispiel</text:span>:<text:line-break/>Ein Rudel Wölfe hat 100 Lebenspunkte. Jeder erfolgreiche Angriff repräsentiert den Schaden an einem einzelnen Wolf.</text:p>
      <text:p text:style-name="P169"><text:span text:style-name="Strong_20_Emphasis">2. Anpassung der Schwierigkeit</text:span><text:line-break/>Um NSCs an die Spielergruppe anzupassen, können ihre Werte leicht modifiziert werden:</text:p>
      <text:list text:style-name="L63">
        <text:list-item>
          <text:p text:style-name="P178">Lebenspunkte um ±10 anpassen.</text:p>
        </text:list-item>
        <text:list-item>
          <text:p text:style-name="P178">Waffenwerte um ±10 modifizieren.</text:p>
        </text:list-item>
        <text:list-item>
          <text:p text:style-name="P179">Initiative erhöhen oder senken.</text:p>
        </text:list-item>
      </text:list>
      <text:p text:style-name="P170"/>
      <text:h text:style-name="P171" text:outline-level="2">Belohnungen und Beute</text:h>
      <text:p text:style-name="P169">NSCs hinterlassen Beute, die zur Motivation und Belohnung der Spieler beiträgt. Die Art der Belohnung sollte der Herausforderung entsprechen:</text:p>
      <text:list text:style-name="L64">
        <text:list-item>
          <text:p text:style-name="P180"><text:span text:style-name="Emphasis">Statisten</text:span>: Kleine Geldbeträge oder einfache Ausrüstung.</text:p>
        </text:list-item>
        <text:list-item>
          <text:p text:style-name="P180"><text:span text:style-name="Emphasis">Normals</text:span>: Nützliche Gegenstände oder Waffen.</text:p>
        </text:list-item>
        <text:list-item>
          <text:p text:style-name="P181"><text:span text:style-name="Emphasis">Bosse</text:span>: Wertvolle Beute wie seltene Ausrüstung, Artefakte oder große Geldmengen.</text:p>
        </text:list-item>
      </text:list>
      <text:p text:style-name="P169"><text:span text:style-name="Emphasis">Beispiele</text:span>:</text:p>
      <text:list text:style-name="L65">
        <text:list-item>
          <text:p text:style-name="P182">Ein Banditenboss hinterlässt ein seltenes Schwert und 50 Silbermünzen.</text:p>
        </text:list-item>
        <text:list-item>
          <text:p text:style-name="P183">Ein besiegter Magier bewacht ein magisches Amulett.</text:p>
        </text:list-item>
      </text:list>
      <text:p text:style-name="P170"/>
      <text:h text:style-name="P171" text:outline-level="2"><text:soft-page-break/>Beispiel-NSC-Archetypen</text:h>
      <text:p text:style-name="P169">Am Ende dieses Abschnitts findet sich eine Liste von Archetypen wie Straßenräuber, Söldner, Magier oder Bestien, die direkt ins Spiel übernommen oder angepasst werden können.</text:p>
      <text:h text:style-name="P184" text:outline-level="3">Beispiel-NSCs (Tabelle)</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table-cell table:style-name="Tabelle2.A1" office:value-type="string">
              <text:p text:style-name="Table_20_Heading"><text:span text:style-name="Strong_20_Emphasis">Name</text:span></text:p>
            </table:table-cell>
            <table:table-cell table:style-name="Tabelle2.A1" office:value-type="string">
              <text:p text:style-name="Table_20_Heading"><text:span text:style-name="Strong_20_Emphasis">Typ</text:span></text:p>
            </table:table-cell>
            <table:table-cell table:style-name="Tabelle2.A1" office:value-type="string">
              <text:p text:style-name="Table_20_Heading"><text:span text:style-name="Strong_20_Emphasis">Waffenwert</text:span></text:p>
            </table:table-cell>
            <table:table-cell table:style-name="Tabelle2.A1" office:value-type="string">
              <text:p text:style-name="P185"><text:span text:style-name="Strong_20_Emphasis"><text:span text:style-name="T70">Hauptwert</text:span></text:span></text:p>
            </table:table-cell>
            <table:table-cell table:style-name="Tabelle2.A1" office:value-type="string">
              <text:p text:style-name="P185"><text:span text:style-name="Strong_20_Emphasis"><text:span text:style-name="T70">Nebenwert</text:span></text:span></text:p>
            </table:table-cell>
            <table:table-cell table:style-name="Tabelle2.A1" office:value-type="string">
              <text:p text:style-name="P186"><text:span text:style-name="Strong_20_Emphasis">LP</text:span></text:p>
            </table:table-cell>
            <table:table-cell table:style-name="Tabelle2.A1" office:value-type="string">
              <text:p text:style-name="Table_20_Heading"><text:span text:style-name="Strong_20_Emphasis">Ausrüstung</text:span></text:p>
            </table:table-cell>
            <table:table-cell table:style-name="Tabelle2.A1" office:value-type="string">
              <text:p text:style-name="Table_20_Heading"><text:span text:style-name="Strong_20_Emphasis">Besonderheiten</text:span></text:p>
            </table:table-cell>
          </table:table-row>
        </table:table-header-rows>
        <table:table-row>
          <table:table-cell table:style-name="Tabelle2.A1" office:value-type="string">
            <text:p text:style-name="Table_20_Contents">Straßenräuber</text:p>
          </table:table-cell>
          <table:table-cell table:style-name="Tabelle2.A1" office:value-type="string">
            <text:p text:style-name="Table_20_Contents">Statist</text:p>
          </table:table-cell>
          <table:table-cell table:style-name="Tabelle2.A1" office:value-type="string">
            <text:p text:style-name="Table_20_Contents">45 (Dolch)</text:p>
          </table:table-cell>
          <table:table-cell table:style-name="Tabelle2.A1" office:value-type="string">
            <text:p text:style-name="Table_20_Contents">30</text:p>
          </table:table-cell>
          <table:table-cell table:style-name="Tabelle2.A1" office:value-type="string">
            <text:p text:style-name="Table_20_Contents">20</text:p>
          </table:table-cell>
          <table:table-cell table:style-name="Tabelle2.A1" office:value-type="string">
            <text:p text:style-name="P187">60</text:p>
          </table:table-cell>
          <table:table-cell table:style-name="Tabelle2.A1" office:value-type="string">
            <text:p text:style-name="Table_20_Contents">Dolch (2W10), Lederrüstung</text:p>
          </table:table-cell>
          <table:table-cell table:style-name="Tabelle2.A1" office:value-type="string">
            <text:p text:style-name="Table_20_Contents">Keine</text:p>
          </table:table-cell>
        </table:table-row>
        <table:table-row>
          <table:table-cell table:style-name="Tabelle2.A1" office:value-type="string">
            <text:p text:style-name="Table_20_Contents">Stadtwache</text:p>
          </table:table-cell>
          <table:table-cell table:style-name="Tabelle2.A1" office:value-type="string">
            <text:p text:style-name="Table_20_Contents">Normal</text:p>
          </table:table-cell>
          <table:table-cell table:style-name="Tabelle2.A1" office:value-type="string">
            <text:p text:style-name="Table_20_Contents">55 (Schwert)</text:p>
          </table:table-cell>
          <table:table-cell table:style-name="Tabelle2.A1" office:value-type="string">
            <text:p text:style-name="Table_20_Contents">40</text:p>
          </table:table-cell>
          <table:table-cell table:style-name="Tabelle2.A1" office:value-type="string">
            <text:p text:style-name="Table_20_Contents">30</text:p>
          </table:table-cell>
          <table:table-cell table:style-name="Tabelle2.A1" office:value-type="string">
            <text:p text:style-name="P187">100</text:p>
          </table:table-cell>
          <table:table-cell table:style-name="Tabelle2.A1" office:value-type="string">
            <text:p text:style-name="Table_20_Contents">Schwert (3W10), Kettenhemd</text:p>
          </table:table-cell>
          <table:table-cell table:style-name="Tabelle2.A1" office:value-type="string">
            <text:p text:style-name="Table_20_Contents">Keine</text:p>
          </table:table-cell>
        </table:table-row>
        <table:table-row>
          <table:table-cell table:style-name="Tabelle2.A1" office:value-type="string">
            <text:p text:style-name="Table_20_Contents">Feuerzauberer</text:p>
          </table:table-cell>
          <table:table-cell table:style-name="Tabelle2.A1" office:value-type="string">
            <text:p text:style-name="Table_20_Contents">Normal</text:p>
          </table:table-cell>
          <table:table-cell table:style-name="Tabelle2.A1" office:value-type="string">
            <text:p text:style-name="Table_20_Contents">70 (Feuerball)</text:p>
          </table:table-cell>
          <table:table-cell table:style-name="Tabelle2.A1" office:value-type="string">
            <text:p text:style-name="Table_20_Contents">35</text:p>
          </table:table-cell>
          <table:table-cell table:style-name="Tabelle2.A1" office:value-type="string">
            <text:p text:style-name="Table_20_Contents">40</text:p>
          </table:table-cell>
          <table:table-cell table:style-name="Tabelle2.A1" office:value-type="string">
            <text:p text:style-name="P187">90</text:p>
          </table:table-cell>
          <table:table-cell table:style-name="Tabelle2.A1" office:value-type="string">
            <text:p text:style-name="Table_20_Contents">Robe, Magiestab (4W10, Fern)</text:p>
          </table:table-cell>
          <table:table-cell table:style-name="Tabelle2.A1" office:value-type="string">
            <text:p text:style-name="Table_20_Contents">Immunität gegen Feuer</text:p>
          </table:table-cell>
        </table:table-row>
        <table:table-row>
          <table:table-cell table:style-name="Tabelle2.A1" office:value-type="string">
            <text:p text:style-name="P188">Banditen-anführer</text:p>
          </table:table-cell>
          <table:table-cell table:style-name="Tabelle2.A1" office:value-type="string">
            <text:p text:style-name="Table_20_Contents">Boss</text:p>
          </table:table-cell>
          <table:table-cell table:style-name="Tabelle2.A1" office:value-type="string">
            <text:p text:style-name="Table_20_Contents">75 (Säbel)</text:p>
          </table:table-cell>
          <table:table-cell table:style-name="Tabelle2.A1" office:value-type="string">
            <text:p text:style-name="Table_20_Contents">50</text:p>
          </table:table-cell>
          <table:table-cell table:style-name="Tabelle2.A1" office:value-type="string">
            <text:p text:style-name="Table_20_Contents">40</text:p>
          </table:table-cell>
          <table:table-cell table:style-name="Tabelle2.A1" office:value-type="string">
            <text:p text:style-name="P187">150</text:p>
          </table:table-cell>
          <table:table-cell table:style-name="Tabelle2.A1" office:value-type="string">
            <text:p text:style-name="Table_20_Contents">Säbel (3W10), Lederpanzer</text:p>
          </table:table-cell>
          <table:table-cell table:style-name="Tabelle2.A1" office:value-type="string">
            <text:p text:style-name="Table_20_Contents">+10 auf Einschüchterung</text:p>
          </table:table-cell>
        </table:table-row>
        <table:table-row>
          <table:table-cell table:style-name="Tabelle2.A1" office:value-type="string">
            <text:p text:style-name="Table_20_Contents">Königlicher Ritter</text:p>
          </table:table-cell>
          <table:table-cell table:style-name="Tabelle2.A1" office:value-type="string">
            <text:p text:style-name="Table_20_Contents">Boss</text:p>
          </table:table-cell>
          <table:table-cell table:style-name="Tabelle2.A1" office:value-type="string">
            <text:p text:style-name="Table_20_Contents">80 (Zweihänder)</text:p>
          </table:table-cell>
          <table:table-cell table:style-name="Tabelle2.A1" office:value-type="string">
            <text:p text:style-name="Table_20_Contents">45</text:p>
          </table:table-cell>
          <table:table-cell table:style-name="Tabelle2.A1" office:value-type="string">
            <text:p text:style-name="Table_20_Contents">50</text:p>
          </table:table-cell>
          <table:table-cell table:style-name="Tabelle2.A1" office:value-type="string">
            <text:p text:style-name="P187">200</text:p>
          </table:table-cell>
          <table:table-cell table:style-name="Tabelle2.A1" office:value-type="string">
            <text:p text:style-name="Table_20_Contents">Zweihänder (4W10), Plattenrüstung (5W10)</text:p>
          </table:table-cell>
          <table:table-cell table:style-name="Tabelle2.A1" office:value-type="string">
            <text:p text:style-name="Table_20_Contents">Hohe Rüstungspunkte, schwer zu treffen</text:p>
          </table:table-cell>
        </table:table-row>
        <table:table-row>
          <table:table-cell table:style-name="Tabelle2.A1" office:value-type="string">
            <text:p text:style-name="Table_20_Contents">Handels-reisender</text:p>
          </table:table-cell>
          <table:table-cell table:style-name="Tabelle2.A1" office:value-type="string">
            <text:p text:style-name="Table_20_Contents">Normal (sozial)</text:p>
          </table:table-cell>
          <table:table-cell table:style-name="Tabelle2.A1" office:value-type="string">
            <text:p text:style-name="Table_20_Contents">25 (Dolch)</text:p>
          </table:table-cell>
          <table:table-cell table:style-name="Tabelle2.A1" office:value-type="string">
            <text:p text:style-name="Table_20_Contents">20</text:p>
          </table:table-cell>
          <table:table-cell table:style-name="Tabelle2.A1" office:value-type="string">
            <text:p text:style-name="Table_20_Contents">25</text:p>
          </table:table-cell>
          <table:table-cell table:style-name="Tabelle2.A1" office:value-type="string">
            <text:p text:style-name="P187">70</text:p>
          </table:table-cell>
          <table:table-cell table:style-name="Tabelle2.A1" office:value-type="string">
            <text:p text:style-name="Table_20_Contents">Dolch (2W10), keine Rüstung</text:p>
          </table:table-cell>
          <table:table-cell table:style-name="Tabelle2.A1" office:value-type="string">
            <text:p text:style-name="Table_20_Contents">Geschick in Verhandlungen (+10 auf Beeinflussen)</text:p>
          </table:table-cell>
        </table:table-row>
        <table:table-row>
          <table:table-cell table:style-name="Tabelle2.A1" office:value-type="string">
            <text:p text:style-name="Table_20_Contents">Goblin-plünderer</text:p>
          </table:table-cell>
          <table:table-cell table:style-name="Tabelle2.A1" office:value-type="string">
            <text:p text:style-name="Table_20_Contents">Statist</text:p>
          </table:table-cell>
          <table:table-cell table:style-name="Tabelle2.A1" office:value-type="string">
            <text:p text:style-name="Table_20_Contents">40 (Knüppel)</text:p>
          </table:table-cell>
          <table:table-cell table:style-name="Tabelle2.A1" office:value-type="string">
            <text:p text:style-name="Table_20_Contents">35</text:p>
          </table:table-cell>
          <table:table-cell table:style-name="Tabelle2.A1" office:value-type="string">
            <text:p text:style-name="Table_20_Contents">20</text:p>
          </table:table-cell>
          <table:table-cell table:style-name="Tabelle2.A1" office:value-type="string">
            <text:p text:style-name="P187">50</text:p>
          </table:table-cell>
          <table:table-cell table:style-name="Tabelle2.A1" office:value-type="string">
            <text:p text:style-name="Table_20_Contents">Knüppel (1W10), Lumpengewand</text:p>
          </table:table-cell>
          <table:table-cell table:style-name="Tabelle2.A1" office:value-type="string">
            <text:p text:style-name="Table_20_Contents">Schneller: +5 auf Initiative</text:p>
          </table:table-cell>
        </table:table-row>
      </table:table>
      <text:p text:style-name="P169"/>
      <text:h text:style-name="P189" text:outline-level="1"><text:span text:style-name="Strong_20_Emphasis"><text:span text:style-name="T5">Fähigkeit</text:span></text:span>en Liste</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90"><text:span text:style-name="Strong_20_Emphasis"><text:span text:style-name="T5">Fähigkeit</text:span></text:span><text:span text:style-name="Strong_20_Emphasis">name</text:span></text:p>
            </table:table-cell>
            <table:table-cell table:style-name="Tabelle3.A1" office:value-type="string">
              <text:p text:style-name="Table_20_Heading"><text:span text:style-name="Strong_20_Emphasis">Haupt-Kernwert</text:span></text:p>
            </table:table-cell>
            <table:table-cell table:style-name="Tabelle3.A1" office:value-type="string">
              <text:p text:style-name="Table_20_Heading"><text:span text:style-name="Strong_20_Emphasis">Neben-Kernwert</text:span></text:p>
            </table:table-cell>
          </table:table-row>
        </table:table-header-rows>
        <table:table-row>
          <table:table-cell table:style-name="Tabelle3.A1" office:value-type="string">
            <text:p text:style-name="Table_20_Contents"><text:span text:style-name="Strong_20_Emphasis">Klettern</text:span></text:p>
          </table:table-cell>
          <table:table-cell table:style-name="Tabelle3.A1" office:value-type="string">
            <text:p text:style-name="P191">Ausdauer</text:p>
          </table:table-cell>
          <table:table-cell table:style-name="Tabelle3.A1" office:value-type="string">
            <text:p text:style-name="P191">Geschicklichkeit</text:p>
          </table:table-cell>
        </table:table-row>
        <table:table-row>
          <table:table-cell table:style-name="Tabelle3.A1" office:value-type="string">
            <text:p text:style-name="Table_20_Contents"><text:span text:style-name="Strong_20_Emphasis">Erste Hilfe</text:span></text:p>
          </table:table-cell>
          <table:table-cell table:style-name="Tabelle3.A1" office:value-type="string">
            <text:p text:style-name="P191">Intelligenz</text:p>
          </table:table-cell>
          <table:table-cell table:style-name="Tabelle3.A1" office:value-type="string">
            <text:p text:style-name="P191">Charisma</text:p>
          </table:table-cell>
        </table:table-row>
        <table:table-row>
          <table:table-cell table:style-name="Tabelle3.A1" office:value-type="string">
            <text:p text:style-name="Table_20_Contents"><text:span text:style-name="Strong_20_Emphasis">Verstecken</text:span></text:p>
          </table:table-cell>
          <table:table-cell table:style-name="Tabelle3.A1" office:value-type="string">
            <text:p text:style-name="P191">Geschicklichkeit</text:p>
          </table:table-cell>
          <table:table-cell table:style-name="Tabelle3.A1" office:value-type="string">
            <text:p text:style-name="P191">Intelligenz</text:p>
          </table:table-cell>
        </table:table-row>
        <table:table-row>
          <table:table-cell table:style-name="Tabelle3.A1" office:value-type="string">
            <text:p text:style-name="Table_20_Contents"><text:span text:style-name="Strong_20_Emphasis">Fährtenlesen</text:span></text:p>
          </table:table-cell>
          <table:table-cell table:style-name="Tabelle3.A1" office:value-type="string">
            <text:p text:style-name="P191">Sinne</text:p>
          </table:table-cell>
          <table:table-cell table:style-name="Tabelle3.A1" office:value-type="string">
            <text:p text:style-name="P191">Intelligenz</text:p>
          </table:table-cell>
        </table:table-row>
        <table:table-row>
          <table:table-cell table:style-name="Tabelle3.A1" office:value-type="string">
            <text:p text:style-name="Table_20_Contents"><text:span text:style-name="Strong_20_Emphasis">Jagen</text:span></text:p>
          </table:table-cell>
          <table:table-cell table:style-name="Tabelle3.A1" office:value-type="string">
            <text:p text:style-name="P191">Intelligenz</text:p>
          </table:table-cell>
          <table:table-cell table:style-name="Tabelle3.A1" office:value-type="string">
            <text:p text:style-name="P191">Stärke</text:p>
          </table:table-cell>
        </table:table-row>
        <table:table-row>
          <table:table-cell table:style-name="Tabelle3.A1" office:value-type="string">
            <text:p text:style-name="Table_20_Contents"><text:span text:style-name="Strong_20_Emphasis">Verhandlung</text:span></text:p>
          </table:table-cell>
          <table:table-cell table:style-name="Tabelle3.A1" office:value-type="string">
            <text:p text:style-name="P191">Charisma</text:p>
          </table:table-cell>
          <table:table-cell table:style-name="Tabelle3.A1" office:value-type="string">
            <text:p text:style-name="P191">Stärke</text:p>
          </table:table-cell>
        </table:table-row>
        <table:table-row>
          <table:table-cell table:style-name="Tabelle3.A1" office:value-type="string">
            <text:p text:style-name="Table_20_Contents"><text:span text:style-name="Strong_20_Emphasis">Kochen</text:span></text:p>
          </table:table-cell>
          <table:table-cell table:style-name="Tabelle3.A1" office:value-type="string">
            <text:p text:style-name="P191">Geschicklichkeit</text:p>
          </table:table-cell>
          <table:table-cell table:style-name="Tabelle3.A1" office:value-type="string">
            <text:p text:style-name="P191">Intelligenz</text:p>
          </table:table-cell>
        </table:table-row>
        <table:table-row>
          <table:table-cell table:style-name="Tabelle3.A1" office:value-type="string">
            <text:p text:style-name="Table_20_Contents"><text:span text:style-name="Strong_20_Emphasis">Schwimmen</text:span></text:p>
          </table:table-cell>
          <table:table-cell table:style-name="Tabelle3.A1" office:value-type="string">
            <text:p text:style-name="P191">Geschicklichkeit</text:p>
          </table:table-cell>
          <table:table-cell table:style-name="Tabelle3.A1" office:value-type="string">
            <text:p text:style-name="P191">Ausdauer</text:p>
          </table:table-cell>
        </table:table-row>
        <table:table-row>
          <table:table-cell table:style-name="Tabelle3.A1" office:value-type="string">
            <text:p text:style-name="Table_20_Contents"><text:span text:style-name="Strong_20_Emphasis">Lügen erkennen</text:span></text:p>
          </table:table-cell>
          <table:table-cell table:style-name="Tabelle3.A1" office:value-type="string">
            <text:p text:style-name="P191">Charisma</text:p>
          </table:table-cell>
          <table:table-cell table:style-name="Tabelle3.A1" office:value-type="string">
            <text:p text:style-name="P191">Sinne</text:p>
          </table:table-cell>
        </table:table-row>
        <table:table-row>
          <table:table-cell table:style-name="Tabelle3.A1" office:value-type="string">
            <text:p text:style-name="P192"><text:span text:style-name="Strong_20_Emphasis"><text:span text:style-name="T71">Führen</text:span></text:span></text:p>
          </table:table-cell>
          <table:table-cell table:style-name="Tabelle3.A1" office:value-type="string">
            <text:p text:style-name="P191">Charisma</text:p>
          </table:table-cell>
          <table:table-cell table:style-name="Tabelle3.A1" office:value-type="string">
            <text:p text:style-name="P191">Willenskraft</text:p>
          </table:table-cell>
        </table:table-row>
        <table:table-row>
          <table:table-cell table:style-name="Tabelle3.A1" office:value-type="string">
            <text:p text:style-name="Table_20_Contents"><text:span text:style-name="Strong_20_Emphasis"><text:span text:style-name="T71">R</text:span></text:span><text:span text:style-name="Strong_20_Emphasis">epar</text:span><text:span text:style-name="Strong_20_Emphasis"><text:span text:style-name="T71">ieren</text:span></text:span></text:p>
          </table:table-cell>
          <table:table-cell table:style-name="Tabelle3.A1" office:value-type="string">
            <text:p text:style-name="P191">Intelligenz</text:p>
          </table:table-cell>
          <table:table-cell table:style-name="Tabelle3.A1" office:value-type="string">
            <text:p text:style-name="P191">Geschicklichkeit</text:p>
          </table:table-cell>
        </table:table-row>
        <table:table-row>
          <table:table-cell table:style-name="Tabelle3.A1" office:value-type="string">
            <text:p text:style-name="P193">Zechen</text:p>
          </table:table-cell>
          <table:table-cell table:style-name="Tabelle3.A1" office:value-type="string">
            <text:p text:style-name="P191">Willenskraft</text:p>
          </table:table-cell>
          <table:table-cell table:style-name="Tabelle3.A1" office:value-type="string">
            <text:p text:style-name="P191">Ausdauer</text:p>
          </table:table-cell>
        </table:table-row>
      </table:table>
      <text:p text:style-name="Text_20_body"/>
      <text:p text:style-name="Text_20_body"/>
      <text:h text:style-name="P19" text:outline-level="1">Charaktererstellung</text:h>
      <text:h text:style-name="Heading_20_2" text:outline-level="2">Wahl: Haupt- und Nebenwert</text:h>
      <text:h text:style-name="Heading_20_3" text:outline-level="3"><text:s/><text:span text:style-name="T72">Haupt und Nebenwert</text:span></text:h>
      <text:p text:style-name="Text_20_body">Der <text:span text:style-name="Default_20_Paragraph_20_Font"><text:span text:style-name="T17">Hauptwert</text:span></text:span> beschreibt das für diesen Charakter entscheidende Merkmal und verleiht diesem Kernwert <text:span text:style-name="T73">2</text:span><text:span text:style-name="T74">5</text:span><text:span text:style-name="Default_20_Paragraph_20_Font"><text:span text:style-name="T17"> Extrapunkte</text:span></text:span>. Es beschreibt das tägliche tun des Charakters.</text:p>
      <text:p text:style-name="Text_20_body">Der <text:span text:style-name="Default_20_Paragraph_20_Font"><text:span text:style-name="T17">Nebenwert</text:span></text:span> beschreibt mehr die Hobby-Aspekte und verleiht einem Kernwert, der unterschiedlich zum Hauptwert sein muss, einen Bonus von <text:span text:style-name="Default_20_Paragraph_20_Font"><text:span text:style-name="T74">15</text:span></text:span><text:span text:style-name="Default_20_Paragraph_20_Font"><text:span text:style-name="T17"> Extrapunkte</text:span></text:span>.</text:p>
      <text:h text:style-name="P194" text:outline-level="4">Beispiele</text:h>
      <text:p text:style-name="P195">Ein Charakter wird als fleißiger Erzschürfer beschrieben. Sein Ersteller wählt somit <text:span text:style-name="T74">Stärke</text:span> als dessen Hauptwert was ihm ein Bonus von <text:span text:style-name="T73">2</text:span><text:span text:style-name="T74">5</text:span><text:span text:style-name="T17"> auf </text:span><text:span text:style-name="T74">Stärke</text:span> verleiht. Abseits seiner Arbeit verbringt der Charakter viel Zeit in der Bibliothek. Somit wählt der Ersteller <text:span text:style-name="T17">Intelligenz</text:span> als Nebenwert und der Charakter erhält somit weiterer <text:span text:style-name="T17">1</text:span><text:span text:style-name="T74">5</text:span><text:span text:style-name="T17"> Punkte auf Intelligenz</text:span>.<text:line-break/>Ohne weitere Modifikation der Kernwerte hat dieser Charakter dann <text:span text:style-name="T74">50</text:span><text:span text:style-name="T17"> </text:span><text:span text:style-name="T74">Stärke</text:span> und <text:span text:style-name="T74">40</text:span><text:span text:style-name="T17"> Intelligenz</text:span>.</text:p>
      <text:h text:style-name="Heading_20_3" text:outline-level="3"><text:s/><text:span text:style-name="T72">Nur Nebenwerte</text:span></text:h>
      <text:p text:style-name="P196">Wird der Charakter eher als ein Generalist beschrieben, ist es auch möglich, <text:span text:style-name="T17">3 Nebenwerte</text:span> zu bestimmen. In diesem Fall werden jeweils <text:span text:style-name="T17">1</text:span><text:span text:style-name="T74">5</text:span><text:span text:style-name="T17"> Punkte</text:span> auf jeweils <text:span text:style-name="T17">unterschiedliche Kernwerte</text:span> verteilt.</text:p>
      <text:h text:style-name="Heading_20_2" text:outline-level="2">Verteilen zusätzlicher Kernwertpunkte</text:h>
      <text:p text:style-name="P197">Anschließend werden 1<text:span text:style-name="T75">0</text:span> Punkte frei auf die Kernwerte verteilt. Dies dürfen auch der Haupt- oder Nebenwert sein.</text:p>
      <text:h text:style-name="P39" text:outline-level="2">Lernen <text:span text:style-name="T76">(</text:span><text:span text:style-name="Strong_20_Emphasis"><text:span text:style-name="T5">Fähigkeit</text:span></text:span><text:span text:style-name="T76">en und </text:span><text:span text:style-name="T19">Speziala</text:span><text:span text:style-name="Strong_20_Emphasis"><text:span text:style-name="T19">ktion</text:span></text:span><text:span text:style-name="T76">en)</text:span></text:h>
      <text:h text:style-name="P198" text:outline-level="3"><text:s/><text:span text:style-name="Strong_20_Emphasis"><text:span text:style-name="T5">Fähigkeit</text:span></text:span><text:span text:style-name="T13">en</text:span><text:span text:style-name="Strong_20_Emphasis"> kaufen und entwickeln</text:span></text:h>
      <text:list text:style-name="L66">
        <text:list-item>
          <text:p text:style-name="P199"><text:span text:style-name="Strong_20_Emphasis">Kaufkosten:</text:span> Um ein<text:span text:style-name="T13">e</text:span> neue <text:span text:style-name="Strong_20_Emphasis"><text:span text:style-name="T3">Fähigkeit</text:span></text:span> zu erwerben, muss ein Spieler mindestens <text:span text:style-name="Strong_20_Emphasis">10 Punkte investieren</text:span>, was den Startwert de<text:span text:style-name="T13">r</text:span> <text:span text:style-name="Strong_20_Emphasis"><text:span text:style-name="T3">Fähigkeit</text:span></text:span> darstellt.</text:p>
        </text:list-item>
        <text:list-item>
          <text:p text:style-name="P199"><text:span text:style-name="Strong_20_Emphasis">Weiterentwicklung:</text:span> Zusätzliche Punkte können hinzugefügt werden, um den Wert de<text:span text:style-name="T13">r</text:span> <text:span text:style-name="Strong_20_Emphasis"><text:span text:style-name="T3">Fähigkeit</text:span></text:span> zu erhöhen.</text:p>
          <text:list>
            <text:list-item>
              <text:p text:style-name="P199"><text:span text:style-name="Strong_20_Emphasis">Kosten pro Punkt:</text:span> 1 EP = +1 auf d<text:span text:style-name="T13">ie </text:span><text:span text:style-name="Strong_20_Emphasis"><text:span text:style-name="T3">Fähigkeit</text:span></text:span>.</text:p>
            </text:list-item>
          </text:list>
        </text:list-item>
        <text:list-item>
          <text:p text:style-name="P200"><text:span text:style-name="Strong_20_Emphasis">Beispiel:</text:span></text:p>
          <text:list>
            <text:list-item>
              <text:p text:style-name="P199">Ein Spieler investiert 10 Punkte in <text:span text:style-name="T13">die </text:span><text:span text:style-name="Strong_20_Emphasis"><text:span text:style-name="T3">Fähigkeit</text:span></text:span> <text:span text:style-name="Emphasis">Klettern</text:span> und erhält einen Startwert von 10.</text:p>
            </text:list-item>
            <text:list-item>
              <text:p text:style-name="P201">Er entscheidet, weitere 15 Punkte zu investieren, sodass sein <text:span text:style-name="Emphasis">Klettern</text:span>-Wert 25 beträgt.</text:p>
            </text:list-item>
          </text:list>
        </text:list-item>
      </text:list>
      <text:p text:style-name="P202"><text:soft-page-break/></text:p>
      <text:h text:style-name="P203" text:outline-level="3"><text:s/><text:span text:style-name="T19">Speziala</text:span><text:span text:style-name="Strong_20_Emphasis"><text:span text:style-name="T19">ktion</text:span></text:span><text:span text:style-name="Strong_20_Emphasis">en kaufen und entwickeln</text:span></text:h>
      <text:p text:style-name="P38"><text:span text:style-name="T20">Speziala</text:span><text:span text:style-name="Strong_20_Emphasis"><text:span text:style-name="T20">ktion</text:span></text:span>en sind spezialisierter als Talente und haben oft einen negativen Startwert (erschwerte Probe).</text:p>
      <text:list text:style-name="L67">
        <text:list-item>
          <text:p text:style-name="P204">Kaufkosten:<text:span text:style-name="T2"> Der Spieler kauft eine </text:span><text:span text:style-name="T20">Speziala</text:span><text:span text:style-name="Strong_20_Emphasis"><text:span text:style-name="T20">ktion indem er 10 EP investiert.</text:span></text:span></text:p>
        </text:list-item>
        <text:list-item>
          <text:p text:style-name="P204"><text:span text:style-name="Strong_20_Emphasis"><text:span text:style-name="T19">Verbesserung:</text:span></text:span><text:span text:style-name="Strong_20_Emphasis"><text:span text:style-name="T20"> Darüber hinaus ist es möglich, Angriff-Spezialaktionen so weit zu verbessern, dass Ihre Schwierigkeit 0 ist.</text:span></text:span></text:p>
          <text:list>
            <text:list-item>
              <text:p text:style-name="P205"><text:span text:style-name="Strong_20_Emphasis"><text:span text:style-name="T77">Beispiel:</text:span></text:span><text:span text:style-name="Strong_20_Emphasis"><text:span text:style-name="T78"> </text:span></text:span></text:p>
              <text:list>
                <text:list-item>
                  <text:p text:style-name="P206"><text:span text:style-name="Strong_20_Emphasis"><text:span text:style-name="T78">Spezialaktion mit Schwierigkeit -10: </text:span></text:span><text:span text:style-name="Strong_20_Emphasis"><text:span text:style-name="T79">10 Punkte nötig</text:span></text:span><text:span text:style-name="Strong_20_Emphasis"><text:span text:style-name="T78">, um sie auf 0 zu bringen.</text:span></text:span></text:p>
                </text:list-item>
                <text:list-item>
                  <text:p text:style-name="P206"><text:span text:style-name="Strong_20_Emphasis"><text:span text:style-name="T78">Die Schwierigkeit eine Spezialaktion kann 0 nicht </text:span></text:span><text:span text:style-name="Strong_20_Emphasis"><text:span text:style-name="T80">unter</text:span></text:span><text:span text:style-name="Strong_20_Emphasis"><text:span text:style-name="T78">schreiten</text:span></text:span></text:p>
                </text:list-item>
              </text:list>
            </text:list-item>
          </text:list>
        </text:list-item>
      </text:list>
      <text:list text:style-name="L68">
        <text:list-item>
          <text:p text:style-name="P207"><text:span text:style-name="Strong_20_Emphasis">Beispiel:</text:span></text:p>
          <text:list>
            <text:list-item>
              <text:p text:style-name="P207">Ein Spieler möchte die <text:span text:style-name="T79">Spezialaktion</text:span> <text:span text:style-name="Emphasis"><text:span text:style-name="T79">Entwaffnen</text:span></text:span> (-10 <text:span text:style-name="T79">Schwierigkeit</text:span>) <text:span text:style-name="T79">erlernen</text:span>. Er investiert 15 Punkte:</text:p>
              <text:list>
                <text:list-item>
                  <text:p text:style-name="P207">10 Punkte, um den <text:span text:style-name="T79">für den Erwerb der Spezialaktion</text:span>.</text:p>
                </text:list-item>
                <text:list-item>
                  <text:p text:style-name="P208">5 Punkte, um d<text:span text:style-name="T79">ie</text:span> <text:span text:style-name="T79">Schwierigkeit zu erleichtern</text:span></text:p>
                </text:list-item>
              </text:list>
            </text:list-item>
          </text:list>
        </text:list-item>
      </text:list>
      <text:p text:style-name="P2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text:style-name="Numbering_20_Symbols" loext:num-list-format="%3%." style:num-suffix="." style:num-format="1">
        <style:list-level-properties/>
      </text:outline-level-style>
      <text:outline-level-style text:level="4" text:style-name="Numbering_20_Symbols" loext:num-list-format="%4%." style:num-suffix="." style:num-format="1">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4-11-09T23:21:00Z</meta:creation-date>
    <dc:date>2024-12-10T12:53:32.640000000</dc:date>
    <meta:editing-cycles>53</meta:editing-cycles>
    <meta:editing-duration>PT11H41M9S</meta:editing-duration>
    <meta:document-statistic meta:table-count="4" meta:image-count="0" meta:object-count="0" meta:page-count="27" meta:paragraph-count="604" meta:word-count="5218" meta:character-count="36827" meta:non-whitespace-character-count="32494"/>
    <meta:template xlink:type="simple" xlink:actuate="onRequest" xlink:title="" xlink:href="Normal.dotm"/>
  </office:meta>
</office:document-meta>
</file>